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FF0000" fo:font-size="28pt" style:font-size-asian="28pt" style:font-size-complex="28pt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4" style:family="table-column">
      <style:table-column-properties style:column-width="1.3777in"/>
    </style:style>
    <style:style style:name="TableColumn5" style:family="table-column">
      <style:table-column-properties style:column-width="3.6701in"/>
    </style:style>
    <style:style style:name="TableColumn6" style:family="table-column">
      <style:table-column-properties style:column-width="1.2201in"/>
    </style:style>
    <style:style style:name="Table3" style:family="table">
      <style:table-properties style:width="6.26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80" style:family="table-column">
      <style:table-column-properties style:column-width="1.6194in"/>
    </style:style>
    <style:style style:name="TableColumn81" style:family="table-column">
      <style:table-column-properties style:column-width="3.659in"/>
    </style:style>
    <style:style style:name="TableColumn82" style:family="table-column">
      <style:table-column-properties style:column-width="0.9895in"/>
    </style:style>
    <style:style style:name="Table79" style:family="table">
      <style:table-properties style:width="6.268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7" style:family="table-row">
      <style:table-row-properties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4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146" style:family="table-column">
      <style:table-column-properties style:column-width="1.5708in"/>
    </style:style>
    <style:style style:name="TableColumn147" style:family="table-column">
      <style:table-column-properties style:column-width="2.8041in"/>
    </style:style>
    <style:style style:name="TableColumn148" style:family="table-column">
      <style:table-column-properties style:column-width="1.893in"/>
    </style:style>
    <style:style style:name="Table145" style:family="table">
      <style:table-properties style:width="6.268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7" style:family="table-row">
      <style:table-row-properties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7" style:family="table-row">
      <style:table-row-properties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1" style:family="table-row">
      <style:table-row-properties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3" style:family="table-row">
      <style:table-row-properties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7" style:family="table-row">
      <style:table-row-properties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1" style:family="table-row">
      <style:table-row-properties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9" style:family="table-row">
      <style:table-row-properties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3" style:family="table-row">
      <style:table-row-properties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7" style:family="table-row">
      <style:table-row-properties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7" style:family="table-row">
      <style:table-row-properties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9" style:family="table-row">
      <style:table-row-properties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3" style:family="table-row">
      <style:table-row-properties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7" style:family="table-row">
      <style:table-row-properties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1" style:family="table-row">
      <style:table-row-properties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5" style:family="table-row">
      <style:table-row-properties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9" style:family="table-row">
      <style:table-row-properties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3" style:family="table-row">
      <style:table-row-properties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6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270" style:family="table-column">
      <style:table-column-properties style:column-width="1.3902in"/>
    </style:style>
    <style:style style:name="TableColumn271" style:family="table-column">
      <style:table-column-properties style:column-width="2.2826in"/>
    </style:style>
    <style:style style:name="TableColumn272" style:family="table-column">
      <style:table-column-properties style:column-width="2.5951in"/>
    </style:style>
    <style:style style:name="Table269" style:family="table">
      <style:table-properties style:width="6.268in" fo:margin-left="0in" table:align="left"/>
    </style:style>
    <style:style style:name="TableRow273" style:family="table-row">
      <style:table-row-properties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1" style:family="table-row">
      <style:table-row-properties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1" style:family="table-row">
      <style:table-row-properties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5" style:family="table-row">
      <style:table-row-properties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9" style:family="table-row">
      <style:table-row-properties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3" style:family="table-row">
      <style:table-row-properties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7" style:family="table-row">
      <style:table-row-properties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1" style:family="table-row">
      <style:table-row-properties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9" style:family="table-row">
      <style:table-row-properties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3" style:family="table-row">
      <style:table-row-properties/>
    </style:style>
    <style:style style:name="TableCell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7" style:family="table-row">
      <style:table-row-properties/>
    </style:style>
    <style:style style:name="TableCell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5" style:family="table-row">
      <style:table-row-properties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9" style:family="table-row">
      <style:table-row-properties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3" style:family="table-row">
      <style:table-row-properties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7" style:family="table-row">
      <style:table-row-properties/>
    </style:style>
    <style:style style:name="TableCell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1" style:family="table-row">
      <style:table-row-properties/>
    </style:style>
    <style:style style:name="TableCell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9" style:family="table-row">
      <style:table-row-properties/>
    </style:style>
    <style:style style:name="TableCell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1" style:family="table-row">
      <style:table-row-properties/>
    </style:style>
    <style:style style:name="TableCell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5" style:family="table-row">
      <style:table-row-properties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9" style:family="table-row">
      <style:table-row-properties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3" style:family="table-row">
      <style:table-row-properties/>
    </style:style>
    <style:style style:name="TableCell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9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399" style:parent-style-name="DefaultParagraphFont" style:family="text">
      <style:text-properties fo:font-weight="bold" style:font-weight-asian="bold" style:font-weight-complex="bold"/>
    </style:style>
    <style:style style:name="P400" style:parent-style-name="Normal" style:list-style-name="LFO1" style:family="paragraph"/>
    <style:style style:name="T401" style:parent-style-name="DefaultParagraphFont" style:family="text">
      <style:text-properties fo:font-weight="bold" style:font-weight-asian="bold" style:font-weight-complex="bold"/>
    </style:style>
    <style:style style:name="P402" style:parent-style-name="Normal" style:list-style-name="LFO1" style:family="paragraph"/>
    <style:style style:name="T403" style:parent-style-name="DefaultParagraphFont" style:family="text">
      <style:text-properties fo:font-weight="bold" style:font-weight-asian="bold" style:font-weight-complex="bold"/>
    </style:style>
    <style:style style:name="P404" style:parent-style-name="Normal" style:list-style-name="LFO1" style:family="paragraph"/>
    <style:style style:name="T405" style:parent-style-name="DefaultParagraphFont" style:family="text">
      <style:text-properties fo:font-weight="bold" style:font-weight-asian="bold" style:font-weight-complex="bold"/>
    </style:style>
    <style:style style:name="T406" style:parent-style-name="DefaultParagraphFont" style:family="text">
      <style:text-properties fo:font-weight="bold" style:font-weight-asian="bold" style:font-weight-complex="bold"/>
    </style:style>
    <style:style style:name="P407" style:parent-style-name="Normal" style:list-style-name="LFO2" style:family="paragraph"/>
    <style:style style:name="T408" style:parent-style-name="DefaultParagraphFont" style:family="text">
      <style:text-properties fo:font-weight="bold" style:font-weight-asian="bold" style:font-weight-complex="bold"/>
    </style:style>
    <style:style style:name="P409" style:parent-style-name="Normal" style:list-style-name="LFO2" style:family="paragraph"/>
    <style:style style:name="T410" style:parent-style-name="DefaultParagraphFont" style:family="text">
      <style:text-properties fo:font-weight="bold" style:font-weight-asian="bold" style:font-weight-complex="bold"/>
    </style:style>
    <style:style style:name="P411" style:parent-style-name="Normal" style:list-style-name="LFO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12" style:parent-style-name="DefaultParagraphFont" style:family="text">
      <style:text-properties fo:font-weight="bold" style:font-weight-asian="bold" style:font-weight-complex="bold"/>
    </style:style>
    <style:style style:name="P413" style:parent-style-name="Normal" style:family="paragraph">
      <style:paragraph-properties fo:margin-bottom="0in" style:line-height-at-least="0.4375in" fo:background-color="#FFFFFF">
        <style:background-fill draw:fill="solid" draw:fill-color="#FFFFFF"/>
      </style:paragraph-properties>
      <style:text-properties style:font-name="Source Sans Pro" style:font-name-asian="Times New Roman" style:font-name-complex="Times New Roman" fo:font-weight="bold" style:font-weight-asian="bold" style:font-weight-complex="bold" fo:color="#111111" style:letter-kerning="false" fo:font-size="20pt" style:font-size-asian="20pt" style:font-size-complex="20pt" style:language-asian="en" style:country-asian="IN"/>
    </style:style>
    <style:style style:name="TableColumn415" style:family="table-column">
      <style:table-column-properties style:column-width="1.6673in"/>
    </style:style>
    <style:style style:name="TableColumn416" style:family="table-column">
      <style:table-column-properties style:column-width="2.5243in"/>
    </style:style>
    <style:style style:name="TableColumn417" style:family="table-column">
      <style:table-column-properties style:column-width="2.0763in"/>
    </style:style>
    <style:style style:name="Table414" style:family="table">
      <style:table-properties style:width="6.268in" fo:margin-left="0in" table:align="left"/>
    </style:style>
    <style:style style:name="TableRow418" style:family="table-row">
      <style:table-row-properties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2" style:family="table-row">
      <style:table-row-properties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6" style:family="table-row">
      <style:table-row-properties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0" style:family="table-row">
      <style:table-row-properties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4" style:family="table-row">
      <style:table-row-properties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8" style:family="table-row">
      <style:table-row-properties/>
    </style:style>
    <style:style style:name="TableCell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2" style:family="table-row">
      <style:table-row-properties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6" style:family="table-row">
      <style:table-row-properties/>
    </style:style>
    <style:style style:name="TableCell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0" style:family="table-row">
      <style:table-row-properties/>
    </style:style>
    <style:style style:name="TableCell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4" style:family="table-row">
      <style:table-row-properties/>
    </style:style>
    <style:style style:name="TableCell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8" style:family="table-row">
      <style:table-row-properties/>
    </style:style>
    <style:style style:name="TableCell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2" style:family="table-row">
      <style:table-row-properties/>
    </style:style>
    <style:style style:name="TableCell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0" style:family="table-row">
      <style:table-row-properties/>
    </style:style>
    <style:style style:name="TableCell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4" style:family="table-row">
      <style:table-row-properties/>
    </style:style>
    <style:style style:name="TableCell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8" style:family="table-row">
      <style:table-row-properties/>
    </style:style>
    <style:style style:name="TableCell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2" style:family="table-row">
      <style:table-row-properties/>
    </style:style>
    <style:style style:name="TableCell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6" style:family="table-row">
      <style:table-row-properties/>
    </style:style>
    <style:style style:name="TableCell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0" style:family="table-row">
      <style:table-row-properties/>
    </style:style>
    <style:style style:name="TableCell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4" style:family="table-row">
      <style:table-row-properties/>
    </style:style>
    <style:style style:name="TableCell4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9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501" style:family="table-column">
      <style:table-column-properties style:column-width="1.3145in"/>
    </style:style>
    <style:style style:name="TableColumn502" style:family="table-column">
      <style:table-column-properties style:column-width="2.2375in"/>
    </style:style>
    <style:style style:name="TableColumn503" style:family="table-column">
      <style:table-column-properties style:column-width="2.7159in"/>
    </style:style>
    <style:style style:name="Table500" style:family="table">
      <style:table-properties style:width="6.268in" fo:margin-left="0in" table:align="left"/>
    </style:style>
    <style:style style:name="TableRow504" style:family="table-row">
      <style:table-row-properties/>
    </style:style>
    <style:style style:name="TableCell5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8" style:family="table-row">
      <style:table-row-properties/>
    </style:style>
    <style:style style:name="TableCell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2" style:family="table-row">
      <style:table-row-properties/>
    </style:style>
    <style:style style:name="TableCell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6" style:family="table-row">
      <style:table-row-properties/>
    </style:style>
    <style:style style:name="TableCell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0" style:family="table-row">
      <style:table-row-properties/>
    </style:style>
    <style:style style:name="TableCell5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4" style:family="table-row">
      <style:table-row-properties/>
    </style:style>
    <style:style style:name="TableCell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8" style:family="table-row">
      <style:table-row-properties/>
    </style:style>
    <style:style style:name="TableCell5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2" style:family="table-row">
      <style:table-row-properties/>
    </style:style>
    <style:style style:name="TableCell5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6" style:family="table-row">
      <style:table-row-properties/>
    </style:style>
    <style:style style:name="TableCell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40" style:family="table-row">
      <style:table-row-properties/>
    </style:style>
    <style:style style:name="TableCell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44" style:family="table-row">
      <style:table-row-properties/>
    </style:style>
    <style:style style:name="TableCell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48" style:family="table-row">
      <style:table-row-properties/>
    </style:style>
    <style:style style:name="TableCell5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52" style:family="table-row">
      <style:table-row-properties/>
    </style:style>
    <style:style style:name="TableCell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56" style:family="table-row">
      <style:table-row-properties/>
    </style:style>
    <style:style style:name="TableCell5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60" style:family="table-row">
      <style:table-row-properties/>
    </style:style>
    <style:style style:name="TableCell5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64" style:family="table-row">
      <style:table-row-properties/>
    </style:style>
    <style:style style:name="TableCell5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68" style:family="table-row">
      <style:table-row-properties/>
    </style:style>
    <style:style style:name="TableCell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72" style:family="table-row">
      <style:table-row-properties/>
    </style:style>
    <style:style style:name="TableCell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76" style:family="table-row">
      <style:table-row-properties/>
    </style:style>
    <style:style style:name="TableCell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0" style:family="table-row">
      <style:table-row-properties/>
    </style:style>
    <style:style style:name="TableCell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4" style:family="table-row">
      <style:table-row-properties/>
    </style:style>
    <style:style style:name="TableCell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8" style:family="table-row">
      <style:table-row-properties/>
    </style:style>
    <style:style style:name="TableCell5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2" style:family="table-row">
      <style:table-row-properties/>
    </style:style>
    <style:style style:name="TableCell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6" style:family="table-row">
      <style:table-row-properties/>
    </style:style>
    <style:style style:name="TableCell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0" style:family="table-row">
      <style:table-row-properties/>
    </style:style>
    <style:style style:name="TableCell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4" style:family="table-row">
      <style:table-row-properties/>
    </style:style>
    <style:style style:name="TableCell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8" style:family="table-row">
      <style:table-row-properties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12" style:family="table-row">
      <style:table-row-properties/>
    </style:style>
    <style:style style:name="TableCell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16" style:family="table-row">
      <style:table-row-properties/>
    </style:style>
    <style:style style:name="TableCell6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20" style:family="table-row">
      <style:table-row-properties/>
    </style:style>
    <style:style style:name="TableCell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24" style:family="table-row">
      <style:table-row-properties/>
    </style:style>
    <style:style style:name="TableCell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28" style:family="table-row">
      <style:table-row-properties/>
    </style:style>
    <style:style style:name="TableCell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32" style:family="table-row">
      <style:table-row-properties/>
    </style:style>
    <style:style style:name="TableCell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36" style:family="table-row">
      <style:table-row-properties/>
    </style:style>
    <style:style style:name="TableCell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0" style:family="table-row">
      <style:table-row-properties/>
    </style:style>
    <style:style style:name="TableCell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4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647" style:family="table-column">
      <style:table-column-properties style:column-width="1.6819in"/>
    </style:style>
    <style:style style:name="TableColumn648" style:family="table-column">
      <style:table-column-properties style:column-width="2.8097in"/>
    </style:style>
    <style:style style:name="TableColumn649" style:family="table-column">
      <style:table-column-properties style:column-width="1.7763in"/>
    </style:style>
    <style:style style:name="Table646" style:family="table">
      <style:table-properties style:width="6.268in" fo:margin-left="0in" table:align="left"/>
    </style:style>
    <style:style style:name="TableRow650" style:family="table-row">
      <style:table-row-properties/>
    </style:style>
    <style:style style:name="TableCell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54" style:family="table-row">
      <style:table-row-properties/>
    </style:style>
    <style:style style:name="TableCell6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58" style:family="table-row">
      <style:table-row-properties/>
    </style:style>
    <style:style style:name="TableCell6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2" style:family="table-row">
      <style:table-row-properties/>
    </style:style>
    <style:style style:name="TableCell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6" style:family="table-row">
      <style:table-row-properties/>
    </style:style>
    <style:style style:name="TableCell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0" style:family="table-row">
      <style:table-row-properties/>
    </style:style>
    <style:style style:name="TableCell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4" style:family="table-row">
      <style:table-row-properties/>
    </style:style>
    <style:style style:name="TableCell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8" style:family="table-row">
      <style:table-row-properties/>
    </style:style>
    <style:style style:name="TableCell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82" style:family="table-row">
      <style:table-row-properties/>
    </style:style>
    <style:style style:name="TableCell6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86" style:family="table-row">
      <style:table-row-properties/>
    </style:style>
    <style:style style:name="TableCell6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0" style:family="table-row">
      <style:table-row-properties/>
    </style:style>
    <style:style style:name="TableCell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4" style:family="table-row">
      <style:table-row-properties/>
    </style:style>
    <style:style style:name="TableCell6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9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701" style:family="table-column">
      <style:table-column-properties style:column-width="1.7861in"/>
    </style:style>
    <style:style style:name="TableColumn702" style:family="table-column">
      <style:table-column-properties style:column-width="2.5125in"/>
    </style:style>
    <style:style style:name="TableColumn703" style:family="table-column">
      <style:table-column-properties style:column-width="1.9694in"/>
    </style:style>
    <style:style style:name="Table700" style:family="table">
      <style:table-properties style:width="6.268in" fo:margin-left="0in" table:align="left"/>
    </style:style>
    <style:style style:name="TableRow704" style:family="table-row">
      <style:table-row-properties/>
    </style:style>
    <style:style style:name="TableCell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8" style:family="table-row">
      <style:table-row-properties/>
    </style:style>
    <style:style style:name="TableCell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12" style:family="table-row">
      <style:table-row-properties/>
    </style:style>
    <style:style style:name="TableCell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16" style:family="table-row">
      <style:table-row-properties/>
    </style:style>
    <style:style style:name="TableCell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0" style:family="table-row">
      <style:table-row-properties/>
    </style:style>
    <style:style style:name="TableCell7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4" style:family="table-row">
      <style:table-row-properties/>
    </style:style>
    <style:style style:name="TableCell7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8" style:family="table-row">
      <style:table-row-properties/>
    </style:style>
    <style:style style:name="TableCell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2" style:family="table-row">
      <style:table-row-properties/>
    </style:style>
    <style:style style:name="TableCell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6" style:family="table-row">
      <style:table-row-properties/>
    </style:style>
    <style:style style:name="TableCell7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40" style:family="table-row">
      <style:table-row-properties/>
    </style:style>
    <style:style style:name="TableCell7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4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747" style:family="table-column">
      <style:table-column-properties style:column-width="1.6006in"/>
    </style:style>
    <style:style style:name="TableColumn748" style:family="table-column">
      <style:table-column-properties style:column-width="2.9826in"/>
    </style:style>
    <style:style style:name="TableColumn749" style:family="table-column">
      <style:table-column-properties style:column-width="1.6847in"/>
    </style:style>
    <style:style style:name="Table746" style:family="table">
      <style:table-properties style:width="6.268in" fo:margin-left="0in" table:align="left"/>
    </style:style>
    <style:style style:name="TableRow750" style:family="table-row">
      <style:table-row-properties/>
    </style:style>
    <style:style style:name="TableCell7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8" style:family="table-row">
      <style:table-row-properties/>
    </style:style>
    <style:style style:name="TableCell7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2" style:family="table-row">
      <style:table-row-properties/>
    </style:style>
    <style:style style:name="TableCell7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6" style:family="table-row">
      <style:table-row-properties/>
    </style:style>
    <style:style style:name="TableCell7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70" style:family="table-row">
      <style:table-row-properties/>
    </style:style>
    <style:style style:name="TableCell7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74" style:family="table-row">
      <style:table-row-properties/>
    </style:style>
    <style:style style:name="TableCell7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78" style:family="table-row">
      <style:table-row-properties/>
    </style:style>
    <style:style style:name="TableCell7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82" style:family="table-row">
      <style:table-row-properties/>
    </style:style>
    <style:style style:name="TableCell7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86" style:family="table-row">
      <style:table-row-properties/>
    </style:style>
    <style:style style:name="TableCell7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0" style:family="table-row">
      <style:table-row-properties/>
    </style:style>
    <style:style style:name="TableCell7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4" style:family="table-row">
      <style:table-row-properties/>
    </style:style>
    <style:style style:name="TableCell7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8" style:family="table-row">
      <style:table-row-properties/>
    </style:style>
    <style:style style:name="TableCell7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02" style:family="table-row">
      <style:table-row-properties/>
    </style:style>
    <style:style style:name="TableCell8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06" style:family="table-row">
      <style:table-row-properties/>
    </style:style>
    <style:style style:name="TableCell8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0" style:family="table-row">
      <style:table-row-properties/>
    </style:style>
    <style:style style:name="TableCell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4" style:family="table-row">
      <style:table-row-properties/>
    </style:style>
    <style:style style:name="TableCell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8" style:family="table-row">
      <style:table-row-properties/>
    </style:style>
    <style:style style:name="TableCell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22" style:family="table-row">
      <style:table-row-properties/>
    </style:style>
    <style:style style:name="TableCell8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26" style:family="table-row">
      <style:table-row-properties/>
    </style:style>
    <style:style style:name="TableCell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3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833" style:family="table-column">
      <style:table-column-properties style:column-width="1.1375in"/>
    </style:style>
    <style:style style:name="TableColumn834" style:family="table-column">
      <style:table-column-properties style:column-width="1.7256in"/>
    </style:style>
    <style:style style:name="TableColumn835" style:family="table-column">
      <style:table-column-properties style:column-width="1.8416in"/>
    </style:style>
    <style:style style:name="TableColumn836" style:family="table-column">
      <style:table-column-properties style:column-width="1.5631in"/>
    </style:style>
    <style:style style:name="Table832" style:family="table">
      <style:table-properties style:width="6.268in" fo:margin-left="0in" table:align="left"/>
    </style:style>
    <style:style style:name="TableRow837" style:family="table-row">
      <style:table-row-properties/>
    </style:style>
    <style:style style:name="TableCell8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42" style:family="table-row">
      <style:table-row-properties/>
    </style:style>
    <style:style style:name="TableCell8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47" style:family="table-row">
      <style:table-row-properties/>
    </style:style>
    <style:style style:name="TableCell8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2" style:family="table-row">
      <style:table-row-properties/>
    </style:style>
    <style:style style:name="TableCell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7" style:family="table-row">
      <style:table-row-properties/>
    </style:style>
    <style:style style:name="TableCell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62" style:family="table-row">
      <style:table-row-properties/>
    </style:style>
    <style:style style:name="TableCell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67" style:family="table-row">
      <style:table-row-properties/>
    </style:style>
    <style:style style:name="TableCell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72" style:family="table-row">
      <style:table-row-properties/>
    </style:style>
    <style:style style:name="TableCell8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77" style:family="table-row">
      <style:table-row-properties/>
    </style:style>
    <style:style style:name="TableCell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82" style:family="table-row">
      <style:table-row-properties/>
    </style:style>
    <style:style style:name="TableCell8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87" style:family="table-row">
      <style:table-row-properties/>
    </style:style>
    <style:style style:name="TableCell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92" style:family="table-row">
      <style:table-row-properties/>
    </style:style>
    <style:style style:name="TableCell8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97" style:family="table-row">
      <style:table-row-properties/>
    </style:style>
    <style:style style:name="TableCell8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2" style:family="table-row">
      <style:table-row-properties/>
    </style:style>
    <style:style style:name="TableCell9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7" style:family="table-row">
      <style:table-row-properties/>
    </style:style>
    <style:style style:name="TableCell9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2" style:family="table-row">
      <style:table-row-properties/>
    </style:style>
    <style:style style:name="TableCell9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7" style:family="table-row">
      <style:table-row-properties/>
    </style:style>
    <style:style style:name="TableCell9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92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925" style:family="table-column">
      <style:table-column-properties style:column-width="1.5687in"/>
    </style:style>
    <style:style style:name="TableColumn926" style:family="table-column">
      <style:table-column-properties style:column-width="3.0381in"/>
    </style:style>
    <style:style style:name="TableColumn927" style:family="table-column">
      <style:table-column-properties style:column-width="1.6611in"/>
    </style:style>
    <style:style style:name="Table924" style:family="table">
      <style:table-properties style:width="6.268in" fo:margin-left="0in" table:align="left"/>
    </style:style>
    <style:style style:name="TableRow928" style:family="table-row">
      <style:table-row-properties/>
    </style:style>
    <style:style style:name="TableCell9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2" style:family="table-row">
      <style:table-row-properties/>
    </style:style>
    <style:style style:name="TableCell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40" style:family="table-row">
      <style:table-row-properties/>
    </style:style>
    <style:style style:name="TableCell9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44" style:family="table-row">
      <style:table-row-properties/>
    </style:style>
    <style:style style:name="TableCell9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48" style:family="table-row">
      <style:table-row-properties/>
    </style:style>
    <style:style style:name="TableCell9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52" style:family="table-row">
      <style:table-row-properties/>
    </style:style>
    <style:style style:name="TableCell9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54" style:parent-style-name="DefaultParagraphFont" style:family="text">
      <style:text-properties fo:font-weight="bold" style:font-weight-asian="bold" style:font-weight-complex="bold"/>
    </style:style>
    <style:style style:name="TableCell9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57" style:family="table-row">
      <style:table-row-properties/>
    </style:style>
    <style:style style:name="TableCell9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61" style:family="table-row">
      <style:table-row-properties/>
    </style:style>
    <style:style style:name="TableCell9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65" style:family="table-row">
      <style:table-row-properties/>
    </style:style>
    <style:style style:name="TableCell9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69" style:family="table-row">
      <style:table-row-properties/>
    </style:style>
    <style:style style:name="TableCell9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97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975" style:parent-style-name="DefaultParagraphFont" style:family="text">
      <style:text-properties fo:font-weight="bold" style:font-weight-asian="bold" style:font-weight-complex="bold"/>
    </style:style>
    <style:style style:name="P976" style:parent-style-name="Normal" style:list-style-name="LFO3" style:family="paragraph"/>
    <style:style style:name="T977" style:parent-style-name="DefaultParagraphFont" style:family="text">
      <style:text-properties fo:font-weight="bold" style:font-weight-asian="bold" style:font-weight-complex="bold"/>
    </style:style>
    <style:style style:name="P978" style:parent-style-name="Normal" style:list-style-name="LFO3" style:family="paragraph"/>
    <style:style style:name="T979" style:parent-style-name="DefaultParagraphFont" style:family="text">
      <style:text-properties fo:font-weight="bold" style:font-weight-asian="bold" style:font-weight-complex="bold"/>
    </style:style>
    <style:style style:name="T980" style:parent-style-name="DefaultParagraphFont" style:family="text">
      <style:text-properties fo:font-weight="bold" style:font-weight-asian="bold" style:font-weight-complex="bold"/>
    </style:style>
    <style:style style:name="P981" style:parent-style-name="Normal" style:list-style-name="LFO4" style:family="paragraph"/>
    <style:style style:name="T982" style:parent-style-name="DefaultParagraphFont" style:family="text">
      <style:text-properties fo:font-weight="bold" style:font-weight-asian="bold" style:font-weight-complex="bold"/>
    </style:style>
    <style:style style:name="P983" style:parent-style-name="Normal" style:list-style-name="LFO4" style:family="paragraph"/>
    <style:style style:name="T984" style:parent-style-name="DefaultParagraphFont" style:family="text">
      <style:text-properties fo:font-weight="bold" style:font-weight-asian="bold" style:font-weight-complex="bold"/>
    </style:style>
    <style:style style:name="T985" style:parent-style-name="DefaultParagraphFont" style:family="text">
      <style:text-properties fo:font-weight="bold" style:font-weight-asian="bold" style:font-weight-complex="bold"/>
    </style:style>
    <style:style style:name="P986" style:parent-style-name="Normal" style:list-style-name="LFO5" style:family="paragraph"/>
    <style:style style:name="T987" style:parent-style-name="DefaultParagraphFont" style:family="text">
      <style:text-properties fo:font-weight="bold" style:font-weight-asian="bold" style:font-weight-complex="bold"/>
    </style:style>
    <style:style style:name="P988" style:parent-style-name="Normal" style:list-style-name="LFO5" style:family="paragraph"/>
    <style:style style:name="T989" style:parent-style-name="DefaultParagraphFont" style:family="text">
      <style:text-properties fo:font-weight="bold" style:font-weight-asian="bold" style:font-weight-complex="bold"/>
    </style:style>
    <style:style style:name="T990" style:parent-style-name="DefaultParagraphFont" style:family="text">
      <style:text-properties fo:font-weight="bold" style:font-weight-asian="bold" style:font-weight-complex="bold"/>
    </style:style>
    <style:style style:name="P991" style:parent-style-name="Normal" style:list-style-name="LFO6" style:family="paragraph"/>
    <style:style style:name="T992" style:parent-style-name="DefaultParagraphFont" style:family="text">
      <style:text-properties fo:font-weight="bold" style:font-weight-asian="bold" style:font-weight-complex="bold"/>
    </style:style>
    <style:style style:name="P993" style:parent-style-name="Normal" style:list-style-name="LFO6" style:family="paragraph"/>
    <style:style style:name="T994" style:parent-style-name="DefaultParagraphFont" style:family="text">
      <style:text-properties fo:font-weight="bold" style:font-weight-asian="bold" style:font-weight-complex="bold"/>
    </style:style>
    <style:style style:name="T995" style:parent-style-name="DefaultParagraphFont" style:family="text">
      <style:text-properties fo:font-weight="bold" style:font-weight-asian="bold" style:font-weight-complex="bold"/>
    </style:style>
    <style:style style:name="P996" style:parent-style-name="Normal" style:list-style-name="LFO7" style:family="paragraph"/>
    <style:style style:name="T997" style:parent-style-name="DefaultParagraphFont" style:family="text">
      <style:text-properties fo:font-weight="bold" style:font-weight-asian="bold" style:font-weight-complex="bold"/>
    </style:style>
    <style:style style:name="P998" style:parent-style-name="Normal" style:list-style-name="LFO7" style:family="paragraph"/>
    <style:style style:name="T999" style:parent-style-name="DefaultParagraphFont" style:family="text">
      <style:text-properties fo:font-weight="bold" style:font-weight-asian="bold" style:font-weight-complex="bold"/>
    </style:style>
    <style:style style:name="T1000" style:parent-style-name="DefaultParagraphFont" style:family="text">
      <style:text-properties fo:font-weight="bold" style:font-weight-asian="bold" style:font-weight-complex="bold"/>
    </style:style>
    <style:style style:name="P1001" style:parent-style-name="Normal" style:list-style-name="LFO8" style:family="paragraph"/>
    <style:style style:name="T1002" style:parent-style-name="DefaultParagraphFont" style:family="text">
      <style:text-properties fo:font-weight="bold" style:font-weight-asian="bold" style:font-weight-complex="bold"/>
    </style:style>
    <style:style style:name="P1003" style:parent-style-name="Normal" style:list-style-name="LFO8" style:family="paragraph"/>
    <style:style style:name="T1004" style:parent-style-name="DefaultParagraphFont" style:family="text">
      <style:text-properties fo:font-weight="bold" style:font-weight-asian="bold" style:font-weight-complex="bold"/>
    </style:style>
    <style:style style:name="T1005" style:parent-style-name="DefaultParagraphFont" style:family="text">
      <style:text-properties fo:font-weight="bold" style:font-weight-asian="bold" style:font-weight-complex="bold"/>
    </style:style>
    <style:style style:name="P1006" style:parent-style-name="Normal" style:list-style-name="LFO9" style:family="paragraph"/>
    <style:style style:name="T1007" style:parent-style-name="DefaultParagraphFont" style:family="text">
      <style:text-properties fo:font-weight="bold" style:font-weight-asian="bold" style:font-weight-complex="bold"/>
    </style:style>
    <style:style style:name="P1008" style:parent-style-name="Normal" style:list-style-name="LFO9" style:family="paragraph"/>
    <style:style style:name="T1009" style:parent-style-name="DefaultParagraphFont" style:family="text">
      <style:text-properties fo:font-weight="bold" style:font-weight-asian="bold" style:font-weight-complex="bold"/>
    </style:style>
    <style:style style:name="T1010" style:parent-style-name="DefaultParagraphFont" style:family="text">
      <style:text-properties fo:font-weight="bold" style:font-weight-asian="bold" style:font-weight-complex="bold"/>
    </style:style>
    <style:style style:name="P1011" style:parent-style-name="Normal" style:list-style-name="LFO10" style:family="paragraph"/>
    <style:style style:name="T1012" style:parent-style-name="DefaultParagraphFont" style:family="text">
      <style:text-properties fo:font-weight="bold" style:font-weight-asian="bold" style:font-weight-complex="bold"/>
    </style:style>
    <style:style style:name="P1013" style:parent-style-name="Normal" style:list-style-name="LFO10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014" style:parent-style-name="DefaultParagraphFont" style:family="text">
      <style:text-properties fo:font-weight="bold" style:font-weight-asian="bold" style:font-weight-complex="bold"/>
    </style:style>
    <style:style style:name="P1015" style:parent-style-name="Normal" style:family="paragraph">
      <style:paragraph-properties fo:margin-bottom="0in" style:line-height-at-least="0.4375in" fo:background-color="#FFFFFF">
        <style:background-fill draw:fill="solid" draw:fill-color="#FFFFFF"/>
      </style:paragraph-properties>
      <style:text-properties style:font-name="Source Sans Pro" style:font-name-asian="Times New Roman" style:font-name-complex="Times New Roman" fo:font-weight="bold" style:font-weight-asian="bold" style:font-weight-complex="bold" fo:color="#111111" style:letter-kerning="false" fo:font-size="20pt" style:font-size-asian="20pt" style:font-size-complex="20pt" style:language-asian="en" style:country-asian="IN"/>
    </style:style>
    <style:style style:name="TableColumn1017" style:family="table-column">
      <style:table-column-properties style:column-width="1.6076in"/>
    </style:style>
    <style:style style:name="TableColumn1018" style:family="table-column">
      <style:table-column-properties style:column-width="2.9381in"/>
    </style:style>
    <style:style style:name="TableColumn1019" style:family="table-column">
      <style:table-column-properties style:column-width="1.7222in"/>
    </style:style>
    <style:style style:name="Table1016" style:family="table">
      <style:table-properties style:width="6.268in" fo:margin-left="0in" table:align="left"/>
    </style:style>
    <style:style style:name="TableRow1020" style:family="table-row">
      <style:table-row-properties/>
    </style:style>
    <style:style style:name="TableCell10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24" style:family="table-row">
      <style:table-row-properties/>
    </style:style>
    <style:style style:name="TableCell10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28" style:family="table-row">
      <style:table-row-properties/>
    </style:style>
    <style:style style:name="TableCell10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32" style:family="table-row">
      <style:table-row-properties/>
    </style:style>
    <style:style style:name="TableCell10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36" style:family="table-row">
      <style:table-row-properties/>
    </style:style>
    <style:style style:name="TableCell10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40" style:family="table-row">
      <style:table-row-properties/>
    </style:style>
    <style:style style:name="TableCell10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44" style:family="table-row">
      <style:table-row-properties/>
    </style:style>
    <style:style style:name="TableCell10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48" style:family="table-row">
      <style:table-row-properties/>
    </style:style>
    <style:style style:name="TableCell10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52" style:family="table-row">
      <style:table-row-properties/>
    </style:style>
    <style:style style:name="TableCell10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56" style:family="table-row">
      <style:table-row-properties/>
    </style:style>
    <style:style style:name="TableCell10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60" style:family="table-row">
      <style:table-row-properties/>
    </style:style>
    <style:style style:name="TableCell10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64" style:family="table-row">
      <style:table-row-properties/>
    </style:style>
    <style:style style:name="TableCell10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68" style:family="table-row">
      <style:table-row-properties/>
    </style:style>
    <style:style style:name="TableCell10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7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1075" style:family="table-column">
      <style:table-column-properties style:column-width="1.5111in"/>
    </style:style>
    <style:style style:name="TableColumn1076" style:family="table-column">
      <style:table-column-properties style:column-width="3.1736in"/>
    </style:style>
    <style:style style:name="TableColumn1077" style:family="table-column">
      <style:table-column-properties style:column-width="1.5833in"/>
    </style:style>
    <style:style style:name="Table1074" style:family="table">
      <style:table-properties style:width="6.268in" fo:margin-left="0in" table:align="left"/>
    </style:style>
    <style:style style:name="TableRow1078" style:family="table-row">
      <style:table-row-properties/>
    </style:style>
    <style:style style:name="TableCell10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82" style:family="table-row">
      <style:table-row-properties/>
    </style:style>
    <style:style style:name="TableCell10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86" style:family="table-row">
      <style:table-row-properties/>
    </style:style>
    <style:style style:name="TableCell10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90" style:family="table-row">
      <style:table-row-properties/>
    </style:style>
    <style:style style:name="TableCell10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94" style:family="table-row">
      <style:table-row-properties/>
    </style:style>
    <style:style style:name="TableCell10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98" style:family="table-row">
      <style:table-row-properties/>
    </style:style>
    <style:style style:name="TableCell10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02" style:family="table-row">
      <style:table-row-properties/>
    </style:style>
    <style:style style:name="TableCell1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06" style:family="table-row">
      <style:table-row-properties/>
    </style:style>
    <style:style style:name="TableCell1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0" style:family="table-row">
      <style:table-row-properties/>
    </style:style>
    <style:style style:name="TableCell1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4" style:family="table-row">
      <style:table-row-properties/>
    </style:style>
    <style:style style:name="TableCell1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8" style:family="table-row">
      <style:table-row-properties/>
    </style:style>
    <style:style style:name="TableCell1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12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1129" style:family="table-column">
      <style:table-column-properties style:column-width="1.6951in"/>
    </style:style>
    <style:style style:name="TableColumn1130" style:family="table-column">
      <style:table-column-properties style:column-width="2.8777in"/>
    </style:style>
    <style:style style:name="TableColumn1131" style:family="table-column">
      <style:table-column-properties style:column-width="1.6951in"/>
    </style:style>
    <style:style style:name="Table1128" style:family="table">
      <style:table-properties style:width="6.268in" fo:margin-left="0in" table:align="left"/>
    </style:style>
    <style:style style:name="TableRow1132" style:family="table-row">
      <style:table-row-properties/>
    </style:style>
    <style:style style:name="TableCell1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36" style:family="table-row">
      <style:table-row-properties/>
    </style:style>
    <style:style style:name="TableCell1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0" style:family="table-row">
      <style:table-row-properties/>
    </style:style>
    <style:style style:name="TableCell1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4" style:family="table-row">
      <style:table-row-properties/>
    </style:style>
    <style:style style:name="TableCell1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8" style:family="table-row">
      <style:table-row-properties/>
    </style:style>
    <style:style style:name="TableCell1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153" style:parent-style-name="Normal" style:family="paragraph">
      <style:text-properties fo:color="#FF0000" fo:font-size="28pt" style:font-size-asian="28pt" style:font-size-complex="28pt"/>
    </style:style>
    <style:style style:name="TableColumn1155" style:family="table-column">
      <style:table-column-properties style:column-width="1.9381in"/>
    </style:style>
    <style:style style:name="TableColumn1156" style:family="table-column">
      <style:table-column-properties style:column-width="2.1597in"/>
    </style:style>
    <style:style style:name="TableColumn1157" style:family="table-column">
      <style:table-column-properties style:column-width="2.1701in"/>
    </style:style>
    <style:style style:name="Table1154" style:family="table">
      <style:table-properties style:width="6.268in" fo:margin-left="0in" table:align="left"/>
    </style:style>
    <style:style style:name="TableRow1158" style:family="table-row">
      <style:table-row-properties/>
    </style:style>
    <style:style style:name="TableCell1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62" style:family="table-row">
      <style:table-row-properties/>
    </style:style>
    <style:style style:name="TableCell1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66" style:family="table-row">
      <style:table-row-properties/>
    </style:style>
    <style:style style:name="TableCell1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70" style:family="table-row">
      <style:table-row-properties/>
    </style:style>
    <style:style style:name="TableCell1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74" style:family="table-row">
      <style:table-row-properties/>
    </style:style>
    <style:style style:name="TableCell1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78" style:family="table-row">
      <style:table-row-properties/>
    </style:style>
    <style:style style:name="TableCell1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2" style:family="table-row">
      <style:table-row-properties/>
    </style:style>
    <style:style style:name="TableCell1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6" style:family="table-row">
      <style:table-row-properties/>
    </style:style>
    <style:style style:name="TableCell1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90" style:family="table-row">
      <style:table-row-properties/>
    </style:style>
    <style:style style:name="TableCell1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94" style:family="table-row">
      <style:table-row-properties/>
    </style:style>
    <style:style style:name="TableCell1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98" style:family="table-row">
      <style:table-row-properties/>
    </style:style>
    <style:style style:name="TableCell1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02" style:family="table-row">
      <style:table-row-properties/>
    </style:style>
    <style:style style:name="TableCell1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06" style:family="table-row">
      <style:table-row-properties/>
    </style:style>
    <style:style style:name="TableCell1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10" style:family="table-row">
      <style:table-row-properties/>
    </style:style>
    <style:style style:name="TableCell1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14" style:family="table-row">
      <style:table-row-properties/>
    </style:style>
    <style:style style:name="TableCell1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18" style:family="table-row">
      <style:table-row-properties/>
    </style:style>
    <style:style style:name="TableCell1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22" style:family="table-row">
      <style:table-row-properties/>
    </style:style>
    <style:style style:name="TableCell1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26" style:family="table-row">
      <style:table-row-properties/>
    </style:style>
    <style:style style:name="TableCell1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0" style:family="table-row">
      <style:table-row-properties/>
    </style:style>
    <style:style style:name="TableCell1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4" style:family="table-row">
      <style:table-row-properties/>
    </style:style>
    <style:style style:name="TableCell1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8" style:family="table-row">
      <style:table-row-properties/>
    </style:style>
    <style:style style:name="TableCell1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243" style:parent-style-name="Normal" style:family="paragraph">
      <style:text-properties fo:font-weight="bold" style:font-weight-asian="bold" style:font-weight-complex="bold" fo:color="#FF0000" fo:font-size="28pt" style:font-size-asian="28pt" style:font-size-complex="28pt"/>
    </style:style>
    <style:style style:name="TableColumn1245" style:family="table-column">
      <style:table-column-properties style:column-width="1.5743in"/>
    </style:style>
    <style:style style:name="TableColumn1246" style:family="table-column">
      <style:table-column-properties style:column-width="2.3416in"/>
    </style:style>
    <style:style style:name="TableColumn1247" style:family="table-column">
      <style:table-column-properties style:column-width="2.352in"/>
    </style:style>
    <style:style style:name="Table1244" style:family="table">
      <style:table-properties style:width="6.268in" fo:margin-left="0in" table:align="left"/>
    </style:style>
    <style:style style:name="TableRow1248" style:family="table-row">
      <style:table-row-properties/>
    </style:style>
    <style:style style:name="TableCell1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52" style:family="table-row">
      <style:table-row-properties/>
    </style:style>
    <style:style style:name="TableCell1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56" style:family="table-row">
      <style:table-row-properties/>
    </style:style>
    <style:style style:name="TableCell1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59" style:family="table-row">
      <style:table-row-properties/>
    </style:style>
    <style:style style:name="TableCell1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62" style:family="table-row">
      <style:table-row-properties/>
    </style:style>
    <style:style style:name="TableCell1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65" style:family="table-row">
      <style:table-row-properties/>
    </style:style>
    <style:style style:name="TableCell1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69" style:family="table-row">
      <style:table-row-properties/>
    </style:style>
    <style:style style:name="TableCell1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72" style:family="table-row">
      <style:table-row-properties/>
    </style:style>
    <style:style style:name="TableCell1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75" style:family="table-row">
      <style:table-row-properties/>
    </style:style>
    <style:style style:name="TableCell1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79" style:family="table-row">
      <style:table-row-properties/>
    </style:style>
    <style:style style:name="TableCell1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82" style:family="table-row">
      <style:table-row-properties/>
    </style:style>
    <style:style style:name="TableCell1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85" style:family="table-row">
      <style:table-row-properties/>
    </style:style>
    <style:style style:name="TableCell1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89" style:family="table-row">
      <style:table-row-properties/>
    </style:style>
    <style:style style:name="TableCell1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92" style:family="table-row">
      <style:table-row-properties/>
    </style:style>
    <style:style style:name="TableCell1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95" style:family="table-row">
      <style:table-row-properties/>
    </style:style>
    <style:style style:name="TableCell1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99" style:family="table-row">
      <style:table-row-properties/>
    </style:style>
    <style:style style:name="TableCell1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02" style:family="table-row">
      <style:table-row-properties/>
    </style:style>
    <style:style style:name="TableCell1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05" style:family="table-row">
      <style:table-row-properties/>
    </style:style>
    <style:style style:name="TableCell1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09" style:family="table-row">
      <style:table-row-properties/>
    </style:style>
    <style:style style:name="TableCell1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12" style:family="table-row">
      <style:table-row-properties/>
    </style:style>
    <style:style style:name="TableCell1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15" style:family="table-row">
      <style:table-row-properties/>
    </style:style>
    <style:style style:name="TableCell1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18" style:family="table-row">
      <style:table-row-properties/>
    </style:style>
    <style:style style:name="TableCell1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22" style:family="table-row">
      <style:table-row-properties/>
    </style:style>
    <style:style style:name="TableCell1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25" style:family="table-row">
      <style:table-row-properties/>
    </style:style>
    <style:style style:name="TableCell1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28" style:family="table-row">
      <style:table-row-properties/>
    </style:style>
    <style:style style:name="TableCell1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32" style:family="table-row">
      <style:table-row-properties/>
    </style:style>
    <style:style style:name="TableCell1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35" style:family="table-row">
      <style:table-row-properties/>
    </style:style>
    <style:style style:name="TableCell1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38" style:family="table-row">
      <style:table-row-properties/>
    </style:style>
    <style:style style:name="TableCell1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42" style:family="table-row">
      <style:table-row-properties/>
    </style:style>
    <style:style style:name="TableCell1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45" style:family="table-row">
      <style:table-row-properties/>
    </style:style>
    <style:style style:name="TableCell1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48" style:family="table-row">
      <style:table-row-properties/>
    </style:style>
    <style:style style:name="TableCell1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52" style:family="table-row">
      <style:table-row-properties/>
    </style:style>
    <style:style style:name="TableCell1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55" style:family="table-row">
      <style:table-row-properties/>
    </style:style>
    <style:style style:name="TableCell1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58" style:family="table-row">
      <style:table-row-properties/>
    </style:style>
    <style:style style:name="TableCell1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62" style:family="table-row">
      <style:table-row-properties/>
    </style:style>
    <style:style style:name="TableCell1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65" style:family="table-row">
      <style:table-row-properties/>
    </style:style>
    <style:style style:name="TableCell1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68" style:family="table-row">
      <style:table-row-properties/>
    </style:style>
    <style:style style:name="TableCell1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72" style:family="table-row">
      <style:table-row-properties/>
    </style:style>
    <style:style style:name="TableCell1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75" style:family="table-row">
      <style:table-row-properties/>
    </style:style>
    <style:style style:name="TableCell1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78" style:family="table-row">
      <style:table-row-properties/>
    </style:style>
    <style:style style:name="TableCell1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82" style:family="table-row">
      <style:table-row-properties/>
    </style:style>
    <style:style style:name="TableCell1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85" style:family="table-row">
      <style:table-row-properties/>
    </style:style>
    <style:style style:name="TableCell1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88" style:family="table-row">
      <style:table-row-properties/>
    </style:style>
    <style:style style:name="TableCell13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92" style:family="table-row">
      <style:table-row-properties/>
    </style:style>
    <style:style style:name="TableCell1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95" style:family="table-row">
      <style:table-row-properties/>
    </style:style>
    <style:style style:name="TableCell1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98" style:family="table-row">
      <style:table-row-properties/>
    </style:style>
    <style:style style:name="TableCell1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02" style:family="table-row">
      <style:table-row-properties/>
    </style:style>
    <style:style style:name="TableCell1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05" style:family="table-row">
      <style:table-row-properties/>
    </style:style>
    <style:style style:name="TableCell1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409" style:parent-style-name="Normal" style:family="paragraph">
      <style:text-properties fo:font-weight="bold" style:font-weight-asian="bold" style:font-weight-complex="bold" fo:color="#FF0000" fo:font-size="28pt" style:font-size-asian="28pt" style:font-size-complex="28pt"/>
    </style:style>
    <style:style style:name="TableColumn1411" style:family="table-column">
      <style:table-column-properties style:column-width="1.8958in"/>
    </style:style>
    <style:style style:name="TableColumn1412" style:family="table-column">
      <style:table-column-properties style:column-width="2.1833in"/>
    </style:style>
    <style:style style:name="TableColumn1413" style:family="table-column">
      <style:table-column-properties style:column-width="2.1888in"/>
    </style:style>
    <style:style style:name="Table1410" style:family="table">
      <style:table-properties style:width="6.268in" fo:margin-left="0in" table:align="left"/>
    </style:style>
    <style:style style:name="TableRow1414" style:family="table-row">
      <style:table-row-properties/>
    </style:style>
    <style:style style:name="TableCell1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18" style:family="table-row">
      <style:table-row-properties/>
    </style:style>
    <style:style style:name="TableCell1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22" style:family="table-row">
      <style:table-row-properties/>
    </style:style>
    <style:style style:name="TableCell1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26" style:family="table-row">
      <style:table-row-properties/>
    </style:style>
    <style:style style:name="TableCell1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30" style:family="table-row">
      <style:table-row-properties/>
    </style:style>
    <style:style style:name="TableCell1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34" style:family="table-row">
      <style:table-row-properties/>
    </style:style>
    <style:style style:name="TableCell1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38" style:family="table-row">
      <style:table-row-properties/>
    </style:style>
    <style:style style:name="TableCell1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42" style:family="table-row">
      <style:table-row-properties/>
    </style:style>
    <style:style style:name="TableCell1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46" style:family="table-row">
      <style:table-row-properties/>
    </style:style>
    <style:style style:name="TableCell1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50" style:family="table-row">
      <style:table-row-properties/>
    </style:style>
    <style:style style:name="TableCell1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54" style:family="table-row">
      <style:table-row-properties/>
    </style:style>
    <style:style style:name="TableCell1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58" style:family="table-row">
      <style:table-row-properties/>
    </style:style>
    <style:style style:name="TableCell1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62" style:family="table-row">
      <style:table-row-properties/>
    </style:style>
    <style:style style:name="TableCell1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66" style:family="table-row">
      <style:table-row-properties/>
    </style:style>
    <style:style style:name="TableCell1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70" style:family="table-row">
      <style:table-row-properties/>
    </style:style>
    <style:style style:name="TableCell1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74" style:family="table-row">
      <style:table-row-properties/>
    </style:style>
    <style:style style:name="TableCell1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78" style:family="table-row">
      <style:table-row-properties/>
    </style:style>
    <style:style style:name="TableCell1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483" style:parent-style-name="Normal" style:family="paragraph">
      <style:text-properties fo:font-weight="bold" style:font-weight-asian="bold" style:font-weight-complex="bold" fo:color="#FF0000" fo:font-size="28pt" style:font-size-asian="28pt" style:font-size-complex="28pt"/>
    </style:style>
    <style:style style:name="TableColumn1485" style:family="table-column">
      <style:table-column-properties style:column-width="1.0916in"/>
    </style:style>
    <style:style style:name="TableColumn1486" style:family="table-column">
      <style:table-column-properties style:column-width="5.1763in"/>
    </style:style>
    <style:style style:name="Table1484" style:family="table">
      <style:table-properties style:width="6.268in" fo:margin-left="0in" table:align="left"/>
    </style:style>
    <style:style style:name="TableRow1487" style:family="table-row">
      <style:table-row-properties/>
    </style:style>
    <style:style style:name="TableCell14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90" style:family="table-row">
      <style:table-row-properties/>
    </style:style>
    <style:style style:name="TableCell1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93" style:family="table-row">
      <style:table-row-properties/>
    </style:style>
    <style:style style:name="TableCell1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96" style:family="table-row">
      <style:table-row-properties/>
    </style:style>
    <style:style style:name="TableCell1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99" style:family="table-row">
      <style:table-row-properties/>
    </style:style>
    <style:style style:name="TableCell1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503" style:parent-style-name="Normal" style:family="paragraph">
      <style:text-properties fo:font-weight="bold" style:font-weight-asian="bold" style:font-weight-complex="bold" fo:color="#FF0000" fo:font-size="28pt" style:font-size-asian="28pt" style:font-size-complex="28pt"/>
    </style:style>
    <style:style style:name="T1504" style:parent-style-name="DefaultParagraphFont" style:family="text">
      <style:text-properties fo:font-weight="bold" style:font-weight-asian="bold" style:font-weight-complex="bold"/>
    </style:style>
    <style:style style:name="P1505" style:parent-style-name="Normal" style:list-style-name="LFO11" style:family="paragraph"/>
    <style:style style:name="P1506" style:parent-style-name="Normal" style:list-style-name="LFO11" style:family="paragraph"/>
    <style:style style:name="T1507" style:parent-style-name="DefaultParagraphFont" style:family="text">
      <style:text-properties fo:font-weight="bold" style:font-weight-asian="bold" style:font-weight-complex="bold"/>
    </style:style>
    <style:style style:name="P1508" style:parent-style-name="Normal" style:list-style-name="LFO12" style:family="paragraph"/>
    <style:style style:name="P1509" style:parent-style-name="Normal" style:list-style-name="LFO12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list-style-name="LFO13" style:family="paragraph"/>
    <style:style style:name="P1512" style:parent-style-name="Normal" style:list-style-name="LFO13" style:family="paragraph"/>
    <style:style style:name="P1513" style:parent-style-name="Normal" style:list-style-name="LFO13" style:family="paragraph"/>
    <style:style style:name="P1514" style:parent-style-name="Normal" style:list-style-name="LFO13" style:family="paragraph"/>
    <style:style style:name="T1515" style:parent-style-name="DefaultParagraphFont" style:family="text">
      <style:text-properties fo:font-weight="bold" style:font-weight-asian="bold" style:font-weight-complex="bold"/>
    </style:style>
    <style:style style:name="P1516" style:parent-style-name="Normal" style:list-style-name="LFO14" style:family="paragraph"/>
    <style:style style:name="P1517" style:parent-style-name="Normal" style:list-style-name="LFO14" style:family="paragraph"/>
    <style:style style:name="T1518" style:parent-style-name="DefaultParagraphFont" style:family="text">
      <style:text-properties fo:font-weight="bold" style:font-weight-asian="bold" style:font-weight-complex="bold"/>
    </style:style>
    <style:style style:name="P1519" style:parent-style-name="Normal" style:list-style-name="LFO15" style:family="paragraph"/>
    <style:style style:name="P1520" style:parent-style-name="Normal" style:list-style-name="LFO15" style:family="paragraph"/>
    <style:style style:name="T1521" style:parent-style-name="DefaultParagraphFont" style:family="text">
      <style:text-properties fo:font-weight="bold" style:font-weight-asian="bold" style:font-weight-complex="bold"/>
    </style:style>
    <style:style style:name="P1522" style:parent-style-name="Normal" style:list-style-name="LFO16" style:family="paragraph"/>
    <style:style style:name="P1523" style:parent-style-name="Normal" style:list-style-name="LFO16" style:family="paragraph"/>
    <style:style style:name="T1524" style:parent-style-name="DefaultParagraphFont" style:family="text">
      <style:text-properties fo:font-weight="bold" style:font-weight-asian="bold" style:font-weight-complex="bold"/>
    </style:style>
    <style:style style:name="P1525" style:parent-style-name="Normal" style:list-style-name="LFO17" style:family="paragraph"/>
    <style:style style:name="P1526" style:parent-style-name="Normal" style:list-style-name="LFO17" style:family="paragraph"/>
    <style:style style:name="T1527" style:parent-style-name="DefaultParagraphFont" style:family="text">
      <style:text-properties fo:font-weight="bold" style:font-weight-asian="bold" style:font-weight-complex="bold"/>
    </style:style>
    <style:style style:name="P1528" style:parent-style-name="Normal" style:list-style-name="LFO18" style:family="paragraph"/>
    <style:style style:name="P1529" style:parent-style-name="Normal" style:list-style-name="LFO18" style:family="paragraph"/>
    <style:style style:name="T1530" style:parent-style-name="DefaultParagraphFont" style:family="text">
      <style:text-properties fo:font-weight="bold" style:font-weight-asian="bold" style:font-weight-complex="bold"/>
    </style:style>
    <style:style style:name="P1531" style:parent-style-name="Normal" style:list-style-name="LFO19" style:family="paragraph"/>
    <style:style style:name="P1532" style:parent-style-name="Normal" style:list-style-name="LFO19" style:family="paragraph"/>
    <style:style style:name="P1533" style:parent-style-name="Normal" style:list-style-name="LFO19" style:family="paragraph"/>
    <style:style style:name="T1534" style:parent-style-name="DefaultParagraphFont" style:family="text">
      <style:text-properties fo:font-weight="bold" style:font-weight-asian="bold" style:font-weight-complex="bold"/>
    </style:style>
    <style:style style:name="P1535" style:parent-style-name="Normal" style:list-style-name="LFO20" style:family="paragraph"/>
    <style:style style:name="P1536" style:parent-style-name="Normal" style:list-style-name="LFO20" style:family="paragraph"/>
    <style:style style:name="P1537" style:parent-style-name="Normal" style:list-style-name="LFO20" style:family="paragraph"/>
    <style:style style:name="P1538" style:parent-style-name="Normal" style:list-style-name="LFO20" style:family="paragraph"/>
    <style:style style:name="T1539" style:parent-style-name="DefaultParagraphFont" style:family="text">
      <style:text-properties fo:font-weight="bold" style:font-weight-asian="bold" style:font-weight-complex="bold"/>
    </style:style>
    <style:style style:name="P1540" style:parent-style-name="Normal" style:list-style-name="LFO21" style:family="paragraph"/>
    <style:style style:name="T1541" style:parent-style-name="Hyperlink" style:family="text">
      <style:text-properties fo:font-weight="bold" style:font-weight-asian="bold" style:font-weight-complex="bold"/>
    </style:style>
    <style:style style:name="P1542" style:parent-style-name="Normal" style:list-style-name="LFO2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543" style:parent-style-name="Normal" style:family="paragraph">
      <style:paragraph-properties fo:margin-bottom="0in" style:line-height-at-least="0.4375in" fo:background-color="#FFFFFF">
        <style:background-fill draw:fill="solid" draw:fill-color="#FFFFFF"/>
      </style:paragraph-properties>
      <style:text-properties style:font-name="Source Sans Pro" style:font-name-asian="Times New Roman" style:font-name-complex="Times New Roman" fo:font-weight="bold" style:font-weight-asian="bold" style:font-weight-complex="bold" fo:color="#FF0000" style:letter-kerning="false" fo:font-size="28pt" style:font-size-asian="28pt" style:font-size-complex="28pt" style:language-asian="en" style:country-asian="IN"/>
    </style:style>
    <style:style style:name="T1544" style:parent-style-name="DefaultParagraphFont" style:family="text">
      <style:text-properties fo:font-weight="bold" style:font-weight-asian="bold" style:font-weight-complex="bold"/>
    </style:style>
    <style:style style:name="P1545" style:parent-style-name="Normal" style:list-style-name="LFO22" style:family="paragraph"/>
    <style:style style:name="P1546" style:parent-style-name="Normal" style:list-style-name="LFO22" style:family="paragraph"/>
    <style:style style:name="P1547" style:parent-style-name="Normal" style:list-style-name="LFO22" style:family="paragraph"/>
    <style:style style:name="P1548" style:parent-style-name="Normal" style:list-style-name="LFO22" style:family="paragraph"/>
    <style:style style:name="P1549" style:parent-style-name="Normal" style:list-style-name="LFO22" style:family="paragraph"/>
    <style:style style:name="P1550" style:parent-style-name="Normal" style:list-style-name="LFO22" style:family="paragraph"/>
    <style:style style:name="P1551" style:parent-style-name="Normal" style:list-style-name="LFO22" style:family="paragraph"/>
    <style:style style:name="P1552" style:parent-style-name="Normal" style:list-style-name="LFO22" style:family="paragraph"/>
    <style:style style:name="P1553" style:parent-style-name="Normal" style:list-style-name="LFO22" style:family="paragraph"/>
    <style:style style:name="P1554" style:parent-style-name="Normal" style:list-style-name="LFO23" style:family="paragraph"/>
    <style:style style:name="P1555" style:parent-style-name="Normal" style:list-style-name="LFO23" style:family="paragraph"/>
    <style:style style:name="P1556" style:parent-style-name="Normal" style:list-style-name="LFO23" style:family="paragraph"/>
    <style:style style:name="P1557" style:parent-style-name="Normal" style:list-style-name="LFO23" style:family="paragraph"/>
    <style:style style:name="P1558" style:parent-style-name="Normal" style:list-style-name="LFO23" style:family="paragraph"/>
    <style:style style:name="P1559" style:parent-style-name="Normal" style:list-style-name="LFO23" style:family="paragraph"/>
    <style:style style:name="T1560" style:parent-style-name="DefaultParagraphFont" style:family="text">
      <style:text-properties fo:font-weight="bold" style:font-weight-asian="bold" style:font-weight-complex="bold"/>
    </style:style>
    <style:style style:name="P1561" style:parent-style-name="Normal" style:list-style-name="LFO24" style:family="paragraph"/>
    <style:style style:name="P1562" style:parent-style-name="Normal" style:list-style-name="LFO24" style:family="paragraph"/>
    <style:style style:name="P1563" style:parent-style-name="Normal" style:list-style-name="LFO24" style:family="paragraph"/>
    <style:style style:name="P1564" style:parent-style-name="Normal" style:list-style-name="LFO24" style:family="paragraph"/>
    <style:style style:name="P1565" style:parent-style-name="Normal" style:list-style-name="LFO24" style:family="paragraph"/>
    <style:style style:name="P1566" style:parent-style-name="Normal" style:list-style-name="LFO24" style:family="paragraph"/>
    <style:style style:name="T1567" style:parent-style-name="DefaultParagraphFont" style:family="text">
      <style:text-properties fo:font-weight="bold" style:font-weight-asian="bold" style:font-weight-complex="bold"/>
    </style:style>
    <style:style style:name="P1568" style:parent-style-name="Normal" style:list-style-name="LFO25" style:family="paragraph"/>
    <style:style style:name="P1569" style:parent-style-name="Normal" style:list-style-name="LFO25" style:family="paragraph"/>
    <style:style style:name="P1570" style:parent-style-name="Normal" style:list-style-name="LFO25" style:family="paragraph"/>
    <style:style style:name="P1571" style:parent-style-name="Normal" style:list-style-name="LFO25" style:family="paragraph"/>
    <style:style style:name="P1572" style:parent-style-name="Normal" style:list-style-name="LFO25" style:family="paragraph"/>
    <style:style style:name="P1573" style:parent-style-name="Normal" style:list-style-name="LFO25" style:family="paragraph"/>
    <style:style style:name="T1574" style:parent-style-name="DefaultParagraphFont" style:family="text">
      <style:text-properties fo:font-weight="bold" style:font-weight-asian="bold" style:font-weight-complex="bold"/>
    </style:style>
    <style:style style:name="P1575" style:parent-style-name="Normal" style:list-style-name="LFO26" style:family="paragraph"/>
    <style:style style:name="P1576" style:parent-style-name="Normal" style:list-style-name="LFO26" style:family="paragraph"/>
    <style:style style:name="P1577" style:parent-style-name="Normal" style:list-style-name="LFO26" style:family="paragraph"/>
    <style:style style:name="P1578" style:parent-style-name="Normal" style:list-style-name="LFO26" style:family="paragraph"/>
    <style:style style:name="P1579" style:parent-style-name="Normal" style:list-style-name="LFO26" style:family="paragraph"/>
    <style:style style:name="P1580" style:parent-style-name="Normal" style:list-style-name="LFO26" style:family="paragraph"/>
    <style:style style:name="T1581" style:parent-style-name="DefaultParagraphFont" style:family="text">
      <style:text-properties fo:font-weight="bold" style:font-weight-asian="bold" style:font-weight-complex="bold"/>
    </style:style>
    <style:style style:name="P1582" style:parent-style-name="Normal" style:list-style-name="LFO27" style:family="paragraph"/>
    <style:style style:name="P1583" style:parent-style-name="Normal" style:list-style-name="LFO27" style:family="paragraph"/>
    <style:style style:name="P1584" style:parent-style-name="Normal" style:list-style-name="LFO27" style:family="paragraph"/>
    <style:style style:name="P1585" style:parent-style-name="Normal" style:list-style-name="LFO27" style:family="paragraph"/>
    <style:style style:name="P1586" style:parent-style-name="Normal" style:list-style-name="LFO27" style:family="paragraph"/>
    <style:style style:name="P1587" style:parent-style-name="Normal" style:list-style-name="LFO27" style:family="paragraph"/>
    <style:style style:name="P1588" style:parent-style-name="Normal" style:list-style-name="LFO27" style:family="paragraph"/>
    <style:style style:name="T1589" style:parent-style-name="DefaultParagraphFont" style:family="text">
      <style:text-properties fo:font-weight="bold" style:font-weight-asian="bold" style:font-weight-complex="bold"/>
    </style:style>
    <style:style style:name="P1590" style:parent-style-name="Normal" style:list-style-name="LFO28" style:family="paragraph"/>
    <style:style style:name="P1591" style:parent-style-name="Normal" style:list-style-name="LFO28" style:family="paragraph"/>
    <style:style style:name="P1592" style:parent-style-name="Normal" style:list-style-name="LFO28" style:family="paragraph"/>
    <style:style style:name="P1593" style:parent-style-name="Normal" style:list-style-name="LFO28" style:family="paragraph"/>
    <style:style style:name="P1594" style:parent-style-name="Normal" style:list-style-name="LFO28" style:family="paragraph"/>
    <style:style style:name="P1595" style:parent-style-name="Normal" style:list-style-name="LFO28" style:family="paragraph"/>
    <style:style style:name="T1596" style:parent-style-name="DefaultParagraphFont" style:family="text">
      <style:text-properties fo:font-weight="bold" style:font-weight-asian="bold" style:font-weight-complex="bold"/>
    </style:style>
    <style:style style:name="P1597" style:parent-style-name="Normal" style:list-style-name="LFO29" style:family="paragraph"/>
    <style:style style:name="P1598" style:parent-style-name="Normal" style:list-style-name="LFO29" style:family="paragraph"/>
    <style:style style:name="P1599" style:parent-style-name="Normal" style:list-style-name="LFO29" style:family="paragraph"/>
    <style:style style:name="P1600" style:parent-style-name="Normal" style:list-style-name="LFO29" style:family="paragraph"/>
    <style:style style:name="P1601" style:parent-style-name="Normal" style:list-style-name="LFO29" style:family="paragraph"/>
    <style:style style:name="P1602" style:parent-style-name="Normal" style:list-style-name="LFO29" style:family="paragraph"/>
    <style:style style:name="T1603" style:parent-style-name="DefaultParagraphFont" style:family="text">
      <style:text-properties fo:font-weight="bold" style:font-weight-asian="bold" style:font-weight-complex="bold"/>
    </style:style>
    <style:style style:name="P1604" style:parent-style-name="Normal" style:list-style-name="LFO30" style:family="paragraph"/>
    <style:style style:name="P1605" style:parent-style-name="Normal" style:list-style-name="LFO30" style:family="paragraph"/>
    <style:style style:name="P1606" style:parent-style-name="Normal" style:list-style-name="LFO30" style:family="paragraph"/>
    <style:style style:name="P1607" style:parent-style-name="Normal" style:list-style-name="LFO30" style:family="paragraph"/>
    <style:style style:name="P1608" style:parent-style-name="Normal" style:list-style-name="LFO30" style:family="paragraph"/>
    <style:style style:name="P1609" style:parent-style-name="Normal" style:list-style-name="LFO30" style:family="paragraph"/>
    <style:style style:name="T1610" style:parent-style-name="DefaultParagraphFont" style:family="text">
      <style:text-properties fo:font-weight="bold" style:font-weight-asian="bold" style:font-weight-complex="bold"/>
    </style:style>
    <style:style style:name="P1611" style:parent-style-name="Normal" style:list-style-name="LFO31" style:family="paragraph"/>
    <style:style style:name="P1612" style:parent-style-name="Normal" style:list-style-name="LFO31" style:family="paragraph"/>
    <style:style style:name="P1613" style:parent-style-name="Normal" style:list-style-name="LFO31" style:family="paragraph"/>
    <style:style style:name="P1614" style:parent-style-name="Normal" style:list-style-name="LFO31" style:family="paragraph"/>
    <style:style style:name="P1615" style:parent-style-name="Normal" style:list-style-name="LFO31" style:family="paragraph"/>
    <style:style style:name="P1616" style:parent-style-name="Normal" style:list-style-name="LFO31" style:family="paragraph"/>
  </office:automatic-styles>
  <office:body>
    <office:text text:use-soft-page-breaks="true">
      <text:p text:style-name="P1">C# SYLLABUS LEARN PATH:</text:p>
      <text:p text:style-name="P2">Data Typ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Normal">Subtopic</text:p>
          </table:table-cell>
          <table:table-cell table:style-name="TableCell9">
            <text:p text:style-name="Normal">Description</text:p>
          </table:table-cell>
          <table:table-cell table:style-name="TableCell10">
            <text:p text:style-name="Normal">Reference Links</text:p>
          </table:table-cell>
        </table:table-row>
        <table:table-row table:style-name="TableRow11">
          <table:table-cell table:style-name="TableCell12">
            <text:p text:style-name="Normal">Introduction to Data Types</text:p>
          </table:table-cell>
          <table:table-cell table:style-name="TableCell13">
            <text:p text:style-name="Normal">Overview of data types in C#. Importance of choosing the correct data type.</text:p>
          </table:table-cell>
          <table:table-cell table:style-name="TableCell14">
            <text:p text:style-name="Normal"><text:a xlink:href="https://learn.microsoft.com/en-us/dotnet/csharp/programming-guide/types/" office:target-frame-name="_blank" xlink:show="new"><text:span text:style-name="Hyperlink">Introduction to Data Types</text:span></text:a></text:p>
          </table:table-cell>
        </table:table-row>
        <table:table-row table:style-name="TableRow15">
          <table:table-cell table:style-name="TableCell16">
            <text:p text:style-name="Normal">Value Types</text:p>
          </table:table-cell>
          <table:table-cell table:style-name="TableCell17">
            <text:p text:style-name="Normal">Definition and characteristics of value types. Examples: Integer Types (int, long, short, byte), Floating-point Types (float, double), bool, char, struct.</text:p>
          </table:table-cell>
          <table:table-cell table:style-name="TableCell18">
            <text:p text:style-name="Normal"><text:a xlink:href="https://learn.microsoft.com/en-us/dotnet/csharp/programming-guide/types/value-types" office:target-frame-name="_blank" xlink:show="new"><text:span text:style-name="Hyperlink">Value Types in C#</text:span></text:a></text:p>
          </table:table-cell>
        </table:table-row>
        <table:table-row table:style-name="TableRow19">
          <table:table-cell table:style-name="TableCell20">
            <text:p text:style-name="Normal">Reference Types</text:p>
          </table:table-cell>
          <table:table-cell table:style-name="TableCell21">
            <text:p text:style-name="Normal">Definition and characteristics of reference types. Examples: String (string), Arrays, Classes (class), Delegates, Interfaces.</text:p>
          </table:table-cell>
          <table:table-cell table:style-name="TableCell22">
            <text:p text:style-name="Normal"><text:a xlink:href="https://learn.microsoft.com/en-us/dotnet/csharp/programming-guide/types/reference-types" office:target-frame-name="_blank" xlink:show="new"><text:span text:style-name="Hyperlink">Reference Types in C#</text:span></text:a></text:p>
          </table:table-cell>
        </table:table-row>
        <table:table-row table:style-name="TableRow23">
          <table:table-cell table:style-name="TableCell24">
            <text:p text:style-name="Normal">Nullable Types</text:p>
          </table:table-cell>
          <table:table-cell table:style-name="TableCell25">
            <text:p text:style-name="Normal">Explanation of nullable types. Using the ? operator for nullable value types. Handling null values in value types.</text:p>
          </table:table-cell>
          <table:table-cell table:style-name="TableCell26">
            <text:p text:style-name="Normal"><text:a xlink:href="https://learn.microsoft.com/en-us/dotnet/csharp/programming-guide/nullable-types" office:target-frame-name="_blank" xlink:show="new"><text:span text:style-name="Hyperlink">Nullable Types in C#</text:span></text:a></text:p>
          </table:table-cell>
        </table:table-row>
        <table:table-row table:style-name="TableRow27">
          <table:table-cell table:style-name="TableCell28">
            <text:p text:style-name="Normal">Implicitly Typed Variables</text:p>
          </table:table-cell>
          <table:table-cell table:style-name="TableCell29">
            <text:p text:style-name="Normal">The var keyword and its use. How var determines the type of a variable at compile time.</text:p>
          </table:table-cell>
          <table:table-cell table:style-name="TableCell30">
            <text:p text:style-name="Normal"><text:a xlink:href="https://learn.microsoft.com/en-us/dotnet/csharp/programming-guide/types/implicit-typing" office:target-frame-name="_blank" xlink:show="new"><text:span text:style-name="Hyperlink">Implicitly Typed Variables</text:span></text:a></text:p>
          </table:table-cell>
        </table:table-row>
        <table:table-row table:style-name="TableRow31">
          <table:table-cell table:style-name="TableCell32">
            <text:p text:style-name="Normal"><text:span text:style-name="T33">Enumerations (enum)</text:span></text:p>
          </table:table-cell>
          <table:table-cell table:style-name="TableCell34">
            <text:p text:style-name="Normal">What is an enum and how to define one. Assigning values to enum members. Casting between enum and underlying data types.</text:p>
          </table:table-cell>
          <table:table-cell table:style-name="TableCell35">
            <text:p text:style-name="Normal"><text:a xlink:href="https://learn.microsoft.com/en-us/dotnet/csharp/programming-guide/enumeration-types" office:target-frame-name="_blank" xlink:show="new"><text:span text:style-name="Hyperlink">Enums in C#</text:span></text:a></text:p>
          </table:table-cell>
        </table:table-row>
        <table:table-row table:style-name="TableRow36">
          <table:table-cell table:style-name="TableCell37">
            <text:p text:style-name="Normal"><text:span text:style-name="T38">Object Type (object)</text:span></text:p>
          </table:table-cell>
          <table:table-cell table:style-name="TableCell39">
            <text:p text:style-name="Normal">object as the base type of all other types. Boxing and Unboxing operations.</text:p>
          </table:table-cell>
          <table:table-cell table:style-name="TableCell40">
            <text:p text:style-name="Normal"><text:a xlink:href="https://learn.microsoft.com/en-us/dotnet/csharp/programming-guide/types/object" office:target-frame-name="_blank" xlink:show="new"><text:span text:style-name="Hyperlink">Object Type in C#</text:span></text:a></text:p>
          </table:table-cell>
        </table:table-row>
        <table:table-row table:style-name="TableRow41">
          <table:table-cell table:style-name="TableCell42">
            <text:p text:style-name="Normal">Type Casting</text:p>
          </table:table-cell>
          <table:table-cell table:style-name="TableCell43">
            <text:p text:style-name="Normal">Implicit Casting (automatic conversion between compatible types). Explicit Casting (using (type) or Convert methods). Differences between implicit and explicit casting.</text:p>
          </table:table-cell>
          <table:table-cell table:style-name="TableCell44">
            <text:p text:style-name="Normal"><text:a xlink:href="https://learn.microsoft.com/en-us/dotnet/csharp/programming-guide/types/casting-and-conversion" office:target-frame-name="_blank" xlink:show="new"><text:span text:style-name="Hyperlink">Type Casting in C#</text:span></text:a></text:p>
          </table:table-cell>
        </table:table-row>
        <table:table-row table:style-name="TableRow45">
          <table:table-cell table:style-name="TableCell46">
            <text:p text:style-name="Normal">Constants and Read-only Types</text:p>
          </table:table-cell>
          <table:table-cell table:style-name="TableCell47">
            <text:p text:style-name="Normal">Declaring constant values using const. Declaring readonly fields and differences from const.</text:p>
          </table:table-cell>
          <table:table-cell table:style-name="TableCell48">
            <text:p text:style-name="Normal"><text:a xlink:href="https://learn.microsoft.com/en-us/dotnet/csharp/programming-guide/classes-and-structs/readonly" office:target-frame-name="_blank" xlink:show="new"><text:span text:style-name="Hyperlink">Constants and Readonly in C#</text:span></text:a></text:p>
          </table:table-cell>
        </table:table-row>
        <table:table-row table:style-name="TableRow49">
          <table:table-cell table:style-name="TableCell50">
            <text:p text:style-name="Normal">Default Values</text:p>
          </table:table-cell>
          <table:table-cell table:style-name="TableCell51">
            <text:p text:style-name="Normal">Default values for different data types. Using default keyword with value types and reference types.</text:p>
          </table:table-cell>
          <table:table-cell table:style-name="TableCell52">
            <text:p text:style-name="Normal"><text:a xlink:href="https://learn.microsoft.com/en-us/dotnet/csharp/programming-guide/types/default-values" office:target-frame-name="_blank" xlink:show="new"><text:span text:style-name="Hyperlink">Default Values in C#</text:span></text:a></text:p>
          </table:table-cell>
        </table:table-row>
        <text:soft-page-break/>
        <table:table-row table:style-name="TableRow53">
          <table:table-cell table:style-name="TableCell54">
            <text:p text:style-name="Normal">Data Type Conversion</text:p>
          </table:table-cell>
          <table:table-cell table:style-name="TableCell55">
            <text:p text:style-name="Normal">Type conversion methods (e.g., Convert.ToInt32(), Parse(), TryParse()). Parsing strings to numeric types and handling exceptions.</text:p>
          </table:table-cell>
          <table:table-cell table:style-name="TableCell56">
            <text:p text:style-name="Normal"><text:a xlink:href="https://learn.microsoft.com/en-us/dotnet/csharp/programming-guide/types/type-conversions" office:target-frame-name="_blank" xlink:show="new"><text:span text:style-name="Hyperlink">Data Type Conversion in C#</text:span></text:a></text:p>
          </table:table-cell>
        </table:table-row>
        <table:table-row table:style-name="TableRow57">
          <table:table-cell table:style-name="TableCell58">
            <text:p text:style-name="Normal">Custom Data Types</text:p>
          </table:table-cell>
          <table:table-cell table:style-name="TableCell59">
            <text:p text:style-name="Normal">Creating custom data types using struct and class. Differences between struct and class (value vs reference types).</text:p>
          </table:table-cell>
          <table:table-cell table:style-name="TableCell60">
            <text:p text:style-name="Normal"><text:a xlink:href="https://learn.microsoft.com/en-us/dotnet/csharp/programming-guide/classes-and-structs" office:target-frame-name="_blank" xlink:show="new"><text:span text:style-name="Hyperlink">Structs and Classes in C#</text:span></text:a></text:p>
          </table:table-cell>
        </table:table-row>
        <table:table-row table:style-name="TableRow61">
          <table:table-cell table:style-name="TableCell62">
            <text:p text:style-name="Normal">Built-in Data Types</text:p>
          </table:table-cell>
          <table:table-cell table:style-name="TableCell63">
            <text:p text:style-name="Normal">Overview of common built-in types in C#. Examples of built-in types such as DateTime, decimal, Guid, etc.</text:p>
          </table:table-cell>
          <table:table-cell table:style-name="TableCell64">
            <text:p text:style-name="Normal"><text:a xlink:href="https://learn.microsoft.com/en-us/dotnet/csharp/programming-guide/types/built-in-types" office:target-frame-name="_blank" xlink:show="new"><text:span text:style-name="Hyperlink">Built-in Types in C#</text:span></text:a></text:p>
          </table:table-cell>
        </table:table-row>
        <table:table-row table:style-name="TableRow65">
          <table:table-cell table:style-name="TableCell66">
            <text:p text:style-name="Normal">Tuple Types</text:p>
          </table:table-cell>
          <table:table-cell table:style-name="TableCell67">
            <text:p text:style-name="Normal">Defining and using tuples. Accessing tuple elements by name or position.</text:p>
          </table:table-cell>
          <table:table-cell table:style-name="TableCell68">
            <text:p text:style-name="Normal"><text:a xlink:href="https://learn.microsoft.com/en-us/dotnet/csharp/programming-guide/classes-and-structs/tuple-types" office:target-frame-name="_blank" xlink:show="new"><text:span text:style-name="Hyperlink">Tuple Types in C#</text:span></text:a></text:p>
          </table:table-cell>
        </table:table-row>
        <table:table-row table:style-name="TableRow69">
          <table:table-cell table:style-name="TableCell70">
            <text:p text:style-name="Normal">Dynamic Type</text:p>
          </table:table-cell>
          <table:table-cell table:style-name="TableCell71">
            <text:p text:style-name="Normal">Understanding dynamic type. Differences between dynamic and object. Using dynamic for late binding.</text:p>
          </table:table-cell>
          <table:table-cell table:style-name="TableCell72">
            <text:p text:style-name="Normal"><text:a xlink:href="https://learn.microsoft.com/en-us/dotnet/csharp/programming-guide/types/using-dynamic" office:target-frame-name="_blank" xlink:show="new"><text:span text:style-name="Hyperlink">Dynamic Type in C#</text:span></text:a></text:p>
          </table:table-cell>
        </table:table-row>
        <table:table-row table:style-name="TableRow73">
          <table:table-cell table:style-name="TableCell74">
            <text:p text:style-name="Normal">Arrays</text:p>
          </table:table-cell>
          <table:table-cell table:style-name="TableCell75">
            <text:p text:style-name="Normal">Definition and use of arrays. Declaring, initializing, and accessing arrays. Multidimensional arrays. Jagged arrays.</text:p>
          </table:table-cell>
          <table:table-cell table:style-name="TableCell76">
            <text:p text:style-name="Normal"><text:a xlink:href="https://learn.microsoft.com/en-us/dotnet/csharp/programming-guide/arrays/" office:target-frame-name="_blank" xlink:show="new"><text:span text:style-name="Hyperlink">Arrays in C#</text:span></text:a></text:p>
          </table:table-cell>
        </table:table-row>
      </table:table>
      <text:p text:style-name="P77"/>
      <text:p text:style-name="Normal"/>
      <text:p text:style-name="P78">Operators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Normal">Sub-topic</text:p>
          </table:table-cell>
          <table:table-cell table:style-name="TableCell85">
            <text:p text:style-name="Normal">Description</text:p>
          </table:table-cell>
          <table:table-cell table:style-name="TableCell86">
            <text:p text:style-name="Normal">Reference Link</text:p>
          </table:table-cell>
        </table:table-row>
        <table:table-row table:style-name="TableRow87">
          <table:table-cell table:style-name="TableCell88">
            <text:p text:style-name="Normal">Arithmetic Operators</text:p>
          </table:table-cell>
          <table:table-cell table:style-name="TableCell89">
            <text:p text:style-name="Normal">Basic operators for performing arithmetic calculations.</text:p>
          </table:table-cell>
          <table:table-cell table:style-name="TableCell90">
            <text:p text:style-name="Normal"><text:a xlink:href="https://learn.microsoft.com/en-us/dotnet/csharp/language-reference/operators/arithmetic-operators" office:target-frame-name="_blank" xlink:show="new"><text:span text:style-name="Hyperlink">Learn more</text:span></text:a></text:p>
          </table:table-cell>
        </table:table-row>
        <table:table-row table:style-name="TableRow91">
          <table:table-cell table:style-name="TableCell92">
            <text:p text:style-name="Normal">Assignment Operators</text:p>
          </table:table-cell>
          <table:table-cell table:style-name="TableCell93">
            <text:p text:style-name="Normal">Used to assign values to variables.</text:p>
          </table:table-cell>
          <table:table-cell table:style-name="TableCell94">
            <text:p text:style-name="Normal"><text:a xlink:href="https://learn.microsoft.com/en-us/dotnet/csharp/language-reference/operators/assignment-operator" office:target-frame-name="_blank" xlink:show="new"><text:span text:style-name="Hyperlink">Learn more</text:span></text:a></text:p>
          </table:table-cell>
        </table:table-row>
        <table:table-row table:style-name="TableRow95">
          <table:table-cell table:style-name="TableCell96">
            <text:p text:style-name="Normal">Comparison Operators</text:p>
          </table:table-cell>
          <table:table-cell table:style-name="TableCell97">
            <text:p text:style-name="Normal">Used to compare two operands.</text:p>
          </table:table-cell>
          <table:table-cell table:style-name="TableCell98">
            <text:p text:style-name="Normal"><text:a xlink:href="https://learn.microsoft.com/en-us/dotnet/csharp/language-reference/operators/comparison-operators" office:target-frame-name="_blank" xlink:show="new"><text:span text:style-name="Hyperlink">Learn more</text:span></text:a></text:p>
          </table:table-cell>
        </table:table-row>
        <table:table-row table:style-name="TableRow99">
          <table:table-cell table:style-name="TableCell100">
            <text:p text:style-name="Normal">Logical Operators</text:p>
          </table:table-cell>
          <table:table-cell table:style-name="TableCell101">
            <text:p text:style-name="Normal">Perform logical operations on expressions.</text:p>
          </table:table-cell>
          <table:table-cell table:style-name="TableCell102">
            <text:p text:style-name="Normal"><text:a xlink:href="https://learn.microsoft.com/en-us/dotnet/csharp/language-reference/operators/boolean-logical-operators" office:target-frame-name="_blank" xlink:show="new"><text:span text:style-name="Hyperlink">Learn more</text:span></text:a></text:p>
          </table:table-cell>
        </table:table-row>
        <table:table-row table:style-name="TableRow103">
          <table:table-cell table:style-name="TableCell104">
            <text:p text:style-name="Normal">Bitwise Operators</text:p>
          </table:table-cell>
          <table:table-cell table:style-name="TableCell105">
            <text:p text:style-name="Normal">Perform bit-level operations on binary representations of numbers.</text:p>
          </table:table-cell>
          <table:table-cell table:style-name="TableCell106">
            <text:p text:style-name="Normal"><text:a xlink:href="https://learn.microsoft.com/en-us/dotnet/csharp/language-reference/operators/bitwise-and-shift-operators" office:target-frame-name="_blank" xlink:show="new"><text:span text:style-name="Hyperlink">Learn more</text:span></text:a></text:p>
          </table:table-cell>
        </table:table-row>
        <text:soft-page-break/>
        <table:table-row table:style-name="TableRow107">
          <table:table-cell table:style-name="TableCell108">
            <text:p text:style-name="Normal">Unary Operators</text:p>
          </table:table-cell>
          <table:table-cell table:style-name="TableCell109">
            <text:p text:style-name="Normal">Work with a single operand to return a result.</text:p>
          </table:table-cell>
          <table:table-cell table:style-name="TableCell110">
            <text:p text:style-name="Normal"><text:a xlink:href="https://learn.microsoft.com/en-us/dotnet/csharp/language-reference/operators/arithmetic-operators#unary-plus-and-unary-minus-operators" office:target-frame-name="_blank" xlink:show="new"><text:span text:style-name="Hyperlink">Learn more</text:span></text:a></text:p>
          </table:table-cell>
        </table:table-row>
        <table:table-row table:style-name="TableRow111">
          <table:table-cell table:style-name="TableCell112">
            <text:p text:style-name="Normal">Ternary Operator</text:p>
          </table:table-cell>
          <table:table-cell table:style-name="TableCell113">
            <text:p text:style-name="Normal">A conditional operator that takes three operands.</text:p>
          </table:table-cell>
          <table:table-cell table:style-name="TableCell114">
            <text:p text:style-name="Normal"><text:a xlink:href="https://learn.microsoft.com/en-us/dotnet/csharp/language-reference/operators/conditional-operator" office:target-frame-name="_blank" xlink:show="new"><text:span text:style-name="Hyperlink">Learn more</text:span></text:a></text:p>
          </table:table-cell>
        </table:table-row>
        <table:table-row table:style-name="TableRow115">
          <table:table-cell table:style-name="TableCell116">
            <text:p text:style-name="Normal">Null-coalescing Operators</text:p>
          </table:table-cell>
          <table:table-cell table:style-name="TableCell117">
            <text:p text:style-name="Normal">Returns the left-hand operand if it's not null; otherwise, the right.</text:p>
          </table:table-cell>
          <table:table-cell table:style-name="TableCell118">
            <text:p text:style-name="Normal"><text:a xlink:href="https://learn.microsoft.com/en-us/dotnet/csharp/language-reference/operators/null-coalescing-operator" office:target-frame-name="_blank" xlink:show="new"><text:span text:style-name="Hyperlink">Learn more</text:span></text:a></text:p>
          </table:table-cell>
        </table:table-row>
        <table:table-row table:style-name="TableRow119">
          <table:table-cell table:style-name="TableCell120">
            <text:p text:style-name="Normal">Null-conditional Operators</text:p>
          </table:table-cell>
          <table:table-cell table:style-name="TableCell121">
            <text:p text:style-name="Normal">Short-circuiting operators for nullable types.</text:p>
          </table:table-cell>
          <table:table-cell table:style-name="TableCell122">
            <text:p text:style-name="Normal"><text:a xlink:href="https://learn.microsoft.com/en-us/dotnet/csharp/language-reference/operators/member-access-operators#null-conditional-operators--and-" office:target-frame-name="_blank" xlink:show="new"><text:span text:style-name="Hyperlink">Learn more</text:span></text:a></text:p>
          </table:table-cell>
        </table:table-row>
        <table:table-row table:style-name="TableRow123">
          <table:table-cell table:style-name="TableCell124">
            <text:p text:style-name="Normal">Type Testing Operators</text:p>
          </table:table-cell>
          <table:table-cell table:style-name="TableCell125">
            <text:p text:style-name="Normal">Checks or casts the types of objects.</text:p>
          </table:table-cell>
          <table:table-cell table:style-name="TableCell126">
            <text:p text:style-name="Normal"><text:a xlink:href="https://learn.microsoft.com/en-us/dotnet/csharp/language-reference/operators/type-testing-and-cast" office:target-frame-name="_blank" xlink:show="new"><text:span text:style-name="Hyperlink">Learn more</text:span></text:a></text:p>
          </table:table-cell>
        </table:table-row>
        <table:table-row table:style-name="TableRow127">
          <table:table-cell table:style-name="TableCell128">
            <text:p text:style-name="Normal">Range and Index Operators</text:p>
          </table:table-cell>
          <table:table-cell table:style-name="TableCell129">
            <text:p text:style-name="Normal">Enables slicing and accessing elements in a collection.</text:p>
          </table:table-cell>
          <table:table-cell table:style-name="TableCell130">
            <text:p text:style-name="Normal"><text:a xlink:href="https://learn.microsoft.com/en-us/dotnet/csharp/language-reference/operators/range-and-index-operators" office:target-frame-name="_blank" xlink:show="new"><text:span text:style-name="Hyperlink">Learn more</text:span></text:a></text:p>
          </table:table-cell>
        </table:table-row>
        <table:table-row table:style-name="TableRow131">
          <table:table-cell table:style-name="TableCell132">
            <text:p text:style-name="Normal">is and as Operators</text:p>
          </table:table-cell>
          <table:table-cell table:style-name="TableCell133">
            <text:p text:style-name="Normal">Used for safe type casting and checking object compatibility with a type.</text:p>
          </table:table-cell>
          <table:table-cell table:style-name="TableCell134">
            <text:p text:style-name="Normal"><text:a xlink:href="https://learn.microsoft.com/en-us/dotnet/csharp/language-reference/operators/type-testing-and-cast#is-operator" office:target-frame-name="_blank" xlink:show="new"><text:span text:style-name="Hyperlink">Learn more</text:span></text:a></text:p>
          </table:table-cell>
        </table:table-row>
        <table:table-row table:style-name="TableRow135">
          <table:table-cell table:style-name="TableCell136">
            <text:p text:style-name="Normal">Overloadable Operators</text:p>
          </table:table-cell>
          <table:table-cell table:style-name="TableCell137">
            <text:p text:style-name="Normal">Operators that can be customized or overloaded in a class.</text:p>
          </table:table-cell>
          <table:table-cell table:style-name="TableCell138">
            <text:p text:style-name="Normal"><text:a xlink:href="https://learn.microsoft.com/en-us/dotnet/csharp/language-reference/operators/operator-overloading" office:target-frame-name="_blank" xlink:show="new"><text:span text:style-name="Hyperlink">Learn more</text:span></text:a></text:p>
          </table:table-cell>
        </table:table-row>
        <table:table-row table:style-name="TableRow139">
          <table:table-cell table:style-name="TableCell140">
            <text:p text:style-name="Normal">Checked and Unchecked</text:p>
          </table:table-cell>
          <table:table-cell table:style-name="TableCell141">
            <text:p text:style-name="Normal">Control overflow behavior in arithmetic operations.</text:p>
          </table:table-cell>
          <table:table-cell table:style-name="TableCell142">
            <text:p text:style-name="Normal"><text:a xlink:href="https://learn.microsoft.com/en-us/dotnet/csharp/language-reference/statements/checked-and-unchecked" office:target-frame-name="_blank" xlink:show="new"><text:span text:style-name="Hyperlink">Learn more</text:span></text:a></text:p>
          </table:table-cell>
        </table:table-row>
      </table:table>
      <text:p text:style-name="P143"/>
      <text:p text:style-name="P144">Methods</text:p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Normal">Subtopic</text:p>
          </table:table-cell>
          <table:table-cell table:style-name="TableCell151">
            <text:p text:style-name="Normal">Description</text:p>
          </table:table-cell>
          <table:table-cell table:style-name="TableCell152">
            <text:p text:style-name="Normal">Reference Link</text:p>
          </table:table-cell>
        </table:table-row>
        <table:table-row table:style-name="TableRow153">
          <table:table-cell table:style-name="TableCell154" table:number-rows-spanned="2">
            <text:p text:style-name="Normal">Introduction to Methods</text:p>
          </table:table-cell>
          <table:table-cell table:style-name="TableCell155" table:number-rows-spanned="2">
            <text:p text:style-name="Normal">Purpose and usage of methods in C#, including syntax and structure</text:p>
          </table:table-cell>
          <table:table-cell table:style-name="TableCell156">
            <text:p text:style-name="Normal"><text:a xlink:href="https://learn.microsoft.com/en-us/dotnet/csharp/programming-guide/classes-and-structs/methods" office:target-frame-name="_blank" xlink:show="new"><text:span text:style-name="Hyperlink">Microsoft - Methods in C#</text:span></text:a></text:p>
          </table:table-cell>
        </table:table-row>
        <table:table-row table:style-name="TableRow15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58">
            <text:p text:style-name="Normal">C# Station - Methods Tutorial</text:p>
          </table:table-cell>
        </table:table-row>
        <table:table-row table:style-name="TableRow159">
          <table:table-cell table:style-name="TableCell160">
            <text:p text:style-name="Normal">Method Parameters</text:p>
          </table:table-cell>
          <table:table-cell table:style-name="TableCell161">
            <text:p text:style-name="Normal">Types of parameters: value parameters, reference parameters, and output parameters. ref and out keywords</text:p>
          </table:table-cell>
          <table:table-cell table:style-name="TableCell162">
            <text:p text:style-name="Normal"><text:a xlink:href="https://learn.microsoft.com/en-us/dotnet/csharp/programming-guide/classes-and-structs/passing-parameters" office:target-frame-name="_blank" xlink:show="new"><text:span text:style-name="Hyperlink">Microsoft - Passing Parameters</text:span></text:a></text:p>
          </table:table-cell>
        </table:table-row>
        <table:table-row table:style-name="TableRow163">
          <table:table-cell table:style-name="TableCell164">
            <text:p text:style-name="Normal">Return Types and void Methods</text:p>
          </table:table-cell>
          <table:table-cell table:style-name="TableCell165">
            <text:p text:style-name="Normal">Returning values from methods, void methods, and methods with return types</text:p>
          </table:table-cell>
          <table:table-cell table:style-name="TableCell166">
            <text:p text:style-name="Normal"><text:a xlink:href="https://www.csharpworkshop.com/learn/methods-and-functions/method-parameters-and-return-types/" office:target-frame-name="_blank" xlink:show="new"><text:span text:style-name="Hyperlink">Return Type in C#</text:span></text:a></text:p>
          </table:table-cell>
        </table:table-row>
        <table:table-row table:style-name="TableRow167">
          <table:table-cell table:style-name="TableCell168">
            <text:p text:style-name="Normal"/>
          </table:table-cell>
          <table:table-cell table:style-name="TableCell169">
            <text:p text:style-name="Normal"/>
          </table:table-cell>
          <table:table-cell table:style-name="TableCell170">
            <text:p text:style-name="Normal">C# Corner - Void and Non-Void Methods</text:p>
          </table:table-cell>
        </table:table-row>
        <table:table-row table:style-name="TableRow171">
          <table:table-cell table:style-name="TableCell172">
            <text:p text:style-name="Normal">Method Overloading</text:p>
          </table:table-cell>
          <table:table-cell table:style-name="TableCell173">
            <text:p text:style-name="Normal">Concept of method overloading with different parameter types and counts</text:p>
          </table:table-cell>
          <table:table-cell table:style-name="TableCell174">
            <text:p text:style-name="Normal"><text:a xlink:href="https://learn.microsoft.com/en-us/dotnet/csharp/programming-guide/classes-and-structs/methods" office:target-frame-name="_blank" xlink:show="new"><text:span text:style-name="Hyperlink">Microsoft - Method Overloading</text:span></text:a></text:p>
          </table:table-cell>
        </table:table-row>
        <table:table-row table:style-name="TableRow175">
          <table:table-cell table:style-name="TableCell176">
            <text:p text:style-name="Normal"/>
          </table:table-cell>
          <table:table-cell table:style-name="TableCell177">
            <text:p text:style-name="Normal"/>
          </table:table-cell>
          <table:table-cell table:style-name="TableCell178">
            <text:p text:style-name="Normal">Guru99 - Method Overloading</text:p>
          </table:table-cell>
        </table:table-row>
        <table:table-row table:style-name="TableRow179">
          <table:table-cell table:style-name="TableCell180">
            <text:p text:style-name="Normal">Optional Parameters and Named Arguments</text:p>
          </table:table-cell>
          <table:table-cell table:style-name="TableCell181">
            <text:p text:style-name="Normal">Using optional parameters with default values and named arguments for clearer method calls</text:p>
          </table:table-cell>
          <table:table-cell table:style-name="TableCell182">
            <text:p text:style-name="Normal"><text:a xlink:href="https://learn.microsoft.com/en-us/dotnet/csharp/programming-guide/classes-and-structs/named-and-optional-arguments" office:target-frame-name="_blank" xlink:show="new"><text:span text:style-name="Hyperlink">Microsoft - Named and Optional Arguments</text:span></text:a></text:p>
          </table:table-cell>
        </table:table-row>
        <table:table-row table:style-name="TableRow183"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  <table:table-cell table:style-name="TableCell186">
            <text:p text:style-name="Normal">DotNetPerls - Optional Parameters</text:p>
          </table:table-cell>
        </table:table-row>
        <table:table-row table:style-name="TableRow187">
          <table:table-cell table:style-name="TableCell188">
            <text:p text:style-name="Normal">Static vs Instance Methods</text:p>
          </table:table-cell>
          <table:table-cell table:style-name="TableCell189">
            <text:p text:style-name="Normal">Difference between static and instance methods, and when to use each</text:p>
          </table:table-cell>
          <table:table-cell table:style-name="TableCell190">
            <text:p text:style-name="Normal"><text:a xlink:href="https://learn.microsoft.com/en-us/dotnet/csharp/programming-guide/classes-and-structs/static-classes-and-static-class-members" office:target-frame-name="_blank" xlink:show="new"><text:span text:style-name="Hyperlink">Microsoft - Static Classes and Static Class Members</text:span></text:a></text:p>
          </table:table-cell>
        </table:table-row>
        <table:table-row table:style-name="TableRow191">
          <table:table-cell table:style-name="TableCell192">
            <text:p text:style-name="Normal"/>
          </table:table-cell>
          <table:table-cell table:style-name="TableCell193">
            <text:p text:style-name="Normal"/>
          </table:table-cell>
          <table:table-cell table:style-name="TableCell194">
            <text:p text:style-name="Normal">Code Maze - Static and Non-static Methods</text:p>
          </table:table-cell>
        </table:table-row>
        <table:table-row table:style-name="TableRow195">
          <table:table-cell table:style-name="TableCell196">
            <text:p text:style-name="Normal">Recursive Methods</text:p>
          </table:table-cell>
          <table:table-cell table:style-name="TableCell197">
            <text:p text:style-name="Normal">Concept of recursion, with examples of recursive methods for problem-solving</text:p>
          </table:table-cell>
          <table:table-cell table:style-name="TableCell198">
            <text:p text:style-name="Normal">TutorialsTeacher - Recursive Method</text:p>
          </table:table-cell>
        </table:table-row>
        <table:table-row table:style-name="TableRow199">
          <table:table-cell table:style-name="TableCell200">
            <text:p text:style-name="Normal"/>
          </table:table-cell>
          <table:table-cell table:style-name="TableCell201">
            <text:p text:style-name="Normal"/>
          </table:table-cell>
          <table:table-cell table:style-name="TableCell202">
            <text:p text:style-name="Normal">C# Corner - Recursive Methods</text:p>
          </table:table-cell>
        </table:table-row>
        <table:table-row table:style-name="TableRow203">
          <table:table-cell table:style-name="TableCell204">
            <text:p text:style-name="Normal">Local Functions (Nested Methods)</text:p>
          </table:table-cell>
          <table:table-cell table:style-name="TableCell205">
            <text:p text:style-name="Normal">Local functions within a method, including their scope and lifetime</text:p>
          </table:table-cell>
          <table:table-cell table:style-name="TableCell206">
            <text:p text:style-name="Normal"><text:a xlink:href="https://learn.microsoft.com/en-us/dotnet/csharp/programming-guide/classes-and-structs/local-functions" office:target-frame-name="_blank" xlink:show="new"><text:span text:style-name="Hyperlink">Microsoft - Local Functions</text:span></text:a></text:p>
          </table:table-cell>
        </table:table-row>
        <table:table-row table:style-name="TableRow207">
          <table:table-cell table:style-name="TableCell208">
            <text:p text:style-name="Normal"/>
          </table:table-cell>
          <table:table-cell table:style-name="TableCell209">
            <text:p text:style-name="Normal"/>
          </table:table-cell>
          <table:table-cell table:style-name="TableCell210">
            <text:p text:style-name="Normal">DotNetCurry - Local Functions in C#</text:p>
          </table:table-cell>
        </table:table-row>
        <table:table-row table:style-name="TableRow211">
          <table:table-cell table:style-name="TableCell212">
            <text:p text:style-name="Normal">Extension Methods</text:p>
          </table:table-cell>
          <table:table-cell table:style-name="TableCell213">
            <text:p text:style-name="Normal">Creating and using extension methods to add functionality to existing types</text:p>
          </table:table-cell>
          <table:table-cell table:style-name="TableCell214">
            <text:p text:style-name="Normal"><text:a xlink:href="https://learn.microsoft.com/en-us/dotnet/csharp/programming-guide/classes-and-structs/extension-methods" office:target-frame-name="_blank" xlink:show="new"><text:span text:style-name="Hyperlink">Microsoft - Extension Methods</text:span></text:a></text:p>
          </table:table-cell>
        </table:table-row>
        <table:table-row table:style-name="TableRow215">
          <table:table-cell table:style-name="TableCell216">
            <text:p text:style-name="Normal"/>
          </table:table-cell>
          <table:table-cell table:style-name="TableCell217">
            <text:p text:style-name="Normal"/>
          </table:table-cell>
          <table:table-cell table:style-name="TableCell218">
            <text:p text:style-name="Normal">Code Maze - Extension Methods in C#</text:p>
          </table:table-cell>
        </table:table-row>
        <table:table-row table:style-name="TableRow219">
          <table:table-cell table:style-name="TableCell220">
            <text:p text:style-name="Normal">Async and Await in Methods</text:p>
          </table:table-cell>
          <table:table-cell table:style-name="TableCell221">
            <text:p text:style-name="Normal">Using async and await keywords to write asynchronous methods</text:p>
          </table:table-cell>
          <table:table-cell table:style-name="TableCell222">
            <text:p text:style-name="Normal"><text:a xlink:href="https://learn.microsoft.com/en-us/dotnet/csharp/async" office:target-frame-name="_blank" xlink:show="new"><text:span text:style-name="Hyperlink">Microsoft - Asynchronous Programming</text:span></text:a></text:p>
          </table:table-cell>
        </table:table-row>
        <table:table-row table:style-name="TableRow223">
          <table:table-cell table:style-name="TableCell224">
            <text:p text:style-name="Normal"/>
          </table:table-cell>
          <table:table-cell table:style-name="TableCell225">
            <text:p text:style-name="Normal"/>
          </table:table-cell>
          <table:table-cell table:style-name="TableCell226">
            <text:p text:style-name="Normal">C# Corner - Async and Await</text:p>
          </table:table-cell>
        </table:table-row>
        <table:table-row table:style-name="TableRow227">
          <table:table-cell table:style-name="TableCell228">
            <text:p text:style-name="Normal">Lambda Expressions and Anonymous Methods</text:p>
          </table:table-cell>
          <table:table-cell table:style-name="TableCell229">
            <text:p text:style-name="Normal">Lambda expressions and anonymous methods, used for delegates and LINQ expressions</text:p>
          </table:table-cell>
          <table:table-cell table:style-name="TableCell230">
            <text:p text:style-name="Normal"><text:a xlink:href="https://learn.microsoft.com/en-us/dotnet/csharp/programming-guide/statements-expressions-operators/lambda-expressions" office:target-frame-name="_blank" xlink:show="new"><text:span text:style-name="Hyperlink">Microsoft - Lambda Expressions</text:span></text:a></text:p>
          </table:table-cell>
        </table:table-row>
        <table:table-row table:style-name="TableRow231">
          <table:table-cell table:style-name="TableCell232">
            <text:p text:style-name="Normal"/>
          </table:table-cell>
          <table:table-cell table:style-name="TableCell233">
            <text:p text:style-name="Normal"/>
          </table:table-cell>
          <table:table-cell table:style-name="TableCell234">
            <text:p text:style-name="Normal">TutorialsTeacher - Anonymous Methods</text:p>
          </table:table-cell>
        </table:table-row>
        <table:table-row table:style-name="TableRow235">
          <table:table-cell table:style-name="TableCell236">
            <text:p text:style-name="Normal">Method Signatures and Overriding</text:p>
          </table:table-cell>
          <table:table-cell table:style-name="TableCell237">
            <text:p text:style-name="Normal">Understanding method signatures and overriding methods in inheritance with override and virtual</text:p>
          </table:table-cell>
          <table:table-cell table:style-name="TableCell238">
            <text:p text:style-name="Normal"><text:a xlink:href="https://learn.microsoft.com/en-us/dotnet/csharp/programming-guide/classes-and-structs/inheritance" office:target-frame-name="_blank" xlink:show="new"><text:span text:style-name="Hyperlink">Microsoft - Method Overriding</text:span></text:a></text:p>
          </table:table-cell>
        </table:table-row>
        <table:table-row table:style-name="TableRow239">
          <table:table-cell table:style-name="TableCell240">
            <text:p text:style-name="Normal"/>
          </table:table-cell>
          <table:table-cell table:style-name="TableCell241">
            <text:p text:style-name="Normal"/>
          </table:table-cell>
          <table:table-cell table:style-name="TableCell242">
            <text:p text:style-name="Normal">GeeksforGeeks - Method Overriding</text:p>
          </table:table-cell>
        </table:table-row>
        <table:table-row table:style-name="TableRow243">
          <table:table-cell table:style-name="TableCell244">
            <text:p text:style-name="Normal">Access Modifiers in Methods</text:p>
          </table:table-cell>
          <table:table-cell table:style-name="TableCell245">
            <text:p text:style-name="Normal">Public, private, protected, internal modifiers and their impact on method visibility</text:p>
          </table:table-cell>
          <table:table-cell table:style-name="TableCell246">
            <text:p text:style-name="Normal"><text:a xlink:href="https://learn.microsoft.com/en-us/dotnet/csharp/programming-guide/classes-and-structs/access-modifiers" office:target-frame-name="_blank" xlink:show="new"><text:span text:style-name="Hyperlink">Microsoft - Access Modifiers</text:span></text:a></text:p>
          </table:table-cell>
        </table:table-row>
        <table:table-row table:style-name="TableRow247">
          <table:table-cell table:style-name="TableCell248">
            <text:p text:style-name="Normal"/>
          </table:table-cell>
          <table:table-cell table:style-name="TableCell249">
            <text:p text:style-name="Normal"/>
          </table:table-cell>
          <table:table-cell table:style-name="TableCell250">
            <text:p text:style-name="Normal">TutorialsTeacher - Access Modifiers</text:p>
          </table:table-cell>
        </table:table-row>
        <table:table-row table:style-name="TableRow251">
          <table:table-cell table:style-name="TableCell252">
            <text:p text:style-name="Normal">Partial Methods</text:p>
          </table:table-cell>
          <table:table-cell table:style-name="TableCell253">
            <text:p text:style-name="Normal">Partial methods in partial classes, including limitations and benefits</text:p>
          </table:table-cell>
          <table:table-cell table:style-name="TableCell254">
            <text:p text:style-name="Normal"><text:a xlink:href="https://learn.microsoft.com/en-us/dotnet/csharp/programming-guide/classes-and-structs/partial-classes-and-methods" office:target-frame-name="_blank" xlink:show="new"><text:span text:style-name="Hyperlink">Microsoft - Partial Methods</text:span></text:a></text:p>
          </table:table-cell>
        </table:table-row>
        <table:table-row table:style-name="TableRow255">
          <table:table-cell table:style-name="TableCell256">
            <text:p text:style-name="Normal"/>
          </table:table-cell>
          <table:table-cell table:style-name="TableCell257">
            <text:p text:style-name="Normal"/>
          </table:table-cell>
          <table:table-cell table:style-name="TableCell258">
            <text:p text:style-name="Normal">C# Corner - Partial Methods</text:p>
          </table:table-cell>
        </table:table-row>
        <table:table-row table:style-name="TableRow259">
          <table:table-cell table:style-name="TableCell260">
            <text:p text:style-name="Normal">Best Practices in Method Design</text:p>
          </table:table-cell>
          <table:table-cell table:style-name="TableCell261">
            <text:p text:style-name="Normal">Method naming conventions, keeping methods focused, and optimizing for readability and performance</text:p>
          </table:table-cell>
          <table:table-cell table:style-name="TableCell262">
            <text:p text:style-name="Normal"><text:a xlink:href="https://learn.microsoft.com/en-us/dotnet/standard/design-guidelines/method" office:target-frame-name="_blank" xlink:show="new"><text:span text:style-name="Hyperlink">Microsoft - Method Design</text:span></text:a></text:p>
          </table:table-cell>
        </table:table-row>
        <table:table-row table:style-name="TableRow263">
          <table:table-cell table:style-name="TableCell264">
            <text:p text:style-name="Normal"/>
          </table:table-cell>
          <table:table-cell table:style-name="TableCell265">
            <text:p text:style-name="Normal"/>
          </table:table-cell>
          <table:table-cell table:style-name="TableCell266">
            <text:p text:style-name="Normal">C# Station - Coding Standards</text:p>
          </table:table-cell>
        </table:table-row>
      </table:table>
      <text:p text:style-name="P267"/>
      <text:p text:style-name="P268">Object-Oriented Programming</text:p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Normal">Category</text:p>
          </table:table-cell>
          <table:table-cell table:style-name="TableCell275">
            <text:p text:style-name="Normal">Subtopic</text:p>
          </table:table-cell>
          <table:table-cell table:style-name="TableCell276">
            <text:p text:style-name="Normal">Reference Link</text:p>
          </table:table-cell>
        </table:table-row>
        <text:soft-page-break/>
        <table:table-row table:style-name="TableRow277">
          <table:table-cell table:style-name="TableCell278">
            <text:p text:style-name="Normal">Classes and Objects</text:p>
          </table:table-cell>
          <table:table-cell table:style-name="TableCell279">
            <text:p text:style-name="Normal">Introduction to Classes and Objects</text:p>
          </table:table-cell>
          <table:table-cell table:style-name="TableCell280">
            <text:p text:style-name="Normal"><text:a xlink:href="https://learn.microsoft.com/en-us/dotnet/csharp/fundamentals/tutorials/classes" office:target-frame-name="_blank" xlink:show="new"><text:span text:style-name="Hyperlink">C# Classes And Objects - In-depth Tutorial With Examples</text:span></text:a></text:p>
          </table:table-cell>
        </table:table-row>
        <table:table-row table:style-name="TableRow281">
          <table:table-cell table:style-name="TableCell282">
            <text:p text:style-name="Normal"/>
          </table:table-cell>
          <table:table-cell table:style-name="TableCell283">
            <text:p text:style-name="Normal">Creating and Using Constructors</text:p>
          </table:table-cell>
          <table:table-cell table:style-name="TableCell284">
            <text:p text:style-name="Normal"><text:a xlink:href="https://learn.microsoft.com/en-us/dotnet/csharp/programming-guide/classes-and-structs/constructors" office:target-frame-name="_blank" xlink:show="new"><text:span text:style-name="Hyperlink">Constructors in C# - Microsoft Learn</text:span></text:a></text:p>
          </table:table-cell>
        </table:table-row>
        <table:table-row table:style-name="TableRow285">
          <table:table-cell table:style-name="TableCell286">
            <text:p text:style-name="Normal"/>
          </table:table-cell>
          <table:table-cell table:style-name="TableCell287">
            <text:p text:style-name="Normal">Object Initialization and Object Lifecycle</text:p>
          </table:table-cell>
          <table:table-cell table:style-name="TableCell288">
            <text:p text:style-name="Normal"><text:a xlink:href="https://tech-champion.com/programming/object-lifetime-in-programming-a-comprehensive-guide/" office:target-frame-name="_blank" xlink:show="new"><text:span text:style-name="Hyperlink">Object Lifecycle in C# - Programiz</text:span></text:a></text:p>
          </table:table-cell>
        </table:table-row>
        <table:table-row table:style-name="TableRow289">
          <table:table-cell table:style-name="TableCell290">
            <text:p text:style-name="Normal">Abstraction</text:p>
          </table:table-cell>
          <table:table-cell table:style-name="TableCell291">
            <text:p text:style-name="Normal">Introduction to Abstraction</text:p>
          </table:table-cell>
          <table:table-cell table:style-name="TableCell292">
            <text:p text:style-name="Normal"><text:a xlink:href="https://www.programiz.com/csharp-programming/abstract-class#:~:text=C%23%20Abstract%20Method,keyword%20to%20create%20abstract%20methods." office:target-frame-name="_blank" xlink:show="new"><text:span text:style-name="Hyperlink">Understanding Abstraction in C# - Programiz</text:span></text:a></text:p>
          </table:table-cell>
        </table:table-row>
        <table:table-row table:style-name="TableRow293">
          <table:table-cell table:style-name="TableCell294">
            <text:p text:style-name="Normal"/>
          </table:table-cell>
          <table:table-cell table:style-name="TableCell295">
            <text:p text:style-name="Normal">Abstract Classes and Methods</text:p>
          </table:table-cell>
          <table:table-cell table:style-name="TableCell296">
            <text:p text:style-name="Normal"><text:a xlink:href="https://www.programiz.com/csharp-programming/abstract-class#:~:text=C%23%20Abstract%20Method,keyword%20to%20create%20abstract%20methods." office:target-frame-name="_blank" xlink:show="new"><text:span text:style-name="Hyperlink">C# Abstract Class and Method (With Examples) - Programiz</text:span></text:a></text:p>
          </table:table-cell>
        </table:table-row>
        <table:table-row table:style-name="TableRow297">
          <table:table-cell table:style-name="TableCell298">
            <text:p text:style-name="Normal"/>
          </table:table-cell>
          <table:table-cell table:style-name="TableCell299">
            <text:p text:style-name="Normal">Abstraction vs Encapsulation</text:p>
          </table:table-cell>
          <table:table-cell table:style-name="TableCell300">
            <text:p text:style-name="Normal"><text:a xlink:href="https://www.c-sharpcorner.com/blogs/abstraction-and-encapsulation1#:~:text=Encapsulation%20is%20hiding%20the%20code,layout%20in%20terms%20of%20design." office:target-frame-name="_blank" xlink:show="new"><text:span text:style-name="Hyperlink">Abstraction and Encapsulation Differences - Microsoft Learn</text:span></text:a></text:p>
          </table:table-cell>
        </table:table-row>
        <table:table-row table:style-name="TableRow301">
          <table:table-cell table:style-name="TableCell302">
            <text:p text:style-name="Normal">Encapsulation</text:p>
          </table:table-cell>
          <table:table-cell table:style-name="TableCell303">
            <text:p text:style-name="Normal">Encapsulation Principles</text:p>
          </table:table-cell>
          <table:table-cell table:style-name="TableCell304">
            <text:p text:style-name="Normal"><text:a xlink:href="https://dotnettutorials.net/lesson/encapsulation-csharp/" office:target-frame-name="_blank" xlink:show="new"><text:span text:style-name="Hyperlink">Encapsulation in C# - Dot Net Tutorials</text:span></text:a></text:p>
          </table:table-cell>
        </table:table-row>
        <table:table-row table:style-name="TableRow305">
          <table:table-cell table:style-name="TableCell306">
            <text:p text:style-name="Normal"/>
          </table:table-cell>
          <table:table-cell table:style-name="TableCell307">
            <text:p text:style-name="Normal">Getters and Setters</text:p>
          </table:table-cell>
          <table:table-cell table:style-name="TableCell308">
            <text:p text:style-name="Normal"><text:a xlink:href="https://learn.microsoft.com/en-us/dotnet/csharp/programming-guide/classes-and-structs/using-properties" office:target-frame-name="_blank" xlink:show="new"><text:span text:style-name="Hyperlink">Using Getters and Setters in C# - C# Corner</text:span></text:a></text:p>
          </table:table-cell>
        </table:table-row>
        <table:table-row table:style-name="TableRow309">
          <table:table-cell table:style-name="TableCell310">
            <text:p text:style-name="Normal"/>
          </table:table-cell>
          <table:table-cell table:style-name="TableCell311">
            <text:p text:style-name="Normal">Encapsulation and Data Hiding</text:p>
          </table:table-cell>
          <table:table-cell table:style-name="TableCell312">
            <text:p text:style-name="Normal">Data Hiding with Encapsulation - Programiz</text:p>
          </table:table-cell>
        </table:table-row>
        <table:table-row table:style-name="TableRow313">
          <table:table-cell table:style-name="TableCell314">
            <text:p text:style-name="Normal"/>
          </table:table-cell>
          <table:table-cell table:style-name="TableCell315">
            <text:p text:style-name="Normal">Access Modifiers</text:p>
          </table:table-cell>
          <table:table-cell table:style-name="TableCell316">
            <text:p text:style-name="Normal"><text:a xlink:href="https://learn.microsoft.com/en-us/dotnet/csharp/programming-guide/classes-and-structs/access-modifiers" office:target-frame-name="_blank" xlink:show="new"><text:span text:style-name="Hyperlink">Understanding Access Modifiers in C# - Microsoft Learn</text:span></text:a></text:p>
          </table:table-cell>
        </table:table-row>
        <table:table-row table:style-name="TableRow317">
          <table:table-cell table:style-name="TableCell318">
            <text:p text:style-name="Normal"/>
          </table:table-cell>
          <table:table-cell table:style-name="TableCell319">
            <text:p text:style-name="Normal">Using Access Modifiers with Encapsulation</text:p>
          </table:table-cell>
          <table:table-cell table:style-name="TableCell320">
            <text:p text:style-name="Normal">C# Access Modifiers with Encapsulation - Dot Net Tutorials</text:p>
          </table:table-cell>
        </table:table-row>
        <table:table-row table:style-name="TableRow321">
          <table:table-cell table:style-name="TableCell322">
            <text:p text:style-name="Normal">Inheritance</text:p>
          </table:table-cell>
          <table:table-cell table:style-name="TableCell323">
            <text:p text:style-name="Normal">Basics of Inheritance</text:p>
          </table:table-cell>
          <table:table-cell table:style-name="TableCell324">
            <text:p text:style-name="Normal">Inheritance in C# - An In-depth Guide</text:p>
          </table:table-cell>
        </table:table-row>
        <table:table-row table:style-name="TableRow325">
          <table:table-cell table:style-name="TableCell326">
            <text:p text:style-name="Normal"/>
          </table:table-cell>
          <table:table-cell table:style-name="TableCell327">
            <text:p text:style-name="Normal">Abstract Classes and Methods</text:p>
          </table:table-cell>
          <table:table-cell table:style-name="TableCell328">
            <text:p text:style-name="Normal">C# Abstract Class and Method - Programiz</text:p>
          </table:table-cell>
        </table:table-row>
        <table:table-row table:style-name="TableRow329">
          <table:table-cell table:style-name="TableCell330">
            <text:p text:style-name="Normal"/>
          </table:table-cell>
          <table:table-cell table:style-name="TableCell331">
            <text:p text:style-name="Normal">Polymorphism with Inheritance</text:p>
          </table:table-cell>
          <table:table-cell table:style-name="TableCell332">
            <text:p text:style-name="Normal"><text:a xlink:href="https://learn.microsoft.com/en-us/dotnet/csharp/fundamentals/object-oriented/" office:target-frame-name="_blank" xlink:show="new"><text:span text:style-name="Hyperlink">Polymorphism in C# - Microsoft Learn</text:span></text:a></text:p>
          </table:table-cell>
        </table:table-row>
        <table:table-row table:style-name="TableRow333">
          <table:table-cell table:style-name="TableCell334">
            <text:p text:style-name="Normal"/>
          </table:table-cell>
          <table:table-cell table:style-name="TableCell335">
            <text:p text:style-name="Normal">The Diamond Problem</text:p>
          </table:table-cell>
          <table:table-cell table:style-name="TableCell336">
            <text:p text:style-name="Normal">Understanding the Diamond Problem in C# - CodeProject</text:p>
          </table:table-cell>
        </table:table-row>
        <text:soft-page-break/>
        <table:table-row table:style-name="TableRow337">
          <table:table-cell table:style-name="TableCell338">
            <text:p text:style-name="Normal">Interfaces</text:p>
          </table:table-cell>
          <table:table-cell table:style-name="TableCell339">
            <text:p text:style-name="Normal">Defining Interfaces and Implementing Interface Members</text:p>
          </table:table-cell>
          <table:table-cell table:style-name="TableCell340">
            <text:p text:style-name="Normal"><text:a xlink:href="https://learn.microsoft.com/en-us/dotnet/csharp/programming-guide/interfaces/" office:target-frame-name="_blank" xlink:show="new"><text:span text:style-name="Hyperlink">Interfaces in C#: A Beginner's Guide</text:span></text:a></text:p>
          </table:table-cell>
        </table:table-row>
        <table:table-row table:style-name="TableRow341">
          <table:table-cell table:style-name="TableCell342">
            <text:p text:style-name="Normal"/>
          </table:table-cell>
          <table:table-cell table:style-name="TableCell343">
            <text:p text:style-name="Normal">Explicit Interface Implementation</text:p>
          </table:table-cell>
          <table:table-cell table:style-name="TableCell344">
            <text:p text:style-name="Normal"><text:a xlink:href="https://learn.microsoft.com/en-us/dotnet/csharp/programming-guide/interfaces/explicit-interface-implementation" office:target-frame-name="_blank" xlink:show="new"><text:span text:style-name="Hyperlink">Explicit Interface Implementation in C# - Microsoft Learn</text:span></text:a></text:p>
          </table:table-cell>
        </table:table-row>
        <table:table-row table:style-name="TableRow345">
          <table:table-cell table:style-name="TableCell346">
            <text:p text:style-name="Normal"/>
          </table:table-cell>
          <table:table-cell table:style-name="TableCell347">
            <text:p text:style-name="Normal">Interface vs Abstract Class</text:p>
          </table:table-cell>
          <table:table-cell table:style-name="TableCell348">
            <text:p text:style-name="Normal"><text:a xlink:href="https://www.shiksha.com/online-courses/articles/difference-between-abstract-class-and-interface-in-c-blogId-151941#:~:text=An%20abstract%20class%20can%20have,and%20it%20cannot%20hold%20state." office:target-frame-name="_blank" xlink:show="new"><text:span text:style-name="Hyperlink">Interface vs Abstract Class - Dot Net Tutorials</text:span></text:a></text:p>
          </table:table-cell>
        </table:table-row>
        <table:table-row table:style-name="TableRow349">
          <table:table-cell table:style-name="TableCell350">
            <text:p text:style-name="Normal">Polymorphism</text:p>
          </table:table-cell>
          <table:table-cell table:style-name="TableCell351">
            <text:p text:style-name="Normal">Overview of Polymorphism and its Types</text:p>
          </table:table-cell>
          <table:table-cell table:style-name="TableCell352">
            <text:p text:style-name="Normal">Understanding Polymorphism in C# - Programiz</text:p>
          </table:table-cell>
        </table:table-row>
        <table:table-row table:style-name="TableRow353">
          <table:table-cell table:style-name="TableCell354">
            <text:p text:style-name="Normal"/>
          </table:table-cell>
          <table:table-cell table:style-name="TableCell355">
            <text:p text:style-name="Normal">Runtime vs Compile-time Polymorphism</text:p>
          </table:table-cell>
          <table:table-cell table:style-name="TableCell356">
            <text:p text:style-name="Normal">Polymorphism Explained - TutorialsTeacher</text:p>
          </table:table-cell>
        </table:table-row>
        <table:table-row table:style-name="TableRow357">
          <table:table-cell table:style-name="TableCell358">
            <text:p text:style-name="Normal"/>
          </table:table-cell>
          <table:table-cell table:style-name="TableCell359">
            <text:p text:style-name="Normal">Method Overloading and Overriding</text:p>
          </table:table-cell>
          <table:table-cell table:style-name="TableCell360">
            <text:p text:style-name="Normal"><text:a xlink:href="https://learn.microsoft.com/en-us/dotnet/csharp/programming-guide/classes-and-structs/inheritance-method-overriding" office:target-frame-name="_blank" xlink:show="new"><text:span text:style-name="Hyperlink">Method Overloading and Overriding in C# - Microsoft Learn</text:span></text:a></text:p>
          </table:table-cell>
        </table:table-row>
        <table:table-row table:style-name="TableRow361">
          <table:table-cell table:style-name="TableCell362">
            <text:p text:style-name="Normal">Static Classes</text:p>
          </table:table-cell>
          <table:table-cell table:style-name="TableCell363">
            <text:p text:style-name="Normal">Understanding Static Classes</text:p>
          </table:table-cell>
          <table:table-cell table:style-name="TableCell364">
            <text:p text:style-name="Normal"><text:a xlink:href="https://learn.microsoft.com/en-us/dotnet/csharp/programming-guide/classes-and-structs/static-classes-and-static-class-members" office:target-frame-name="_blank" xlink:show="new"><text:span text:style-name="Hyperlink">Static Classes in C# - Microsoft Learn</text:span></text:a></text:p>
          </table:table-cell>
        </table:table-row>
        <table:table-row table:style-name="TableRow365">
          <table:table-cell table:style-name="TableCell366">
            <text:p text:style-name="Normal"/>
          </table:table-cell>
          <table:table-cell table:style-name="TableCell367">
            <text:p text:style-name="Normal">Static Members and Methods</text:p>
          </table:table-cell>
          <table:table-cell table:style-name="TableCell368">
            <text:p text:style-name="Normal">Static Members in C# - Programiz</text:p>
          </table:table-cell>
        </table:table-row>
        <table:table-row table:style-name="TableRow369">
          <table:table-cell table:style-name="TableCell370">
            <text:p text:style-name="Normal"/>
          </table:table-cell>
          <table:table-cell table:style-name="TableCell371">
            <text:p text:style-name="Normal">When to Use Static Classes</text:p>
          </table:table-cell>
          <table:table-cell table:style-name="TableCell372">
            <text:p text:style-name="Normal">Using Static Classes - C# Corner</text:p>
          </table:table-cell>
        </table:table-row>
        <table:table-row table:style-name="TableRow373">
          <table:table-cell table:style-name="TableCell374">
            <text:p text:style-name="Normal">Relationships</text:p>
          </table:table-cell>
          <table:table-cell table:style-name="TableCell375">
            <text:p text:style-name="Normal">Association - Understanding Association</text:p>
          </table:table-cell>
          <table:table-cell table:style-name="TableCell376">
            <text:p text:style-name="Normal">Association in C# - GeeksforGeeks</text:p>
          </table:table-cell>
        </table:table-row>
        <table:table-row table:style-name="TableRow377">
          <table:table-cell table:style-name="TableCell378">
            <text:p text:style-name="Normal"/>
          </table:table-cell>
          <table:table-cell table:style-name="TableCell379">
            <text:p text:style-name="Normal">Aggregation - Explaining Aggregation</text:p>
          </table:table-cell>
          <table:table-cell table:style-name="TableCell380">
            <text:p text:style-name="Normal">Aggregation in C# - Programiz</text:p>
          </table:table-cell>
        </table:table-row>
        <table:table-row table:style-name="TableRow381">
          <table:table-cell table:style-name="TableCell382">
            <text:p text:style-name="Normal"/>
          </table:table-cell>
          <table:table-cell table:style-name="TableCell383">
            <text:p text:style-name="Normal">Composition - Understanding Composition</text:p>
          </table:table-cell>
          <table:table-cell table:style-name="TableCell384">
            <text:p text:style-name="Normal">Composition in C# - Dot Net Tutorials</text:p>
          </table:table-cell>
        </table:table-row>
        <table:table-row table:style-name="TableRow385">
          <table:table-cell table:style-name="TableCell386">
            <text:p text:style-name="Normal"/>
          </table:table-cell>
          <table:table-cell table:style-name="TableCell387">
            <text:p text:style-name="Normal">Dependency - Explaining Dependency Relationships</text:p>
          </table:table-cell>
          <table:table-cell table:style-name="TableCell388">
            <text:p text:style-name="Normal">Dependency Relationships in C# - TutorialsTeacher</text:p>
          </table:table-cell>
        </table:table-row>
        <table:table-row table:style-name="TableRow389">
          <table:table-cell table:style-name="TableCell390">
            <text:p text:style-name="Normal">Additional OOP Concepts</text:p>
          </table:table-cell>
          <table:table-cell table:style-name="TableCell391">
            <text:p text:style-name="Normal">Static Classes and Members</text:p>
          </table:table-cell>
          <table:table-cell table:style-name="TableCell392">
            <text:p text:style-name="Normal"><text:a xlink:href="https://learn.microsoft.com/en-us/dotnet/csharp/programming-guide/classes-and-structs/static-classes-and-static-class-members" office:target-frame-name="_blank" xlink:show="new"><text:span text:style-name="Hyperlink">Understanding Static Classes and Static Members - Microsoft Learn</text:span></text:a></text:p>
          </table:table-cell>
        </table:table-row>
        <table:table-row table:style-name="TableRow393">
          <table:table-cell table:style-name="TableCell394">
            <text:p text:style-name="Normal"/>
          </table:table-cell>
          <table:table-cell table:style-name="TableCell395">
            <text:p text:style-name="Normal">Constructors and Destructors</text:p>
          </table:table-cell>
          <table:table-cell table:style-name="TableCell396">
            <text:p text:style-name="Normal"><text:a xlink:href="https://learn.microsoft.com/en-us/dotnet/csharp/programming-guide/classes-and-structs/destructors" office:target-frame-name="_blank" xlink:show="new"><text:span text:style-name="Hyperlink">Constructors and Destructors in C# - Microsoft Learn</text:span></text:a></text:p>
          </table:table-cell>
        </table:table-row>
      </table:table>
      <text:p text:style-name="P397"/>
      <text:soft-page-break/>
      <text:p text:style-name="P398">Formatting and Parsing</text:p>
      <text:p text:style-name="Normal"> <text:s/><text:span text:style-name="T399">Type Conversions</text:span></text:p>
      <text:list text:style-name="LFO1" text:continue-numbering="true">
        <text:list-item>
          <text:p text:style-name="P400"><text:span text:style-name="T401">Implicit vs Explicit Type Conversions</text:span>: C# Type Conversion - Programiz</text:p>
        </text:list-item>
        <text:list-item>
          <text:p text:style-name="P402"><text:span text:style-name="T403">Using as and is for Type Checking</text:span>:<text:s/><text:a xlink:href="https://learn.microsoft.com/en-us/dotnet/csharp/language-reference/operators/type-testing-and-cast" office:target-frame-name="_blank" xlink:show="new"><text:span text:style-name="Hyperlink">Type Checking with 'as' and 'is' - Microsoft Learn</text:span></text:a></text:p>
        </text:list-item>
        <text:list-item>
          <text:p text:style-name="P404"><text:span text:style-name="T405">Conversion Methods and Parse</text:span>: Type Conversion Methods in C# - Tutorialspoint</text:p>
        </text:list-item>
      </text:list>
      <text:p text:style-name="Normal"> <text:s/><text:span text:style-name="T406">Generics</text:span></text:p>
      <text:list text:style-name="LFO2" text:continue-numbering="true">
        <text:list-item>
          <text:p text:style-name="P407"><text:span text:style-name="T408">Introduction to Generics and Usage</text:span>:<text:s/><text:a xlink:href="https://dotnettutorials.net/lesson/generics-csharp/" office:target-frame-name="_blank" xlink:show="new"><text:span text:style-name="Hyperlink">Generics in C#: A Comprehensive Guide</text:span></text:a></text:p>
        </text:list-item>
        <text:list-item>
          <text:p text:style-name="P409"><text:span text:style-name="T410">Generic Collections in .NET</text:span>:<text:s/><text:a xlink:href="https://learn.microsoft.com/en-us/dotnet/standard/generics" office:target-frame-name="_blank" xlink:show="new"><text:span text:style-name="Hyperlink">Generic Collections - Microsoft Learn</text:span></text:a></text:p>
        </text:list-item>
        <text:list-item>
          <text:p text:style-name="P411"><text:span text:style-name="T412">Constraints on Type Parameters</text:span>:<text:s/><text:a xlink:href="https://learn.microsoft.com/en-us/dotnet/csharp/programming-guide/generics/constraints-on-type-parameters" office:target-frame-name="_blank" xlink:show="new"><text:span text:style-name="Hyperlink">Constraints on Type Parameters - Microsoft Learn</text:span></text:a></text:p>
        </text:list-item>
      </text:list>
      <text:h text:style-name="P413" text:outline-level="2">Exception Handling</text:h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Normal">Subtopic</text:p>
          </table:table-cell>
          <table:table-cell table:style-name="TableCell420">
            <text:p text:style-name="Normal">Description</text:p>
          </table:table-cell>
          <table:table-cell table:style-name="TableCell421">
            <text:p text:style-name="Normal">Reference Links</text:p>
          </table:table-cell>
        </table:table-row>
        <table:table-row table:style-name="TableRow422">
          <table:table-cell table:style-name="TableCell423">
            <text:p text:style-name="Normal">What is Exception Handling?</text:p>
          </table:table-cell>
          <table:table-cell table:style-name="TableCell424">
            <text:p text:style-name="Normal">Overview of exception handling in C# and its importance for robust application development.</text:p>
          </table:table-cell>
          <table:table-cell table:style-name="TableCell425">
            <text:p text:style-name="Normal"><text:a xlink:href="https://learn.microsoft.com/en-us/dotnet/csharp/fundamentals/exceptions/" office:target-frame-name="_blank" xlink:show="new"><text:span text:style-name="Hyperlink">Microsoft Docs: Exception Handling</text:span></text:a><text:s/>GeeksforGeeks: Exception Handling in C#</text:p>
          </table:table-cell>
        </table:table-row>
        <table:table-row table:style-name="TableRow426">
          <table:table-cell table:style-name="TableCell427">
            <text:p text:style-name="Normal">try, catch, finally Blocks</text:p>
          </table:table-cell>
          <table:table-cell table:style-name="TableCell428">
            <text:p text:style-name="Normal">Using try, catch, and finally blocks to handle exceptions and ensure clean-up operations.</text:p>
          </table:table-cell>
          <table:table-cell table:style-name="TableCell429">
            <text:p text:style-name="Normal"><text:a xlink:href="https://learn.microsoft.com/en-us/dotnet/csharp/language-reference/keywords/try-catch" office:target-frame-name="_blank" xlink:show="new"><text:span text:style-name="Hyperlink">Microsoft Docs: try-catch-finally</text:span></text:a><text:s/>TutorialsTeacher: Try-Catch Block</text:p>
          </table:table-cell>
        </table:table-row>
        <table:table-row table:style-name="TableRow430">
          <table:table-cell table:style-name="TableCell431">
            <text:p text:style-name="Normal">Throwing Exceptions</text:p>
          </table:table-cell>
          <table:table-cell table:style-name="TableCell432">
            <text:p text:style-name="Normal">Understanding the throw statement to raise exceptions intentionally within code.</text:p>
          </table:table-cell>
          <table:table-cell table:style-name="TableCell433">
            <text:p text:style-name="Normal"><text:a xlink:href="https://learn.microsoft.com/en-us/dotnet/csharp/language-reference/keywords/throw" office:target-frame-name="_blank" xlink:show="new"><text:span text:style-name="Hyperlink">Microsoft Docs: Throwing Exceptions</text:span></text:a><text:s/>Dot Net Perls: Throwing Exceptions</text:p>
          </table:table-cell>
        </table:table-row>
        <table:table-row table:style-name="TableRow434">
          <table:table-cell table:style-name="TableCell435">
            <text:p text:style-name="Normal">Custom Exceptions</text:p>
          </table:table-cell>
          <table:table-cell table:style-name="TableCell436">
            <text:p text:style-name="Normal">Creating custom exception classes that inherit from Exception to represent specific error cases.</text:p>
          </table:table-cell>
          <table:table-cell table:style-name="TableCell437">
            <text:p text:style-name="Normal"><text:a xlink:href="https://learn.microsoft.com/en-us/dotnet/standard/exceptions/how-to-create-custom-exceptions" office:target-frame-name="_blank" xlink:show="new"><text:span text:style-name="Hyperlink">Microsoft Docs: Custom Exceptions</text:span></text:a><text:s/>C# Corner: Custom Exceptions</text:p>
          </table:table-cell>
        </table:table-row>
        <table:table-row table:style-name="TableRow438">
          <table:table-cell table:style-name="TableCell439">
            <text:p text:style-name="Normal">Common Exception Types</text:p>
          </table:table-cell>
          <table:table-cell table:style-name="TableCell440">
            <text:p text:style-name="Normal">Overview of common C# exceptions like NullReferenceException, ArgumentException, etc.</text:p>
          </table:table-cell>
          <table:table-cell table:style-name="TableCell441">
            <text:p text:style-name="Normal"><text:a xlink:href="https://learn.microsoft.com/en-us/dotnet/api/system.exception?view=net-5.0" office:target-frame-name="_blank" xlink:show="new"><text:span text:style-name="Hyperlink">Microsoft Docs: Common Exceptions</text:span></text:a><text:s/><text:a xlink:href="https://stackoverflow.com/questions/1321869/common-c-sharp-exceptions" office:target-frame-name="_blank" xlink:show="new"><text:span text:style-name="Hyperlink">Stack Overflow: Common C# Exceptions</text:span></text:a></text:p>
          </table:table-cell>
        </table:table-row>
        <text:soft-page-break/>
        <table:table-row table:style-name="TableRow442">
          <table:table-cell table:style-name="TableCell443">
            <text:p text:style-name="Normal">Nested try-catch Blocks</text:p>
          </table:table-cell>
          <table:table-cell table:style-name="TableCell444">
            <text:p text:style-name="Normal">Handling exceptions in nested try-catch blocks and understanding their behavior.</text:p>
          </table:table-cell>
          <table:table-cell table:style-name="TableCell445">
            <text:p text:style-name="Normal"><text:a xlink:href="https://learn.microsoft.com/en-us/dotnet/csharp/programming-guide/exceptions/handling-exceptions" office:target-frame-name="_blank" xlink:show="new"><text:span text:style-name="Hyperlink">Microsoft Docs: Nested try-catch</text:span></text:a><text:s/>TutorialsTeacher: Nested Try-Catch</text:p>
          </table:table-cell>
        </table:table-row>
        <table:table-row table:style-name="TableRow446">
          <table:table-cell table:style-name="TableCell447">
            <text:p text:style-name="Normal">Exception Propagation</text:p>
          </table:table-cell>
          <table:table-cell table:style-name="TableCell448">
            <text:p text:style-name="Normal">How exceptions propagate through the call stack and how to handle them effectively.</text:p>
          </table:table-cell>
          <table:table-cell table:style-name="TableCell449">
            <text:p text:style-name="Normal"><text:a xlink:href="https://learn.microsoft.com/en-us/dotnet/csharp/programming-guide/exceptions/propagating-exceptions" office:target-frame-name="_blank" xlink:show="new"><text:span text:style-name="Hyperlink">Microsoft Docs: Propagating Exceptions</text:span></text:a><text:s/>C# Corner: Exception Propagation</text:p>
          </table:table-cell>
        </table:table-row>
        <table:table-row table:style-name="TableRow450">
          <table:table-cell table:style-name="TableCell451">
            <text:p text:style-name="Normal">Re-throwing Exceptions</text:p>
          </table:table-cell>
          <table:table-cell table:style-name="TableCell452">
            <text:p text:style-name="Normal">Using throw without arguments in catch blocks to preserve original exception details.</text:p>
          </table:table-cell>
          <table:table-cell table:style-name="TableCell453">
            <text:p text:style-name="Normal"><text:a xlink:href="https://learn.microsoft.com/en-us/dotnet/csharp/fundamentals/exceptions/rethrow" office:target-frame-name="_blank" xlink:show="new"><text:span text:style-name="Hyperlink">Microsoft Docs: Re-throwing Exceptions</text:span></text:a><text:s/><text:a xlink:href="https://stackoverflow.com/questions/2027747/rethrowing-exception-in-c-sharp" office:target-frame-name="_blank" xlink:show="new"><text:span text:style-name="Hyperlink">Stack Overflow: Rethrowing Exceptions</text:span></text:a></text:p>
          </table:table-cell>
        </table:table-row>
        <table:table-row table:style-name="TableRow454">
          <table:table-cell table:style-name="TableCell455">
            <text:p text:style-name="Normal">Using Exception Filters</text:p>
          </table:table-cell>
          <table:table-cell table:style-name="TableCell456">
            <text:p text:style-name="Normal">Using exception filters (when keyword) to conditionally handle exceptions in catch blocks.</text:p>
          </table:table-cell>
          <table:table-cell table:style-name="TableCell457">
            <text:p text:style-name="Normal"><text:a xlink:href="https://learn.microsoft.com/en-us/dotnet/csharp/language-reference/keywords/when" office:target-frame-name="_blank" xlink:show="new"><text:span text:style-name="Hyperlink">Microsoft Docs: Using Exception Filters</text:span></text:a><text:s/>Dot Net Perls: Exception Filters</text:p>
          </table:table-cell>
        </table:table-row>
        <table:table-row table:style-name="TableRow458">
          <table:table-cell table:style-name="TableCell459">
            <text:p text:style-name="Normal">Global Exception Handling</text:p>
          </table:table-cell>
          <table:table-cell table:style-name="TableCell460">
            <text:p text:style-name="Normal">Setting up global exception handling at the application level using AppDomain and TaskScheduler.</text:p>
          </table:table-cell>
          <table:table-cell table:style-name="TableCell461">
            <text:p text:style-name="Normal"><text:a xlink:href="https://learn.microsoft.com/en-us/dotnet/api/system.appdomain.unhandledexception?view=netframework-4.8" office:target-frame-name="_blank" xlink:show="new"><text:span text:style-name="Hyperlink">Microsoft Docs: Global Exception Handling</text:span></text:a><text:s/><text:a xlink:href="https://stackoverflow.com/questions/6268361/global-exception-handling-in-c-sharp" office:target-frame-name="_blank" xlink:show="new"><text:span text:style-name="Hyperlink">Stack Overflow: Global Exception Handling</text:span></text:a></text:p>
          </table:table-cell>
        </table:table-row>
        <table:table-row table:style-name="TableRow462">
          <table:table-cell table:style-name="TableCell463">
            <text:p text:style-name="Normal">Using AggregateException</text:p>
          </table:table-cell>
          <table:table-cell table:style-name="TableCell464">
            <text:p text:style-name="Normal">Handling multiple exceptions that may occur in parallel or asynchronous operations.</text:p>
          </table:table-cell>
          <table:table-cell table:style-name="TableCell465">
            <text:p text:style-name="Normal"><text:a xlink:href="https://learn.microsoft.com/en-us/dotnet/api/system.aggregateexception?view=net-5.0" office:target-frame-name="_blank" xlink:show="new"><text:span text:style-name="Hyperlink">Microsoft Docs: AggregateException</text:span></text:a><text:s/>C# Corner: AggregateException</text:p>
          </table:table-cell>
        </table:table-row>
        <table:table-row table:style-name="TableRow466">
          <table:table-cell table:style-name="TableCell467">
            <text:p text:style-name="Normal">Exception Logging</text:p>
          </table:table-cell>
          <table:table-cell table:style-name="TableCell468">
            <text:p text:style-name="Normal">Logging exceptions for debugging and monitoring purposes using various logging frameworks.</text:p>
          </table:table-cell>
          <table:table-cell table:style-name="TableCell469">
            <text:p text:style-name="Normal"><text:a xlink:href="https://learn.microsoft.com/en-us/dotnet/core/extensions/logging" office:target-frame-name="_blank" xlink:show="new"><text:span text:style-name="Hyperlink">Microsoft Docs: Logging Exceptions</text:span></text:a><text:s/>Loggly: Exception Logging Best Practices</text:p>
          </table:table-cell>
        </table:table-row>
        <table:table-row table:style-name="TableRow470">
          <table:table-cell table:style-name="TableCell471">
            <text:p text:style-name="Normal">Best Practices for Exception Handling</text:p>
          </table:table-cell>
          <table:table-cell table:style-name="TableCell472">
            <text:p text:style-name="Normal">Guidelines for effective exception handling, including performance considerations and user feedback.</text:p>
          </table:table-cell>
          <table:table-cell table:style-name="TableCell473">
            <text:p text:style-name="Normal"><text:a xlink:href="https://learn.microsoft.com/en-us/dotnet/standard/exceptions/best-practices" office:target-frame-name="_blank" xlink:show="new"><text:span text:style-name="Hyperlink">Microsoft Docs: Best Practices for Exception Handling</text:span></text:a><text:s/>Dot Net Perls: Best Practices</text:p>
          </table:table-cell>
        </table:table-row>
        <table:table-row table:style-name="TableRow474">
          <table:table-cell table:style-name="TableCell475">
            <text:p text:style-name="Normal">Task-based Asynchronous Error Handling</text:p>
          </table:table-cell>
          <table:table-cell table:style-name="TableCell476">
            <text:p text:style-name="Normal">Handling exceptions in async methods with async and await.</text:p>
          </table:table-cell>
          <table:table-cell table:style-name="TableCell477">
            <text:p text:style-name="Normal"><text:a xlink:href="https://learn.microsoft.com/en-us/dotnet/csharp/programming-guide/concepts/async/exception-handling" office:target-frame-name="_blank" xlink:show="new"><text:span text:style-name="Hyperlink">Microsoft Docs: Async Exception Handling</text:span></text:a><text:s/>C# Corner: Async Error Handling</text:p>
          </table:table-cell>
        </table:table-row>
        <text:soft-page-break/>
        <table:table-row table:style-name="TableRow478">
          <table:table-cell table:style-name="TableCell479">
            <text:p text:style-name="Normal">Exception Handling in LINQ</text:p>
          </table:table-cell>
          <table:table-cell table:style-name="TableCell480">
            <text:p text:style-name="Normal">Managing exceptions within LINQ queries and deferred execution contexts.</text:p>
          </table:table-cell>
          <table:table-cell table:style-name="TableCell481">
            <text:p text:style-name="Normal"><text:a xlink:href="https://learn.microsoft.com/en-us/dotnet/csharp/programming-guide/concepts/linq/handling-errors-in-linq" office:target-frame-name="_blank" xlink:show="new"><text:span text:style-name="Hyperlink">Microsoft Docs: Handling Errors in LINQ</text:span></text:a><text:s/>TutorialsTeacher: Exception Handling in LINQ</text:p>
          </table:table-cell>
        </table:table-row>
        <table:table-row table:style-name="TableRow482">
          <table:table-cell table:style-name="TableCell483">
            <text:p text:style-name="Normal">Throw vs Throw ex</text:p>
          </table:table-cell>
          <table:table-cell table:style-name="TableCell484">
            <text:p text:style-name="Normal">Understanding the difference between throw and throw ex to preserve stack trace or not.</text:p>
          </table:table-cell>
          <table:table-cell table:style-name="TableCell485">
            <text:p text:style-name="Normal"><text:a xlink:href="https://learn.microsoft.com/en-us/dotnet/csharp/fundamentals/exceptions/rethrow" office:target-frame-name="_blank" xlink:show="new"><text:span text:style-name="Hyperlink">Microsoft Docs: Throw vs Throw ex</text:span></text:a><text:s/>Code Project: Throw vs Throw ex</text:p>
          </table:table-cell>
        </table:table-row>
        <table:table-row table:style-name="TableRow486">
          <table:table-cell table:style-name="TableCell487">
            <text:p text:style-name="Normal">Multiple Catches, try</text:p>
          </table:table-cell>
          <table:table-cell table:style-name="TableCell488">
            <text:p text:style-name="Normal">Handling multiple exception types in separate catch blocks within the same try-catch structure.</text:p>
          </table:table-cell>
          <table:table-cell table:style-name="TableCell489">
            <text:p text:style-name="Normal"><text:a xlink:href="https://learn.microsoft.com/en-us/dotnet/csharp/language-reference/keywords/try-catch" office:target-frame-name="_blank" xlink:show="new"><text:span text:style-name="Hyperlink">Microsoft Docs: Multiple Catches</text:span></text:a><text:s/>TutorialsTeacher: Multiple Catches</text:p>
          </table:table-cell>
        </table:table-row>
        <table:table-row table:style-name="TableRow490">
          <table:table-cell table:style-name="TableCell491">
            <text:p text:style-name="Normal">finally Block</text:p>
          </table:table-cell>
          <table:table-cell table:style-name="TableCell492">
            <text:p text:style-name="Normal">Using the finally block to execute cleanup code that runs regardless of whether an exception occurs.</text:p>
          </table:table-cell>
          <table:table-cell table:style-name="TableCell493">
            <text:p text:style-name="Normal"><text:a xlink:href="https://learn.microsoft.com/en-us/dotnet/csharp/language-reference/keywords/finally" office:target-frame-name="_blank" xlink:show="new"><text:span text:style-name="Hyperlink">Microsoft Docs: finally Block</text:span></text:a><text:s/>TutorialsTeacher: finally Block</text:p>
          </table:table-cell>
        </table:table-row>
        <table:table-row table:style-name="TableRow494">
          <table:table-cell table:style-name="TableCell495">
            <text:p text:style-name="Normal">Third-party Logging Frameworks</text:p>
          </table:table-cell>
          <table:table-cell table:style-name="TableCell496">
            <text:p text:style-name="Normal">Using third-party libraries like NLog, log4net, Serilog for advanced exception logging.</text:p>
          </table:table-cell>
          <table:table-cell table:style-name="TableCell497">
            <text:p text:style-name="Normal">NLog Documentation<text:s/><text:a xlink:href="https://logging.apache.org/log4net/" office:target-frame-name="_blank" xlink:show="new"><text:span text:style-name="Hyperlink">log4net Documentation</text:span></text:a><text:s/><text:a xlink:href="https://serilog.net/" office:target-frame-name="_blank" xlink:show="new"><text:span text:style-name="Hyperlink">Serilog Documentation</text:span></text:a></text:p>
          </table:table-cell>
        </table:table-row>
      </table:table>
      <text:p text:style-name="P498"/>
      <text:p text:style-name="P499">Collections</text:p>
      <table:table table:style-name="Table500">
        <table:table-columns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Normal">Sub-Topic</text:p>
          </table:table-cell>
          <table:table-cell table:style-name="TableCell506">
            <text:p text:style-name="Normal">Reference Link</text:p>
          </table:table-cell>
          <table:table-cell table:style-name="TableCell507">
            <text:p text:style-name="Normal">Description</text:p>
          </table:table-cell>
        </table:table-row>
        <table:table-row table:style-name="TableRow508">
          <table:table-cell table:style-name="TableCell509">
            <text:p text:style-name="Normal">Introduction to Collections</text:p>
          </table:table-cell>
          <table:table-cell table:style-name="TableCell510">
            <text:p text:style-name="Normal"><text:a xlink:href="https://learn.microsoft.com/en-us/dotnet/standard/collections/" office:target-frame-name="_blank" xlink:show="new"><text:span text:style-name="Hyperlink">Collections in C#</text:span></text:a></text:p>
          </table:table-cell>
          <table:table-cell table:style-name="TableCell511">
            <text:p text:style-name="Normal">An overview of collections in C#, explaining their role in storing and manipulating groups of objects.</text:p>
          </table:table-cell>
        </table:table-row>
        <table:table-row table:style-name="TableRow512">
          <table:table-cell table:style-name="TableCell513">
            <text:p text:style-name="Normal"/>
          </table:table-cell>
          <table:table-cell table:style-name="TableCell514">
            <text:p text:style-name="Normal"><text:a xlink:href="https://docs.microsoft.com/en-us/dotnet/csharp/programming-guide/concepts/collections" office:target-frame-name="_blank" xlink:show="new"><text:span text:style-name="Hyperlink">Introduction to Collections in C#</text:span></text:a></text:p>
          </table:table-cell>
          <table:table-cell table:style-name="TableCell515">
            <text:p text:style-name="Normal">Provides an introduction to collections, types, and methods commonly used for managing data in C#.</text:p>
          </table:table-cell>
        </table:table-row>
        <table:table-row table:style-name="TableRow516">
          <table:table-cell table:style-name="TableCell517">
            <text:p text:style-name="Normal">Types of Collections in C#</text:p>
          </table:table-cell>
          <table:table-cell table:style-name="TableCell518">
            <text:p text:style-name="Normal"><text:a xlink:href="https://learn.microsoft.com/en-us/dotnet/csharp/programming-guide/generics/" office:target-frame-name="_blank" xlink:show="new"><text:span text:style-name="Hyperlink">Generic Collections in C#</text:span></text:a></text:p>
          </table:table-cell>
          <table:table-cell table:style-name="TableCell519">
            <text:p text:style-name="Normal">Describes the generic collections, including types like List&lt;T&gt;, Dictionary&lt;TKey, TValue&gt;, Queue&lt;T&gt;, etc.</text:p>
          </table:table-cell>
        </table:table-row>
        <table:table-row table:style-name="TableRow520">
          <table:table-cell table:style-name="TableCell521">
            <text:p text:style-name="Normal"/>
          </table:table-cell>
          <table:table-cell table:style-name="TableCell522">
            <text:p text:style-name="Normal"><text:a xlink:href="https://learn.microsoft.com/en-us/dotnet/api/system.collections.generic.list-1?view=net-7.0" office:target-frame-name="_blank" xlink:show="new"><text:span text:style-name="Hyperlink">List&lt;T&gt; in C#</text:span></text:a></text:p>
          </table:table-cell>
          <table:table-cell table:style-name="TableCell523">
            <text:p text:style-name="Normal">Details the List&lt;T&gt; class for storing ordered elements and provides<text:s/><text:soft-page-break/>methods for adding, removing, and accessing elements.</text:p>
          </table:table-cell>
        </table:table-row>
        <table:table-row table:style-name="TableRow524">
          <table:table-cell table:style-name="TableCell525">
            <text:p text:style-name="Normal"/>
          </table:table-cell>
          <table:table-cell table:style-name="TableCell526">
            <text:p text:style-name="Normal"><text:a xlink:href="https://learn.microsoft.com/en-us/dotnet/api/system.collections.generic.dictionary-2?view=net-7.0" office:target-frame-name="_blank" xlink:show="new"><text:span text:style-name="Hyperlink">Dictionary&lt;TKey, TValue&gt; in C#</text:span></text:a></text:p>
          </table:table-cell>
          <table:table-cell table:style-name="TableCell527">
            <text:p text:style-name="Normal">Explains how Dictionary&lt;TKey, TValue&gt; is used to store key-value pairs for quick lookups.</text:p>
          </table:table-cell>
        </table:table-row>
        <table:table-row table:style-name="TableRow528">
          <table:table-cell table:style-name="TableCell529">
            <text:p text:style-name="Normal"/>
          </table:table-cell>
          <table:table-cell table:style-name="TableCell530">
            <text:p text:style-name="Normal"><text:a xlink:href="https://learn.microsoft.com/en-us/dotnet/api/system.collections.generic.queue-1?view=net-7.0" office:target-frame-name="_blank" xlink:show="new"><text:span text:style-name="Hyperlink">Queue&lt;T&gt; in C#</text:span></text:a></text:p>
          </table:table-cell>
          <table:table-cell table:style-name="TableCell531">
            <text:p text:style-name="Normal">Describes the Queue&lt;T&gt; collection, which implements a FIFO (First-In-First-Out) structure.</text:p>
          </table:table-cell>
        </table:table-row>
        <table:table-row table:style-name="TableRow532">
          <table:table-cell table:style-name="TableCell533">
            <text:p text:style-name="Normal"/>
          </table:table-cell>
          <table:table-cell table:style-name="TableCell534">
            <text:p text:style-name="Normal"><text:a xlink:href="https://learn.microsoft.com/en-us/dotnet/api/system.collections.generic.stack-1?view=net-7.0" office:target-frame-name="_blank" xlink:show="new"><text:span text:style-name="Hyperlink">Stack&lt;T&gt; in C#</text:span></text:a></text:p>
          </table:table-cell>
          <table:table-cell table:style-name="TableCell535">
            <text:p text:style-name="Normal">Discusses the Stack&lt;T&gt; collection, which uses a LIFO (Last-In-First-Out) structure for storing elements.</text:p>
          </table:table-cell>
        </table:table-row>
        <table:table-row table:style-name="TableRow536">
          <table:table-cell table:style-name="TableCell537">
            <text:p text:style-name="Normal"/>
          </table:table-cell>
          <table:table-cell table:style-name="TableCell538">
            <text:p text:style-name="Normal"><text:a xlink:href="https://learn.microsoft.com/en-us/dotnet/api/system.collections.generic.hashset-1?view=net-7.0" office:target-frame-name="_blank" xlink:show="new"><text:span text:style-name="Hyperlink">HashSet&lt;T&gt; in C#</text:span></text:a></text:p>
          </table:table-cell>
          <table:table-cell table:style-name="TableCell539">
            <text:p text:style-name="Normal">Explains HashSet&lt;T&gt; and its unique element storage, ensuring that no duplicates are present.</text:p>
          </table:table-cell>
        </table:table-row>
        <table:table-row table:style-name="TableRow540">
          <table:table-cell table:style-name="TableCell541">
            <text:p text:style-name="Normal"/>
          </table:table-cell>
          <table:table-cell table:style-name="TableCell542">
            <text:p text:style-name="Normal"><text:a xlink:href="https://learn.microsoft.com/en-us/dotnet/api/system.collections.generic.linkedlist-1?view=net-7.0" office:target-frame-name="_blank" xlink:show="new"><text:span text:style-name="Hyperlink">LinkedList&lt;T&gt; in C#</text:span></text:a></text:p>
          </table:table-cell>
          <table:table-cell table:style-name="TableCell543">
            <text:p text:style-name="Normal">Covers LinkedList&lt;T&gt; for representing a doubly linked list of elements.</text:p>
          </table:table-cell>
        </table:table-row>
        <table:table-row table:style-name="TableRow544">
          <table:table-cell table:style-name="TableCell545">
            <text:p text:style-name="Normal"/>
          </table:table-cell>
          <table:table-cell table:style-name="TableCell546">
            <text:p text:style-name="Normal"><text:a xlink:href="https://learn.microsoft.com/en-us/dotnet/api/system.collections.arraylist?view=net-7.0" office:target-frame-name="_blank" xlink:show="new"><text:span text:style-name="Hyperlink">Non-Generic Collections (ArrayList, Hashtable)</text:span></text:a></text:p>
          </table:table-cell>
          <table:table-cell table:style-name="TableCell547">
            <text:p text:style-name="Normal">Describes non-generic collections like ArrayList and Hashtable, which store objects and can store mixed types.</text:p>
          </table:table-cell>
        </table:table-row>
        <table:table-row table:style-name="TableRow548">
          <table:table-cell table:style-name="TableCell549">
            <text:p text:style-name="Normal"/>
          </table:table-cell>
          <table:table-cell table:style-name="TableCell550">
            <text:p text:style-name="Normal"><text:a xlink:href="https://learn.microsoft.com/en-us/dotnet/api/system.collections.queue?view=net-7.0" office:target-frame-name="_blank" xlink:show="new"><text:span text:style-name="Hyperlink">Non-Generic Queue and Stack</text:span></text:a></text:p>
          </table:table-cell>
          <table:table-cell table:style-name="TableCell551">
            <text:p text:style-name="Normal">Provides an overview of the non-generic Queue and Stack collections, which don't enforce type safety.</text:p>
          </table:table-cell>
        </table:table-row>
        <table:table-row table:style-name="TableRow552">
          <table:table-cell table:style-name="TableCell553">
            <text:p text:style-name="Normal">Collection Interfaces</text:p>
          </table:table-cell>
          <table:table-cell table:style-name="TableCell554">
            <text:p text:style-name="Normal"><text:a xlink:href="https://divinesense.medium.com/how-to-implement-ienumerable-interface-696c17811d8a" office:target-frame-name="_blank" xlink:show="new"><text:span text:style-name="Hyperlink">IEnumerable&lt;T&gt; Interface</text:span></text:a></text:p>
          </table:table-cell>
          <table:table-cell table:style-name="TableCell555">
            <text:p text:style-name="Normal">Describes the IEnumerable&lt;T&gt; interface, which allows objects to be enumerated using a foreach loop.</text:p>
          </table:table-cell>
        </table:table-row>
        <table:table-row table:style-name="TableRow556">
          <table:table-cell table:style-name="TableCell557">
            <text:p text:style-name="Normal"/>
          </table:table-cell>
          <table:table-cell table:style-name="TableCell558">
            <text:p text:style-name="Normal"><text:a xlink:href="https://learn.microsoft.com/en-us/dotnet/api/system.collections.icollection-1?view=net-7.0" office:target-frame-name="_blank" xlink:show="new"><text:span text:style-name="Hyperlink">ICollection&lt;T&gt; Interface</text:span></text:a></text:p>
          </table:table-cell>
          <table:table-cell table:style-name="TableCell559">
            <text:p text:style-name="Normal">Covers the ICollection&lt;T&gt; interface for providing methods that deal with elements in a collection.</text:p>
          </table:table-cell>
        </table:table-row>
        <table:table-row table:style-name="TableRow560">
          <table:table-cell table:style-name="TableCell561">
            <text:p text:style-name="Normal"/>
          </table:table-cell>
          <table:table-cell table:style-name="TableCell562">
            <text:p text:style-name="Normal"><text:a xlink:href="https://learn.microsoft.com/en-us/dotnet/api/system.collections.ilist-1?view=net-7.0" office:target-frame-name="_blank" xlink:show="new"><text:span text:style-name="Hyperlink">IList&lt;T&gt; Interface</text:span></text:a></text:p>
          </table:table-cell>
          <table:table-cell table:style-name="TableCell563">
            <text:p text:style-name="Normal">Explains the IList&lt;T&gt; interface, which allows indexed access to a collection<text:s/><text:soft-page-break/>and supports modification operations.</text:p>
          </table:table-cell>
        </table:table-row>
        <table:table-row table:style-name="TableRow564">
          <table:table-cell table:style-name="TableCell565">
            <text:p text:style-name="Normal"/>
          </table:table-cell>
          <table:table-cell table:style-name="TableCell566">
            <text:p text:style-name="Normal"><text:a xlink:href="https://dotnettutorials.net/lesson/dictionary-generic-collection-csharp/" office:target-frame-name="_blank" xlink:show="new"><text:span text:style-name="Hyperlink">IDictionary&lt;TKey, TValue&gt; Interface</text:span></text:a></text:p>
          </table:table-cell>
          <table:table-cell table:style-name="TableCell567">
            <text:p text:style-name="Normal">Discusses the IDictionary&lt;TKey, TValue&gt; interface, used for collections that store key-value pairs.</text:p>
          </table:table-cell>
        </table:table-row>
        <table:table-row table:style-name="TableRow568">
          <table:table-cell table:style-name="TableCell569">
            <text:p text:style-name="Normal"/>
          </table:table-cell>
          <table:table-cell table:style-name="TableCell570">
            <text:p text:style-name="Normal"><text:a xlink:href="https://guriasoft.com/programming/csharp-programming/iset-in-cs" office:target-frame-name="_blank" xlink:show="new"><text:span text:style-name="Hyperlink">ISet&lt;T&gt; Interface</text:span></text:a></text:p>
          </table:table-cell>
          <table:table-cell table:style-name="TableCell571">
            <text:p text:style-name="Normal">Introduces the ISet&lt;T&gt; interface, which is used by collections that store unique elements like HashSet.</text:p>
          </table:table-cell>
        </table:table-row>
        <table:table-row table:style-name="TableRow572">
          <table:table-cell table:style-name="TableCell573">
            <text:p text:style-name="Normal">Collection Initialization</text:p>
          </table:table-cell>
          <table:table-cell table:style-name="TableCell574">
            <text:p text:style-name="Normal"><text:a xlink:href="https://csharp.net-tutorials.com/csharp-3.0/collection-initializers/" office:target-frame-name="_blank" xlink:show="new"><text:span text:style-name="Hyperlink">Collection Initialization in C#</text:span></text:a></text:p>
          </table:table-cell>
          <table:table-cell table:style-name="TableCell575">
            <text:p text:style-name="Normal">Details different ways to initialize collections in C#, including collection initializers.</text:p>
          </table:table-cell>
        </table:table-row>
        <table:table-row table:style-name="TableRow576">
          <table:table-cell table:style-name="TableCell577">
            <text:p text:style-name="Normal">Iterating over Collections</text:p>
          </table:table-cell>
          <table:table-cell table:style-name="TableCell578">
            <text:p text:style-name="Normal"><text:a xlink:href="https://learn.microsoft.com/en-us/dotnet/csharp/programming-guide/control-flow/foreach-in-csharp" office:target-frame-name="_blank" xlink:show="new"><text:span text:style-name="Hyperlink">Iterating over Collections with foreach</text:span></text:a></text:p>
          </table:table-cell>
          <table:table-cell table:style-name="TableCell579">
            <text:p text:style-name="Normal">Covers how to iterate over collections using the foreach loop for better performance and readability.</text:p>
          </table:table-cell>
        </table:table-row>
        <table:table-row table:style-name="TableRow580">
          <table:table-cell table:style-name="TableCell581">
            <text:p text:style-name="Normal"/>
          </table:table-cell>
          <table:table-cell table:style-name="TableCell582">
            <text:p text:style-name="Normal"><text:a xlink:href="https://learn.microsoft.com/en-us/dotnet/csharp/programming-guide/concepts/linq/" office:target-frame-name="_blank" xlink:show="new"><text:span text:style-name="Hyperlink">LINQ Methods for Collections</text:span></text:a></text:p>
          </table:table-cell>
          <table:table-cell table:style-name="TableCell583">
            <text:p text:style-name="Normal">Introduces LINQ, a powerful way to query and manipulate collections in C#.</text:p>
          </table:table-cell>
        </table:table-row>
        <table:table-row table:style-name="TableRow584">
          <table:table-cell table:style-name="TableCell585">
            <text:p text:style-name="Normal">Sorting and Searching Collections</text:p>
          </table:table-cell>
          <table:table-cell table:style-name="TableCell586">
            <text:p text:style-name="Normal"><text:a xlink:href="https://learn.microsoft.com/en-us/dotnet/api/system.collections.generic.list-1.sort?view=net-7.0" office:target-frame-name="_blank" xlink:show="new"><text:span text:style-name="Hyperlink">Sorting Collections in C#</text:span></text:a></text:p>
          </table:table-cell>
          <table:table-cell table:style-name="TableCell587">
            <text:p text:style-name="Normal">Explains how to sort collections using the Sort method or LINQ queries for more complex sorting.</text:p>
          </table:table-cell>
        </table:table-row>
        <table:table-row table:style-name="TableRow588">
          <table:table-cell table:style-name="TableCell589">
            <text:p text:style-name="Normal"/>
          </table:table-cell>
          <table:table-cell table:style-name="TableCell590">
            <text:p text:style-name="Normal"><text:a xlink:href="https://learn.microsoft.com/en-us/dotnet/api/system.collections.generic.list-1.find?view=net-7.0" office:target-frame-name="_blank" xlink:show="new"><text:span text:style-name="Hyperlink">Searching Collections in C#</text:span></text:a></text:p>
          </table:table-cell>
          <table:table-cell table:style-name="TableCell591">
            <text:p text:style-name="Normal">Describes methods to search collections, such as Find and FindIndex, to locate specific elements.</text:p>
          </table:table-cell>
        </table:table-row>
        <table:table-row table:style-name="TableRow592">
          <table:table-cell table:style-name="TableCell593">
            <text:p text:style-name="Normal">Performance of Collections</text:p>
          </table:table-cell>
          <table:table-cell table:style-name="TableCell594">
            <text:p text:style-name="Normal"><text:a xlink:href="https://learn.microsoft.com/en-us/dotnet/csharp/programming-guide/concepts/collections/performance" office:target-frame-name="_blank" xlink:show="new"><text:span text:style-name="Hyperlink">Choosing the Right Collection Type</text:span></text:a></text:p>
          </table:table-cell>
          <table:table-cell table:style-name="TableCell595">
            <text:p text:style-name="Normal">Discusses the performance characteristics of different collection types and how to choose the most efficient one for your needs.</text:p>
          </table:table-cell>
        </table:table-row>
        <table:table-row table:style-name="TableRow596">
          <table:table-cell table:style-name="TableCell597">
            <text:p text:style-name="Normal"/>
          </table:table-cell>
          <table:table-cell table:style-name="TableCell598">
            <text:p text:style-name="Normal"><text:a xlink:href="https://learn.microsoft.com/en-us/dotnet/standard/collections/" office:target-frame-name="_blank" xlink:show="new"><text:span text:style-name="Hyperlink">Performance Comparison of Collections</text:span></text:a></text:p>
          </table:table-cell>
          <table:table-cell table:style-name="TableCell599">
            <text:p text:style-name="Normal">Provides a comparison of various collection types' performance in different scenarios.</text:p>
          </table:table-cell>
        </table:table-row>
        <text:soft-page-break/>
        <table:table-row table:style-name="TableRow600">
          <table:table-cell table:style-name="TableCell601">
            <text:p text:style-name="Normal">Mutability of Collections</text:p>
          </table:table-cell>
          <table:table-cell table:style-name="TableCell602">
            <text:p text:style-name="Normal"><text:a xlink:href="https://learn.microsoft.com/en-us/dotnet/api/system.collections.immutable?view=net-7.0" office:target-frame-name="_blank" xlink:show="new"><text:span text:style-name="Hyperlink">Immutable Collections in C#</text:span></text:a></text:p>
          </table:table-cell>
          <table:table-cell table:style-name="TableCell603">
            <text:p text:style-name="Normal">Discusses immutable collections, which prevent modification of their contents after initialization.</text:p>
          </table:table-cell>
        </table:table-row>
        <table:table-row table:style-name="TableRow604">
          <table:table-cell table:style-name="TableCell605">
            <text:p text:style-name="Normal"/>
          </table:table-cell>
          <table:table-cell table:style-name="TableCell606">
            <text:p text:style-name="Normal"><text:a xlink:href="https://learn.microsoft.com/en-us/dotnet/api/system.collections.objectmodel.readonlycollection-1?view=net-7.0" office:target-frame-name="_blank" xlink:show="new"><text:span text:style-name="Hyperlink">ReadOnlyCollection&lt;T&gt; in C#</text:span></text:a></text:p>
          </table:table-cell>
          <table:table-cell table:style-name="TableCell607">
            <text:p text:style-name="Normal">Covers the ReadOnlyCollection&lt;T&gt; type, which provides read-only access to a collection.</text:p>
          </table:table-cell>
        </table:table-row>
        <table:table-row table:style-name="TableRow608">
          <table:table-cell table:style-name="TableCell609">
            <text:p text:style-name="Normal">Concurrency and Collections</text:p>
          </table:table-cell>
          <table:table-cell table:style-name="TableCell610">
            <text:p text:style-name="Normal"><text:a xlink:href="https://learn.microsoft.com/en-us/dotnet/api/system.collections.concurrent?view=net-7.0" office:target-frame-name="_blank" xlink:show="new"><text:span text:style-name="Hyperlink">Thread-Safe Collections in C#</text:span></text:a></text:p>
          </table:table-cell>
          <table:table-cell table:style-name="TableCell611">
            <text:p text:style-name="Normal">Introduces thread-safe collections, which can be safely used in multi-threaded environments.</text:p>
          </table:table-cell>
        </table:table-row>
        <table:table-row table:style-name="TableRow612">
          <table:table-cell table:style-name="TableCell613">
            <text:p text:style-name="Normal"/>
          </table:table-cell>
          <table:table-cell table:style-name="TableCell614">
            <text:p text:style-name="Normal"><text:a xlink:href="https://learn.microsoft.com/en-us/dotnet/api/system.collections.concurrent.concurrentdictionary-2?view=net-7.0" office:target-frame-name="_blank" xlink:show="new"><text:span text:style-name="Hyperlink">ConcurrentDictionary&lt;TKey, TValue&gt; in C#</text:span></text:a></text:p>
          </table:table-cell>
          <table:table-cell table:style-name="TableCell615">
            <text:p text:style-name="Normal">Explains how to use ConcurrentDictionary for thread-safe key-value storage in a multi-threaded environment.</text:p>
          </table:table-cell>
        </table:table-row>
        <table:table-row table:style-name="TableRow616">
          <table:table-cell table:style-name="TableCell617">
            <text:p text:style-name="Normal">Custom Collection Classes</text:p>
          </table:table-cell>
          <table:table-cell table:style-name="TableCell618">
            <text:p text:style-name="Normal"><text:a xlink:href="https://learn.microsoft.com/en-us/dotnet/csharp/programming-guide/concepts/collections/creating-custom-collections" office:target-frame-name="_blank" xlink:show="new"><text:span text:style-name="Hyperlink">Implementing a Custom Collection in C#</text:span></text:a></text:p>
          </table:table-cell>
          <table:table-cell table:style-name="TableCell619">
            <text:p text:style-name="Normal">Guides on creating your own collection classes to implement specific functionality or behavior.</text:p>
          </table:table-cell>
        </table:table-row>
        <table:table-row table:style-name="TableRow620">
          <table:table-cell table:style-name="TableCell621">
            <text:p text:style-name="Normal">Collection and LINQ (Language Integrated Query)</text:p>
          </table:table-cell>
          <table:table-cell table:style-name="TableCell622">
            <text:p text:style-name="Normal"><text:a xlink:href="https://learn.microsoft.com/en-us/dotnet/csharp/programming-guide/concepts/linq/" office:target-frame-name="_blank" xlink:show="new"><text:span text:style-name="Hyperlink">Using LINQ with Collections</text:span></text:a></text:p>
          </table:table-cell>
          <table:table-cell table:style-name="TableCell623">
            <text:p text:style-name="Normal">Shows how to use LINQ to query, filter, and modify collections in C#.</text:p>
          </table:table-cell>
        </table:table-row>
        <table:table-row table:style-name="TableRow624">
          <table:table-cell table:style-name="TableCell625">
            <text:p text:style-name="Normal"/>
          </table:table-cell>
          <table:table-cell table:style-name="TableCell626">
            <text:p text:style-name="Normal"><text:a xlink:href="https://learn.microsoft.com/en-us/dotnet/api/system.linq.enumerable?view=net-7.0" office:target-frame-name="_blank" xlink:show="new"><text:span text:style-name="Hyperlink">LINQ Methods</text:span></text:a></text:p>
          </table:table-cell>
          <table:table-cell table:style-name="TableCell627">
            <text:p text:style-name="Normal">Describes the available LINQ methods, such as Where, Select, OrderBy, and many more, that can be used with collections.</text:p>
          </table:table-cell>
        </table:table-row>
        <table:table-row table:style-name="TableRow628">
          <table:table-cell table:style-name="TableCell629">
            <text:p text:style-name="Normal">Advanced Collection Concepts</text:p>
          </table:table-cell>
          <table:table-cell table:style-name="TableCell630">
            <text:p text:style-name="Normal"><text:a xlink:href="https://learn.microsoft.com/en-us/dotnet/standard/serialization/" office:target-frame-name="_blank" xlink:show="new"><text:span text:style-name="Hyperlink">Serialization and Collections</text:span></text:a></text:p>
          </table:table-cell>
          <table:table-cell table:style-name="TableCell631">
            <text:p text:style-name="Normal">Discusses how to serialize collections to save or transfer their data.</text:p>
          </table:table-cell>
        </table:table-row>
        <table:table-row table:style-name="TableRow632">
          <table:table-cell table:style-name="TableCell633">
            <text:p text:style-name="Normal"/>
          </table:table-cell>
          <table:table-cell table:style-name="TableCell634">
            <text:p text:style-name="Normal"><text:a xlink:href="https://learn.microsoft.com/en-us/dotnet/api/system.collections.generic.list-1.clone?view=net-7.0" office:target-frame-name="_blank" xlink:show="new"><text:span text:style-name="Hyperlink">Cloning Collections in C#</text:span></text:a></text:p>
          </table:table-cell>
          <table:table-cell table:style-name="TableCell635">
            <text:p text:style-name="Normal">Explains how to clone collections to create deep or shallow copies.</text:p>
          </table:table-cell>
        </table:table-row>
        <table:table-row table:style-name="TableRow636">
          <table:table-cell table:style-name="TableCell637">
            <text:p text:style-name="Normal"/>
          </table:table-cell>
          <table:table-cell table:style-name="TableCell638">
            <text:p text:style-name="Normal"><text:a xlink:href="https://learn.microsoft.com/en-us/dotnet/csharp/programming-guide/concepts/async/" office:target-frame-name="_blank" xlink:show="new"><text:span text:style-name="Hyperlink">Asynchronous Programming with Collections</text:span></text:a></text:p>
          </table:table-cell>
          <table:table-cell table:style-name="TableCell639">
            <text:p text:style-name="Normal">Covers how to work with collections in asynchronous programming.</text:p>
          </table:table-cell>
        </table:table-row>
        <table:table-row table:style-name="TableRow640">
          <table:table-cell table:style-name="TableCell641">
            <text:p text:style-name="Normal">Working with Collections in<text:s/><text:soft-page-break/>Specific Scenarios</text:p>
          </table:table-cell>
          <table:table-cell table:style-name="TableCell642">
            <text:p text:style-name="Normal"><text:a xlink:href="https://learn.microsoft.com/en-us/aspnet/core/fundamentals/collections?view=aspnetcore-7.0" office:target-frame-name="_blank" xlink:show="new"><text:span text:style-name="Hyperlink">Collections in ASP.NET Core</text:span></text:a></text:p>
          </table:table-cell>
          <table:table-cell table:style-name="TableCell643">
            <text:p text:style-name="Normal">Explains how to use collections in ASP.NET Core applications, including<text:s/><text:soft-page-break/>dependency injection and model binding.</text:p>
          </table:table-cell>
        </table:table-row>
      </table:table>
      <text:p text:style-name="P644"/>
      <text:p text:style-name="P645">Generics</text:p>
      <table:table table:style-name="Table646">
        <table:table-columns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Normal">Subtopic</text:p>
          </table:table-cell>
          <table:table-cell table:style-name="TableCell652">
            <text:p text:style-name="Normal">Description</text:p>
          </table:table-cell>
          <table:table-cell table:style-name="TableCell653">
            <text:p text:style-name="Normal">Reference Links</text:p>
          </table:table-cell>
        </table:table-row>
        <table:table-row table:style-name="TableRow654">
          <table:table-cell table:style-name="TableCell655">
            <text:p text:style-name="Normal">Introduction to Generics in C#</text:p>
          </table:table-cell>
          <table:table-cell table:style-name="TableCell656">
            <text:p text:style-name="Normal">Overview of generics, advantages over non-generic collections, and how generics improve type safety</text:p>
          </table:table-cell>
          <table:table-cell table:style-name="TableCell657">
            <text:p text:style-name="Normal"><text:a xlink:href="https://learn.microsoft.com/en-us/dotnet/csharp/programming-guide/generics/" office:target-frame-name="_blank" xlink:show="new"><text:span text:style-name="Hyperlink">Microsoft Docs - Generics</text:span></text:a></text:p>
          </table:table-cell>
        </table:table-row>
        <table:table-row table:style-name="TableRow658">
          <table:table-cell table:style-name="TableCell659">
            <text:p text:style-name="Normal">Generic Classes</text:p>
          </table:table-cell>
          <table:table-cell table:style-name="TableCell660">
            <text:p text:style-name="Normal">How to define and use generic classes with T parameters</text:p>
          </table:table-cell>
          <table:table-cell table:style-name="TableCell661">
            <text:p text:style-name="Normal"><text:a xlink:href="https://learn.microsoft.com/en-us/dotnet/csharp/programming-guide/generics/generic-classes" office:target-frame-name="_blank" xlink:show="new"><text:span text:style-name="Hyperlink">Microsoft Docs - Generic Classes</text:span></text:a></text:p>
          </table:table-cell>
        </table:table-row>
        <table:table-row table:style-name="TableRow662">
          <table:table-cell table:style-name="TableCell663">
            <text:p text:style-name="Normal">Generic Methods</text:p>
          </table:table-cell>
          <table:table-cell table:style-name="TableCell664">
            <text:p text:style-name="Normal">Creating and using generic methods, benefits of method-level type parameters</text:p>
          </table:table-cell>
          <table:table-cell table:style-name="TableCell665">
            <text:p text:style-name="Normal"><text:a xlink:href="https://learn.microsoft.com/en-us/dotnet/csharp/programming-guide/generics/generic-methods" office:target-frame-name="_blank" xlink:show="new"><text:span text:style-name="Hyperlink">Microsoft Docs - Generic Methods</text:span></text:a></text:p>
          </table:table-cell>
        </table:table-row>
        <table:table-row table:style-name="TableRow666">
          <table:table-cell table:style-name="TableCell667">
            <text:p text:style-name="Normal">Generic Interfaces</text:p>
          </table:table-cell>
          <table:table-cell table:style-name="TableCell668">
            <text:p text:style-name="Normal">Implementing and using generic interfaces for flexible code design</text:p>
          </table:table-cell>
          <table:table-cell table:style-name="TableCell669">
            <text:p text:style-name="Normal"><text:a xlink:href="https://learn.microsoft.com/en-us/dotnet/csharp/programming-guide/generics/generic-interfaces" office:target-frame-name="_blank" xlink:show="new"><text:span text:style-name="Hyperlink">Microsoft Docs - Generic Interfaces</text:span></text:a></text:p>
          </table:table-cell>
        </table:table-row>
        <table:table-row table:style-name="TableRow670">
          <table:table-cell table:style-name="TableCell671">
            <text:p text:style-name="Normal">Generic Delegates</text:p>
          </table:table-cell>
          <table:table-cell table:style-name="TableCell672">
            <text:p text:style-name="Normal">Using generics with delegates, creating type-safe event handling</text:p>
          </table:table-cell>
          <table:table-cell table:style-name="TableCell673">
            <text:p text:style-name="Normal"><text:a xlink:href="https://learn.microsoft.com/en-us/dotnet/csharp/programming-guide/generics/generic-delegates" office:target-frame-name="_blank" xlink:show="new"><text:span text:style-name="Hyperlink">Microsoft Docs - Generic Delegates</text:span></text:a></text:p>
          </table:table-cell>
        </table:table-row>
        <table:table-row table:style-name="TableRow674">
          <table:table-cell table:style-name="TableCell675">
            <text:p text:style-name="Normal">Constraints on Type Parameters</text:p>
          </table:table-cell>
          <table:table-cell table:style-name="TableCell676">
            <text:p text:style-name="Normal">Defining constraints like where T : class, struct, new(), or specific interfaces</text:p>
          </table:table-cell>
          <table:table-cell table:style-name="TableCell677">
            <text:p text:style-name="Normal"><text:a xlink:href="https://learn.microsoft.com/en-us/dotnet/csharp/programming-guide/generics/constraints-on-type-parameters" office:target-frame-name="_blank" xlink:show="new"><text:span text:style-name="Hyperlink">Microsoft Docs - Constraints</text:span></text:a></text:p>
          </table:table-cell>
        </table:table-row>
        <table:table-row table:style-name="TableRow678">
          <table:table-cell table:style-name="TableCell679">
            <text:p text:style-name="Normal">Covariance and Contravariance in Generics</text:p>
          </table:table-cell>
          <table:table-cell table:style-name="TableCell680">
            <text:p text:style-name="Normal">Understanding type variance, covariance with out and contravariance with in keywords</text:p>
          </table:table-cell>
          <table:table-cell table:style-name="TableCell681">
            <text:p text:style-name="Normal"><text:a xlink:href="https://learn.microsoft.com/en-us/dotnet/standard/generics/covariance-and-contravariance" office:target-frame-name="_blank" xlink:show="new"><text:span text:style-name="Hyperlink">Microsoft Docs - Covariance and Contravariance</text:span></text:a></text:p>
          </table:table-cell>
        </table:table-row>
        <table:table-row table:style-name="TableRow682">
          <table:table-cell table:style-name="TableCell683">
            <text:p text:style-name="Normal">Nullable Types and Generics</text:p>
          </table:table-cell>
          <table:table-cell table:style-name="TableCell684">
            <text:p text:style-name="Normal">Handling nullable types in generic collections and methods</text:p>
          </table:table-cell>
          <table:table-cell table:style-name="TableCell685">
            <text:p text:style-name="Normal"><text:a xlink:href="https://endjin.com/blog/2022/02/csharp-10-generics-nullable-references-improvements-allownull" office:target-frame-name="_blank" xlink:show="new"><text:span text:style-name="Hyperlink">Microsoft Docs - Nullable Types</text:span></text:a></text:p>
          </table:table-cell>
        </table:table-row>
        <table:table-row table:style-name="TableRow686">
          <table:table-cell table:style-name="TableCell687">
            <text:p text:style-name="Normal">Generic Collections in .NET</text:p>
          </table:table-cell>
          <table:table-cell table:style-name="TableCell688">
            <text:p text:style-name="Normal">Overview of common generic collections like List&lt;T&gt;, Dictionary&lt;TKey, TValue&gt;, HashSet&lt;T&gt;</text:p>
          </table:table-cell>
          <table:table-cell table:style-name="TableCell689">
            <text:p text:style-name="Normal"><text:a xlink:href="https://learn.microsoft.com/en-us/dotnet/standard/collections/" office:target-frame-name="_blank" xlink:show="new"><text:span text:style-name="Hyperlink">Microsoft Docs - Collections</text:span></text:a></text:p>
          </table:table-cell>
        </table:table-row>
        <table:table-row table:style-name="TableRow690">
          <table:table-cell table:style-name="TableCell691">
            <text:p text:style-name="Normal">Performance Benefits of Generics</text:p>
          </table:table-cell>
          <table:table-cell table:style-name="TableCell692">
            <text:p text:style-name="Normal">How generics improve performance by reducing boxing/unboxing and increasing type safety</text:p>
          </table:table-cell>
          <table:table-cell table:style-name="TableCell693">
            <text:p text:style-name="Normal"><text:a xlink:href="https://learn.microsoft.com/en-us/dotnet/csharp/programming-guide/generics/" office:target-frame-name="_blank" xlink:show="new"><text:span text:style-name="Hyperlink">Microsoft Docs - Performance</text:span></text:a></text:p>
          </table:table-cell>
        </table:table-row>
        <text:soft-page-break/>
        <table:table-row table:style-name="TableRow694">
          <table:table-cell table:style-name="TableCell695">
            <text:p text:style-name="Normal">Best Practices for Using Generics in C#</text:p>
          </table:table-cell>
          <table:table-cell table:style-name="TableCell696">
            <text:p text:style-name="Normal">Guidelines on when to use generics, naming conventions, and tips for creating type-safe APIs</text:p>
          </table:table-cell>
          <table:table-cell table:style-name="TableCell697">
            <text:p text:style-name="Normal"><text:a xlink:href="https://learn.microsoft.com/en-us/dotnet/standard/generics/guidelines" office:target-frame-name="_blank" xlink:show="new"><text:span text:style-name="Hyperlink">Microsoft Docs - Best Practices</text:span></text:a></text:p>
          </table:table-cell>
        </table:table-row>
      </table:table>
      <text:p text:style-name="P698"/>
      <text:p text:style-name="P699">Delegates and Events</text:p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Normal">Subtopic</text:p>
          </table:table-cell>
          <table:table-cell table:style-name="TableCell706">
            <text:p text:style-name="Normal">Description</text:p>
          </table:table-cell>
          <table:table-cell table:style-name="TableCell707">
            <text:p text:style-name="Normal">Reference Link</text:p>
          </table:table-cell>
        </table:table-row>
        <table:table-row table:style-name="TableRow708">
          <table:table-cell table:style-name="TableCell709">
            <text:p text:style-name="Normal">Introduction to Delegates</text:p>
          </table:table-cell>
          <table:table-cell table:style-name="TableCell710">
            <text:p text:style-name="Normal">Definition, syntax, creation, and usage of delegates.</text:p>
          </table:table-cell>
          <table:table-cell table:style-name="TableCell711">
            <text:p text:style-name="Normal"><text:a xlink:href="https://learn.microsoft.com/en-us/dotnet/csharp/programming-guide/delegates/" office:target-frame-name="_blank" xlink:show="new"><text:span text:style-name="Hyperlink">Official Microsoft Documentation on Delegates</text:span></text:a></text:p>
          </table:table-cell>
        </table:table-row>
        <table:table-row table:style-name="TableRow712">
          <table:table-cell table:style-name="TableCell713">
            <text:p text:style-name="Normal">Types of Delegates</text:p>
          </table:table-cell>
          <table:table-cell table:style-name="TableCell714">
            <text:p text:style-name="Normal">Single-cast vs Multicast, Anonymous, Generic (Func, Action, Predicate).</text:p>
          </table:table-cell>
          <table:table-cell table:style-name="TableCell715">
            <text:p text:style-name="Normal"><text:a xlink:href="https://dotnettutorials.net/lesson/delegates-csharp/" office:target-frame-name="_blank" xlink:show="new"><text:span text:style-name="Hyperlink">Types of Delegates in C#</text:span></text:a></text:p>
          </table:table-cell>
        </table:table-row>
        <table:table-row table:style-name="TableRow716">
          <table:table-cell table:style-name="TableCell717">
            <text:p text:style-name="Normal">Delegates and Anonymous Methods</text:p>
          </table:table-cell>
          <table:table-cell table:style-name="TableCell718">
            <text:p text:style-name="Normal">Using anonymous methods, comparison with lambda expressions.</text:p>
          </table:table-cell>
          <table:table-cell table:style-name="TableCell719">
            <text:p text:style-name="Normal"><text:a xlink:href="https://www.webdevtutor.net/blog/c-sharp-anonymous-method#google_vignette" office:target-frame-name="_blank" xlink:show="new"><text:span text:style-name="Hyperlink">Anonymous Methods</text:span></text:a></text:p>
          </table:table-cell>
        </table:table-row>
        <table:table-row table:style-name="TableRow720">
          <table:table-cell table:style-name="TableCell721">
            <text:p text:style-name="Normal">Delegates and Lambda Expressions</text:p>
          </table:table-cell>
          <table:table-cell table:style-name="TableCell722">
            <text:p text:style-name="Normal">Introduction, syntax, and usage with lambda expressions.</text:p>
          </table:table-cell>
          <table:table-cell table:style-name="TableCell723">
            <text:p text:style-name="Normal"><text:a xlink:href="https://essentialcsharp.com/delegates-and-lambda-expressions" office:target-frame-name="_blank" xlink:show="new"><text:span text:style-name="Hyperlink">Lambda Expressions in C#</text:span></text:a></text:p>
          </table:table-cell>
        </table:table-row>
        <table:table-row table:style-name="TableRow724">
          <table:table-cell table:style-name="TableCell725">
            <text:p text:style-name="Normal">Events in C#</text:p>
          </table:table-cell>
          <table:table-cell table:style-name="TableCell726">
            <text:p text:style-name="Normal">Definition, declaration, event handlers, and best practices.</text:p>
          </table:table-cell>
          <table:table-cell table:style-name="TableCell727">
            <text:p text:style-name="Normal"><text:a xlink:href="https://learn.microsoft.com/en-us/dotnet/csharp/programming-guide/events/" office:target-frame-name="_blank" xlink:show="new"><text:span text:style-name="Hyperlink">Microsoft: Events in C#</text:span></text:a></text:p>
          </table:table-cell>
        </table:table-row>
        <table:table-row table:style-name="TableRow728">
          <table:table-cell table:style-name="TableCell729">
            <text:p text:style-name="Normal">Event Handling in C#</text:p>
          </table:table-cell>
          <table:table-cell table:style-name="TableCell730">
            <text:p text:style-name="Normal">Subscribing and unsubscribing to events, syntax.</text:p>
          </table:table-cell>
          <table:table-cell table:style-name="TableCell731">
            <text:p text:style-name="Normal"><text:a xlink:href="https://www.c-sharpcorner.com/article/event-handling-in-net-using-C-Sharp/" office:target-frame-name="_blank" xlink:show="new"><text:span text:style-name="Hyperlink">C# Corner: Event Handling in C#</text:span></text:a></text:p>
          </table:table-cell>
        </table:table-row>
        <table:table-row table:style-name="TableRow732">
          <table:table-cell table:style-name="TableCell733">
            <text:p text:style-name="Normal">Delegates vs Events</text:p>
          </table:table-cell>
          <table:table-cell table:style-name="TableCell734">
            <text:p text:style-name="Normal">Differences, use cases, and real-world scenarios.</text:p>
          </table:table-cell>
          <table:table-cell table:style-name="TableCell735">
            <text:p text:style-name="Normal"><text:a xlink:href="https://dipakgawade.medium.com/c-interview-prep-1-delegates-vs-events-1b6ef656d046" office:target-frame-name="_blank" xlink:show="new"><text:span text:style-name="Hyperlink">Differences Between Delegates and Events</text:span></text:a></text:p>
          </table:table-cell>
        </table:table-row>
        <table:table-row table:style-name="TableRow736">
          <table:table-cell table:style-name="TableCell737">
            <text:p text:style-name="Normal">Real-World Examples of Delegates and Events</text:p>
          </table:table-cell>
          <table:table-cell table:style-name="TableCell738">
            <text:p text:style-name="Normal">Creating callbacks, event-driven programming, observer pattern.</text:p>
          </table:table-cell>
          <table:table-cell table:style-name="TableCell739">
            <text:p text:style-name="Normal"><text:a xlink:href="https://medium.com/@ravipatel.it/understanding-delegates-in-c-with-practical-examples-fdb253740ad7" office:target-frame-name="_blank" xlink:show="new"><text:span text:style-name="Hyperlink">Examples</text:span></text:a></text:p>
          </table:table-cell>
        </table:table-row>
        <table:table-row table:style-name="TableRow740">
          <table:table-cell table:style-name="TableCell741">
            <text:p text:style-name="Normal">Common Pitfalls &amp; Best Practices</text:p>
          </table:table-cell>
          <table:table-cell table:style-name="TableCell742">
            <text:p text:style-name="Normal">Avoiding memory leaks, using weak references, best practices.</text:p>
          </table:table-cell>
          <table:table-cell table:style-name="TableCell743">
            <text:p text:style-name="Normal"><text:a xlink:href="https://learn.microsoft.com/en-us/dotnet/csharp/programming-guide/events/how-to-reduce-memory-consumption-for-event-handlers" office:target-frame-name="_blank" xlink:show="new"><text:span text:style-name="Hyperlink">Microsoft: Handling Common Pitfalls</text:span></text:a></text:p>
          </table:table-cell>
        </table:table-row>
      </table:table>
      <text:p text:style-name="P744"/>
      <text:p text:style-name="P745">LINQ and Iterators</text:p>
      <table:table table:style-name="Table746">
        <table:table-columns>
          <table:table-column table:style-name="TableColumn747"/>
          <table:table-column table:style-name="TableColumn748"/>
          <table:table-column table:style-name="TableColumn749"/>
        </table:table-columns>
        <table:table-row table:style-name="TableRow750">
          <table:table-cell table:style-name="TableCell751">
            <text:soft-page-break/>
            <text:p text:style-name="Normal">Subtopic</text:p>
          </table:table-cell>
          <table:table-cell table:style-name="TableCell752">
            <text:p text:style-name="Normal">Description</text:p>
          </table:table-cell>
          <table:table-cell table:style-name="TableCell753">
            <text:p text:style-name="Normal">Reference Link</text:p>
          </table:table-cell>
        </table:table-row>
        <table:table-row table:style-name="TableRow754">
          <table:table-cell table:style-name="TableCell755">
            <text:p text:style-name="Normal">Introduction to LINQ</text:p>
          </table:table-cell>
          <table:table-cell table:style-name="TableCell756">
            <text:p text:style-name="Normal">Overview of LINQ, its purpose, and benefits over traditional iteration.</text:p>
          </table:table-cell>
          <table:table-cell table:style-name="TableCell757">
            <text:p text:style-name="Normal"><text:a xlink:href="https://learn.microsoft.com/en-us/dotnet/csharp/programming-guide/concepts/linq/" office:target-frame-name="_blank" xlink:show="new"><text:span text:style-name="Hyperlink">Microsoft Documentation - Overview of LINQ</text:span></text:a></text:p>
          </table:table-cell>
        </table:table-row>
        <table:table-row table:style-name="TableRow758">
          <table:table-cell table:style-name="TableCell759">
            <text:p text:style-name="Normal"/>
          </table:table-cell>
          <table:table-cell table:style-name="TableCell760">
            <text:p text:style-name="Normal">Differences between LINQ and traditional iteration using loops.</text:p>
          </table:table-cell>
          <table:table-cell table:style-name="TableCell761">
            <text:p text:style-name="Normal"><text:a xlink:href="https://www.baeldung.com/java-for-loops-vs-iterators" office:target-frame-name="_blank" xlink:show="new"><text:span text:style-name="Hyperlink">Read More</text:span></text:a></text:p>
          </table:table-cell>
        </table:table-row>
        <table:table-row table:style-name="TableRow762">
          <table:table-cell table:style-name="TableCell763">
            <text:p text:style-name="Normal">LINQ Syntax and Query Types</text:p>
          </table:table-cell>
          <table:table-cell table:style-name="TableCell764">
            <text:p text:style-name="Normal">Differences between query syntax (SQL-like) and method syntax (extension methods).</text:p>
          </table:table-cell>
          <table:table-cell table:style-name="TableCell765">
            <text:p text:style-name="Normal"><text:a xlink:href="https://www.c-sharpcorner.com/article/linq-query-syntax-vs-method-syntax-in-entity-framework/#:~:text=Query%20Syntax%20often%20resembles%20SQL,lambda%20expressions%20and%20method%20chaining." office:target-frame-name="_blank" xlink:show="new"><text:span text:style-name="Hyperlink">LINQ Syntax: Query vs Method</text:span></text:a></text:p>
          </table:table-cell>
        </table:table-row>
        <table:table-row table:style-name="TableRow766">
          <table:table-cell table:style-name="TableCell767">
            <text:p text:style-name="Normal"/>
          </table:table-cell>
          <table:table-cell table:style-name="TableCell768">
            <text:p text:style-name="Normal">Basic LINQ queries: Select, Where, OrderBy, GroupBy.</text:p>
          </table:table-cell>
          <table:table-cell table:style-name="TableCell769">
            <text:p text:style-name="Normal"><text:a xlink:href="https://learn.microsoft.com/en-us/dotnet/csharp/programming-guide/concepts/linq/linq-to-objects" office:target-frame-name="_blank" xlink:show="new"><text:span text:style-name="Hyperlink">Introduction to LINQ to Objects</text:span></text:a></text:p>
          </table:table-cell>
        </table:table-row>
        <table:table-row table:style-name="TableRow770">
          <table:table-cell table:style-name="TableCell771">
            <text:p text:style-name="Normal">Advanced LINQ Queries</text:p>
          </table:table-cell>
          <table:table-cell table:style-name="TableCell772">
            <text:p text:style-name="Normal">How LINQ supports deferred execution and its implications.</text:p>
          </table:table-cell>
          <table:table-cell table:style-name="TableCell773">
            <text:p text:style-name="Normal"><text:a xlink:href="https://dotnettutorials.net/lesson/deferred-execution-vs-immediate-execution-in-linq/#:~:text=Deferred%20execution%20is%20a%20concept,query%20results%20are%20explicitly%20requested." office:target-frame-name="_blank" xlink:show="new"><text:span text:style-name="Hyperlink">Understanding Deferred Execution in LINQ</text:span></text:a></text:p>
          </table:table-cell>
        </table:table-row>
        <table:table-row table:style-name="TableRow774">
          <table:table-cell table:style-name="TableCell775">
            <text:p text:style-name="Normal"/>
          </table:table-cell>
          <table:table-cell table:style-name="TableCell776">
            <text:p text:style-name="Normal">Projection operations: Using Select, SelectMany to project data into new forms.</text:p>
          </table:table-cell>
          <table:table-cell table:style-name="TableCell777">
            <text:p text:style-name="Normal"><text:a xlink:href="https://www.tutorialspoint.com/linq/linq_query_operators.htm" office:target-frame-name="_blank" xlink:show="new"><text:span text:style-name="Hyperlink">Advanced LINQ Operators</text:span></text:a></text:p>
          </table:table-cell>
        </table:table-row>
        <table:table-row table:style-name="TableRow778">
          <table:table-cell table:style-name="TableCell779">
            <text:p text:style-name="Normal"/>
          </table:table-cell>
          <table:table-cell table:style-name="TableCell780">
            <text:p text:style-name="Normal">Set operations: Distinct, Union, Intersect, Except.</text:p>
          </table:table-cell>
          <table:table-cell table:style-name="TableCell781">
            <text:p text:style-name="Normal"/>
          </table:table-cell>
        </table:table-row>
        <table:table-row table:style-name="TableRow782">
          <table:table-cell table:style-name="TableCell783">
            <text:p text:style-name="Normal"/>
          </table:table-cell>
          <table:table-cell table:style-name="TableCell784">
            <text:p text:style-name="Normal">Quantifiers: Any, All, Contains.</text:p>
          </table:table-cell>
          <table:table-cell table:style-name="TableCell785">
            <text:p text:style-name="Normal"><text:a xlink:href="https://dotnettutorials.net/lesson/linq-quantifiers-operators/" office:target-frame-name="_blank" xlink:show="new"><text:span text:style-name="Hyperlink">Link</text:span></text:a></text:p>
          </table:table-cell>
        </table:table-row>
        <table:table-row table:style-name="TableRow786">
          <table:table-cell table:style-name="TableCell787">
            <text:p text:style-name="Normal">LINQ and Iterators</text:p>
          </table:table-cell>
          <table:table-cell table:style-name="TableCell788">
            <text:p text:style-name="Normal">Basics of iterating collections using foreach and IEnumerator.</text:p>
          </table:table-cell>
          <table:table-cell table:style-name="TableCell789">
            <text:p text:style-name="Normal"><text:a xlink:href="https://learn.microsoft.com/en-us/dotnet/csharp/programming-guide/concepts/iterators" office:target-frame-name="_blank" xlink:show="new"><text:span text:style-name="Hyperlink">C# Iterators and the yield Keyword</text:span></text:a></text:p>
          </table:table-cell>
        </table:table-row>
        <table:table-row table:style-name="TableRow790">
          <table:table-cell table:style-name="TableCell791">
            <text:p text:style-name="Normal"/>
          </table:table-cell>
          <table:table-cell table:style-name="TableCell792">
            <text:p text:style-name="Normal">Creating custom iterators using yield return.</text:p>
          </table:table-cell>
          <table:table-cell table:style-name="TableCell793">
            <text:p text:style-name="Normal"><text:a xlink:href="https://antao-almada.medium.com/building-custom-iterators-with-yield-in-c-c5c34fd408ce" office:target-frame-name="_blank" xlink:show="new"><text:span text:style-name="Hyperlink">Link</text:span></text:a></text:p>
          </table:table-cell>
        </table:table-row>
        <table:table-row table:style-name="TableRow794">
          <table:table-cell table:style-name="TableCell795">
            <text:p text:style-name="Normal"/>
          </table:table-cell>
          <table:table-cell table:style-name="TableCell796">
            <text:p text:style-name="Normal">Combining LINQ queries with custom iterators.</text:p>
          </table:table-cell>
          <table:table-cell table:style-name="TableCell797">
            <text:p text:style-name="Normal"><text:a xlink:href="https://learn.microsoft.com/en-us/dotnet/csharp/programming-guide/concepts/collections" office:target-frame-name="_blank" xlink:show="new"><text:span text:style-name="Hyperlink">Iterators and Collections</text:span></text:a></text:p>
          </table:table-cell>
        </table:table-row>
        <table:table-row table:style-name="TableRow798">
          <table:table-cell table:style-name="TableCell799">
            <text:p text:style-name="Normal">LINQ and Performance Considerations</text:p>
          </table:table-cell>
          <table:table-cell table:style-name="TableCell800">
            <text:p text:style-name="Normal">Efficiency of LINQ queries, including deferred execution and memory consumption.</text:p>
          </table:table-cell>
          <table:table-cell table:style-name="TableCell801">
            <text:p text:style-name="Normal"><text:a xlink:href="https://learn.microsoft.com/en-us/dotnet/csharp/programming-guide/concepts/linq/performance-considerations-in-linq" office:target-frame-name="_blank" xlink:show="new"><text:span text:style-name="Hyperlink">Performance Considerations in LINQ</text:span></text:a></text:p>
          </table:table-cell>
        </table:table-row>
        <table:table-row table:style-name="TableRow802">
          <table:table-cell table:style-name="TableCell803">
            <text:p text:style-name="Normal"/>
          </table:table-cell>
          <table:table-cell table:style-name="TableCell804">
            <text:p text:style-name="Normal">Scenarios where traditional loops may be more efficient.</text:p>
          </table:table-cell>
          <table:table-cell table:style-name="TableCell805">
            <text:p text:style-name="Normal"/>
          </table:table-cell>
        </table:table-row>
        <table:table-row table:style-name="TableRow806">
          <table:table-cell table:style-name="TableCell807">
            <text:p text:style-name="Normal"/>
          </table:table-cell>
          <table:table-cell table:style-name="TableCell808">
            <text:p text:style-name="Normal">Techniques to optimize LINQ performance like .ToList() and avoiding multiple enumerations.</text:p>
          </table:table-cell>
          <table:table-cell table:style-name="TableCell809">
            <text:p text:style-name="Normal"><text:a xlink:href="https://devblogs.microsoft.com/dotnet/performance-improvements-in-linq-in-net-6/" office:target-frame-name="_blank" xlink:show="new"><text:span text:style-name="Hyperlink">Optimizing LINQ Queries</text:span></text:a></text:p>
          </table:table-cell>
        </table:table-row>
        <table:table-row table:style-name="TableRow810">
          <table:table-cell table:style-name="TableCell811">
            <text:p text:style-name="Normal">Practical Examples and Use Cases</text:p>
          </table:table-cell>
          <table:table-cell table:style-name="TableCell812">
            <text:p text:style-name="Normal">Examples of using LINQ with collections like List&lt;T&gt;, Dictionary&lt;TKey, TValue&gt;, etc.</text:p>
          </table:table-cell>
          <table:table-cell table:style-name="TableCell813">
            <text:p text:style-name="Normal"><text:a xlink:href="https://learn.microsoft.com/en-us/dotnet/csharp/linq/how-to-query-collections" office:target-frame-name="_blank" xlink:show="new"><text:span text:style-name="Hyperlink">LINQ with Collections - Examples</text:span></text:a></text:p>
          </table:table-cell>
        </table:table-row>
        <table:table-row table:style-name="TableRow814">
          <table:table-cell table:style-name="TableCell815">
            <text:p text:style-name="Normal"/>
          </table:table-cell>
          <table:table-cell table:style-name="TableCell816">
            <text:p text:style-name="Normal">How LINQ is used in data access scenarios like LINQ to SQL and Entity Framework.</text:p>
          </table:table-cell>
          <table:table-cell table:style-name="TableCell817">
            <text:p text:style-name="Normal"><text:a xlink:href="https://learn.microsoft.com/en-us/ef/core/querying/linq/" office:target-frame-name="_blank" xlink:show="new"><text:span text:style-name="Hyperlink">Using LINQ for Data Access</text:span></text:a></text:p>
          </table:table-cell>
        </table:table-row>
        <table:table-row table:style-name="TableRow818">
          <table:table-cell table:style-name="TableCell819">
            <text:p text:style-name="Normal"/>
          </table:table-cell>
          <table:table-cell table:style-name="TableCell820">
            <text:p text:style-name="Normal">Using LINQ to parse and query data in text files and XML.</text:p>
          </table:table-cell>
          <table:table-cell table:style-name="TableCell821">
            <text:p text:style-name="Normal"><text:a xlink:href="https://learn.microsoft.com/en-us/dotnet/csharp/linq/how-to-query-files-and-directories" office:target-frame-name="_blank" xlink:show="new"><text:span text:style-name="Hyperlink">LINQ for File Operations</text:span></text:a></text:p>
          </table:table-cell>
        </table:table-row>
        <table:table-row table:style-name="TableRow822">
          <table:table-cell table:style-name="TableCell823">
            <text:p text:style-name="Normal">Debugging and Troubleshooting LINQ</text:p>
          </table:table-cell>
          <table:table-cell table:style-name="TableCell824">
            <text:p text:style-name="Normal">Tools and techniques for debugging LINQ, including Immediate Window and LINQPad.</text:p>
          </table:table-cell>
          <table:table-cell table:style-name="TableCell825">
            <text:p text:style-name="Normal"><text:a xlink:href="https://www.linqpad.net/" office:target-frame-name="_blank" xlink:show="new"><text:span text:style-name="Hyperlink">Debugging LINQ Queries in C#</text:span></text:a></text:p>
          </table:table-cell>
        </table:table-row>
        <table:table-row table:style-name="TableRow826">
          <table:table-cell table:style-name="TableCell827">
            <text:p text:style-name="Normal"/>
          </table:table-cell>
          <table:table-cell table:style-name="TableCell828">
            <text:p text:style-name="Normal">Common errors in LINQ queries like NullReferenceException.</text:p>
          </table:table-cell>
          <table:table-cell table:style-name="TableCell829">
            <text:p text:style-name="Normal"><text:a xlink:href="https://www.linqpad.net/" office:target-frame-name="_blank" xlink:show="new"><text:span text:style-name="Hyperlink">LINQPad - The Ultimate LINQ Debugger</text:span></text:a></text:p>
          </table:table-cell>
        </table:table-row>
      </table:table>
      <text:p text:style-name="P830"/>
      <text:p text:style-name="P831">Memory Management and File I/O</text:p>
      <table:table table:style-name="Table832">
        <table:table-columns>
          <table:table-column table:style-name="TableColumn833"/>
          <table:table-column table:style-name="TableColumn834"/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Normal">Topic</text:p>
          </table:table-cell>
          <table:table-cell table:style-name="TableCell839">
            <text:p text:style-name="Normal">Subtopic</text:p>
          </table:table-cell>
          <table:table-cell table:style-name="TableCell840">
            <text:p text:style-name="Normal">Description</text:p>
          </table:table-cell>
          <table:table-cell table:style-name="TableCell841">
            <text:p text:style-name="Normal">Reference Link</text:p>
          </table:table-cell>
        </table:table-row>
        <table:table-row table:style-name="TableRow842">
          <table:table-cell table:style-name="TableCell843">
            <text:p text:style-name="Normal">Memory Management in C#</text:p>
          </table:table-cell>
          <table:table-cell table:style-name="TableCell844">
            <text:p text:style-name="Normal">Automatic Memory Management (Garbage Collection)</text:p>
          </table:table-cell>
          <table:table-cell table:style-name="TableCell845">
            <text:p text:style-name="Normal">Overview of garbage collection and how it automatically manages memory in C#.</text:p>
          </table:table-cell>
          <table:table-cell table:style-name="TableCell846">
            <text:p text:style-name="Normal"><text:a xlink:href="https://learn.microsoft.com/en-us/dotnet/standard/garbage-collection/" office:target-frame-name="_blank" xlink:show="new"><text:span text:style-name="Hyperlink">Garbage Collection - Microsoft Docs</text:span></text:a></text:p>
          </table:table-cell>
        </table:table-row>
        <table:table-row table:style-name="TableRow847">
          <table:table-cell table:style-name="TableCell848">
            <text:p text:style-name="Normal"/>
          </table:table-cell>
          <table:table-cell table:style-name="TableCell849">
            <text:p text:style-name="Normal">Value Types vs. Reference Types</text:p>
          </table:table-cell>
          <table:table-cell table:style-name="TableCell850">
            <text:p text:style-name="Normal">Difference between value types (stack) and reference types (heap).</text:p>
          </table:table-cell>
          <table:table-cell table:style-name="TableCell851">
            <text:p text:style-name="Normal"><text:a xlink:href="https://learn.microsoft.com/en-us/dotnet/csharp/language-reference/keywords/value-types" office:target-frame-name="_blank" xlink:show="new"><text:span text:style-name="Hyperlink">Value Types and Reference Types - Microsoft Docs</text:span></text:a></text:p>
          </table:table-cell>
        </table:table-row>
        <table:table-row table:style-name="TableRow852">
          <table:table-cell table:style-name="TableCell853">
            <text:p text:style-name="Normal"/>
          </table:table-cell>
          <table:table-cell table:style-name="TableCell854">
            <text:p text:style-name="Normal">Stack and Heap Memory</text:p>
          </table:table-cell>
          <table:table-cell table:style-name="TableCell855">
            <text:p text:style-name="Normal">Explanation of stack and heap memory management in C#.</text:p>
          </table:table-cell>
          <table:table-cell table:style-name="TableCell856">
            <text:p text:style-name="Normal"><text:a xlink:href="https://www.c-sharpcorner.com/article/C-Sharp-heaping-vs-stacking-in-net-part-i/" office:target-frame-name="_blank" xlink:show="new"><text:span text:style-name="Hyperlink">Stack and Heap Memory - C# Corner</text:span></text:a></text:p>
          </table:table-cell>
        </table:table-row>
        <table:table-row table:style-name="TableRow857">
          <table:table-cell table:style-name="TableCell858">
            <text:p text:style-name="Normal"/>
          </table:table-cell>
          <table:table-cell table:style-name="TableCell859">
            <text:p text:style-name="Normal">Garbage Collection Process and Generations</text:p>
          </table:table-cell>
          <table:table-cell table:style-name="TableCell860">
            <text:p text:style-name="Normal">How the garbage collector works and the concept of generations.</text:p>
          </table:table-cell>
          <table:table-cell table:style-name="TableCell861">
            <text:p text:style-name="Normal"><text:a xlink:href="https://learn.microsoft.com/en-us/dotnet/standard/garbage-collection/fundamentals" office:target-frame-name="_blank" xlink:show="new"><text:span text:style-name="Hyperlink">Fundamentals of Garbage Collection - Microsoft Docs</text:span></text:a></text:p>
          </table:table-cell>
        </table:table-row>
        <table:table-row table:style-name="TableRow862">
          <table:table-cell table:style-name="TableCell863">
            <text:p text:style-name="Normal"/>
          </table:table-cell>
          <table:table-cell table:style-name="TableCell864">
            <text:p text:style-name="Normal">IDisposable Interface and using Statement</text:p>
          </table:table-cell>
          <table:table-cell table:style-name="TableCell865">
            <text:p text:style-name="Normal">Use of IDisposable interface and using statement for resource management.</text:p>
          </table:table-cell>
          <table:table-cell table:style-name="TableCell866">
            <text:p text:style-name="Normal"><text:a xlink:href="https://learn.microsoft.com/en-us/dotnet/api/system.idisposable?view=net-7.0" office:target-frame-name="_blank" xlink:show="new"><text:span text:style-name="Hyperlink">IDisposable Interface - Microsoft Docs</text:span></text:a></text:p>
          </table:table-cell>
        </table:table-row>
        <table:table-row table:style-name="TableRow867">
          <table:table-cell table:style-name="TableCell868">
            <text:p text:style-name="Normal"/>
          </table:table-cell>
          <table:table-cell table:style-name="TableCell869">
            <text:p text:style-name="Normal">Memory Leaks and Best Practices</text:p>
          </table:table-cell>
          <table:table-cell table:style-name="TableCell870">
            <text:p text:style-name="Normal">Identifying and avoiding memory leaks in C#.</text:p>
          </table:table-cell>
          <table:table-cell table:style-name="TableCell871">
            <text:p text:style-name="Normal"><text:a xlink:href="https://michaelscodingspot.com/find-fix-and-avoid-memory-leaks-in-c-net-8-best-practices/" office:target-frame-name="_blank" xlink:show="new"><text:span text:style-name="Hyperlink">Avoiding Memory Leaks - Redgate</text:span></text:a></text:p>
          </table:table-cell>
        </table:table-row>
        <table:table-row table:style-name="TableRow872">
          <table:table-cell table:style-name="TableCell873">
            <text:p text:style-name="Normal"/>
          </table:table-cell>
          <table:table-cell table:style-name="TableCell874">
            <text:p text:style-name="Normal">Weak References</text:p>
          </table:table-cell>
          <table:table-cell table:style-name="TableCell875">
            <text:p text:style-name="Normal">Using weak references to allow garbage collection.</text:p>
          </table:table-cell>
          <table:table-cell table:style-name="TableCell876">
            <text:p text:style-name="Normal"><text:a xlink:href="https://learn.microsoft.com/en-us/dotnet/api/system.weakreference?view=net-7.0" office:target-frame-name="_blank" xlink:show="new"><text:span text:style-name="Hyperlink">WeakReference Class - Microsoft Docs</text:span></text:a></text:p>
          </table:table-cell>
        </table:table-row>
        <table:table-row table:style-name="TableRow877">
          <table:table-cell table:style-name="TableCell878">
            <text:p text:style-name="Normal">File I/O Operations in C#</text:p>
          </table:table-cell>
          <table:table-cell table:style-name="TableCell879">
            <text:p text:style-name="Normal">File Handling Basics (System.IO Namespace)</text:p>
          </table:table-cell>
          <table:table-cell table:style-name="TableCell880">
            <text:p text:style-name="Normal">Introduction to file handling in C#.</text:p>
          </table:table-cell>
          <table:table-cell table:style-name="TableCell881">
            <text:p text:style-name="Normal"><text:a xlink:href="https://learn.microsoft.com/en-us/dotnet/api/system.io?view=net-7.0" office:target-frame-name="_blank" xlink:show="new"><text:span text:style-name="Hyperlink">System.IO Namespace - Microsoft Docs</text:span></text:a></text:p>
          </table:table-cell>
        </table:table-row>
        <table:table-row table:style-name="TableRow882">
          <table:table-cell table:style-name="TableCell883">
            <text:p text:style-name="Normal"/>
          </table:table-cell>
          <table:table-cell table:style-name="TableCell884">
            <text:p text:style-name="Normal">Reading and Writing Text Files (StreamReader and StreamWriter)</text:p>
          </table:table-cell>
          <table:table-cell table:style-name="TableCell885">
            <text:p text:style-name="Normal">How to read and write text files using StreamReader and StreamWriter.</text:p>
          </table:table-cell>
          <table:table-cell table:style-name="TableCell886">
            <text:p text:style-name="Normal"><text:a xlink:href="https://learn.microsoft.com/en-us/troubleshoot/developer/visualstudio/csharp/language-compilers/read-write-text-file" office:target-frame-name="_blank" xlink:show="new"><text:span text:style-name="Hyperlink">Reading and Writing to a Text File - Microsoft Docs</text:span></text:a></text:p>
          </table:table-cell>
        </table:table-row>
        <table:table-row table:style-name="TableRow887">
          <table:table-cell table:style-name="TableCell888">
            <text:p text:style-name="Normal"/>
          </table:table-cell>
          <table:table-cell table:style-name="TableCell889">
            <text:p text:style-name="Normal">Working with Binary Files (BinaryReader and BinaryWriter)</text:p>
          </table:table-cell>
          <table:table-cell table:style-name="TableCell890">
            <text:p text:style-name="Normal">Handling binary data with BinaryReader and BinaryWriter.</text:p>
          </table:table-cell>
          <table:table-cell table:style-name="TableCell891">
            <text:p text:style-name="Normal"><text:a xlink:href="https://learn.microsoft.com/en-us/dotnet/api/system.io.binaryreader?view=net-7.0" office:target-frame-name="_blank" xlink:show="new"><text:span text:style-name="Hyperlink">BinaryReader and BinaryWriter - Microsoft Docs</text:span></text:a></text:p>
          </table:table-cell>
        </table:table-row>
        <table:table-row table:style-name="TableRow892">
          <table:table-cell table:style-name="TableCell893">
            <text:p text:style-name="Normal"/>
          </table:table-cell>
          <table:table-cell table:style-name="TableCell894">
            <text:p text:style-name="Normal">File and Directory Management (File, Directory, FileInfo, DirectoryInfo)</text:p>
          </table:table-cell>
          <table:table-cell table:style-name="TableCell895">
            <text:p text:style-name="Normal">Managing files and directories using relevant classes.</text:p>
          </table:table-cell>
          <table:table-cell table:style-name="TableCell896">
            <text:p text:style-name="Normal"><text:a xlink:href="https://learn.microsoft.com/en-us/dotnet/standard/io/file-and-stream-i-o" office:target-frame-name="_blank" xlink:show="new"><text:span text:style-name="Hyperlink">File and Directory - Microsoft Docs</text:span></text:a></text:p>
          </table:table-cell>
        </table:table-row>
        <table:table-row table:style-name="TableRow897">
          <table:table-cell table:style-name="TableCell898">
            <text:p text:style-name="Normal"/>
          </table:table-cell>
          <table:table-cell table:style-name="TableCell899">
            <text:p text:style-name="Normal">Asynchronous File Operations</text:p>
          </table:table-cell>
          <table:table-cell table:style-name="TableCell900">
            <text:p text:style-name="Normal">Performing asynchronous file operations for responsiveness.</text:p>
          </table:table-cell>
          <table:table-cell table:style-name="TableCell901">
            <text:p text:style-name="Normal"><text:a xlink:href="https://learn.microsoft.com/en-us/dotnet/standard/io/asynchronous-file-i-o" office:target-frame-name="_blank" xlink:show="new"><text:span text:style-name="Hyperlink">Asynchronous File I/O - Microsoft Docs</text:span></text:a></text:p>
          </table:table-cell>
        </table:table-row>
        <table:table-row table:style-name="TableRow902">
          <table:table-cell table:style-name="TableCell903">
            <text:p text:style-name="Normal"/>
          </table:table-cell>
          <table:table-cell table:style-name="TableCell904">
            <text:p text:style-name="Normal">Working with Streams (FileStream, MemoryStream)</text:p>
          </table:table-cell>
          <table:table-cell table:style-name="TableCell905">
            <text:p text:style-name="Normal">Using FileStream and MemoryStream for file and memory operations.</text:p>
          </table:table-cell>
          <table:table-cell table:style-name="TableCell906">
            <text:p text:style-name="Normal"><text:a xlink:href="https://learn.microsoft.com/en-us/dotnet/api/system.io.filestream?view=net-7.0" office:target-frame-name="_blank" xlink:show="new"><text:span text:style-name="Hyperlink">FileStream Class - Microsoft Docs</text:span></text:a></text:p>
          </table:table-cell>
        </table:table-row>
        <table:table-row table:style-name="TableRow907">
          <table:table-cell table:style-name="TableCell908">
            <text:p text:style-name="Normal"/>
          </table:table-cell>
          <table:table-cell table:style-name="TableCell909">
            <text:p text:style-name="Normal">File I/O Exception Handling</text:p>
          </table:table-cell>
          <table:table-cell table:style-name="TableCell910">
            <text:p text:style-name="Normal">Handling exceptions during file operations.</text:p>
          </table:table-cell>
          <table:table-cell table:style-name="TableCell911">
            <text:p text:style-name="Normal"><text:a xlink:href="https://learn.microsoft.com/en-us/dotnet/standard/io/handling-io-errors" office:target-frame-name="_blank" xlink:show="new"><text:span text:style-name="Hyperlink">Exception Handling - Microsoft Docs</text:span></text:a></text:p>
          </table:table-cell>
        </table:table-row>
        <table:table-row table:style-name="TableRow912">
          <table:table-cell table:style-name="TableCell913">
            <text:p text:style-name="Normal"/>
          </table:table-cell>
          <table:table-cell table:style-name="TableCell914">
            <text:p text:style-name="Normal">Path Operations (Path Class)</text:p>
          </table:table-cell>
          <table:table-cell table:style-name="TableCell915">
            <text:p text:style-name="Normal">Working with file paths using the Path class.</text:p>
          </table:table-cell>
          <table:table-cell table:style-name="TableCell916">
            <text:p text:style-name="Normal"><text:a xlink:href="https://learn.microsoft.com/en-us/dotnet/api/system.io.path?view=net-7.0" office:target-frame-name="_blank" xlink:show="new"><text:span text:style-name="Hyperlink">Path Class - Microsoft Docs</text:span></text:a></text:p>
          </table:table-cell>
        </table:table-row>
        <table:table-row table:style-name="TableRow917">
          <table:table-cell table:style-name="TableCell918">
            <text:p text:style-name="Normal"/>
          </table:table-cell>
          <table:table-cell table:style-name="TableCell919">
            <text:p text:style-name="Normal">Compression and Decompression</text:p>
          </table:table-cell>
          <table:table-cell table:style-name="TableCell920">
            <text:p text:style-name="Normal">Compressing and decompressing files using GZipStream and ZipArchive.</text:p>
          </table:table-cell>
          <table:table-cell table:style-name="TableCell921">
            <text:p text:style-name="Normal"><text:a xlink:href="https://learn.microsoft.com/en-us/dotnet/standard/io/how-to-compress-and-extract-files" office:target-frame-name="_blank" xlink:show="new"><text:span text:style-name="Hyperlink">Compressing Files - Microsoft Docs</text:span></text:a></text:p>
          </table:table-cell>
        </table:table-row>
      </table:table>
      <text:p text:style-name="P922"/>
      <text:p text:style-name="P923">Threads</text:p>
      <table:table table:style-name="Table924">
        <table:table-columns>
          <table:table-column table:style-name="TableColumn925"/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Normal">Subtopic</text:p>
          </table:table-cell>
          <table:table-cell table:style-name="TableCell930">
            <text:p text:style-name="Normal">Description</text:p>
          </table:table-cell>
          <table:table-cell table:style-name="TableCell931">
            <text:p text:style-name="Normal">Reference Links</text:p>
          </table:table-cell>
        </table:table-row>
        <table:table-row table:style-name="TableRow932">
          <table:table-cell table:style-name="TableCell933">
            <text:p text:style-name="Normal">Introduction to Threads in C#</text:p>
          </table:table-cell>
          <table:table-cell table:style-name="TableCell934">
            <text:p text:style-name="Normal">Basic concepts, single vs multi-threading, thread anatomy, creating a thread</text:p>
          </table:table-cell>
          <table:table-cell table:style-name="TableCell935">
            <text:p text:style-name="Normal"><text:a xlink:href="https://learn.microsoft.com/en-us/dotnet/standard/threading/managed-threading-basics" office:target-frame-name="_blank" xlink:show="new"><text:span text:style-name="Hyperlink">Microsoft Docs - Managed Threads</text:span></text:a></text:p>
          </table:table-cell>
        </table:table-row>
        <table:table-row table:style-name="TableRow936">
          <table:table-cell table:style-name="TableCell937">
            <text:p text:style-name="Normal">Creating and Managing Threads</text:p>
          </table:table-cell>
          <table:table-cell table:style-name="TableCell938">
            <text:p text:style-name="Normal">Using Thread class, starting and naming threads, passing parameters</text:p>
          </table:table-cell>
          <table:table-cell table:style-name="TableCell939">
            <text:p text:style-name="Normal"><text:a xlink:href="https://www.geeksforgeeks.org/thread-class-in-c-sharp/" office:target-frame-name="_blank" xlink:show="new"><text:span text:style-name="Hyperlink">C# Corner - Creating a Thread, GeeksforGeeks - Creating a Thread</text:span></text:a></text:p>
          </table:table-cell>
        </table:table-row>
        <table:table-row table:style-name="TableRow940">
          <table:table-cell table:style-name="TableCell941">
            <text:p text:style-name="Normal">Thread Lifecycle in C#</text:p>
          </table:table-cell>
          <table:table-cell table:style-name="TableCell942">
            <text:p text:style-name="Normal">Thread states, lifecycle methods (Abort, Join, Sleep), thread priority</text:p>
          </table:table-cell>
          <table:table-cell table:style-name="TableCell943">
            <text:p text:style-name="Normal"><text:a xlink:href="https://learn.microsoft.com/en-us/dotnet/api/system.threading.thread" office:target-frame-name="_blank" xlink:show="new"><text:span text:style-name="Hyperlink">Microsoft Docs - Thread Class</text:span></text:a><text:s/></text:p>
          </table:table-cell>
        </table:table-row>
        <table:table-row table:style-name="TableRow944">
          <table:table-cell table:style-name="TableCell945">
            <text:p text:style-name="Normal">Synchronization in Threads</text:p>
          </table:table-cell>
          <table:table-cell table:style-name="TableCell946">
            <text:p text:style-name="Normal">Avoiding race conditions, lock statement, Mutex, Semaphore, thread synchronization tools</text:p>
          </table:table-cell>
          <table:table-cell table:style-name="TableCell947">
            <text:p text:style-name="Normal"><text:a xlink:href="https://learn.microsoft.com/en-us/dotnet/standard/threading/synchronizing" office:target-frame-name="_blank" xlink:show="new"><text:span text:style-name="Hyperlink">Microsoft Docs - Synchronizing Threads</text:span></text:a><text:s/></text:p>
          </table:table-cell>
        </table:table-row>
        <table:table-row table:style-name="TableRow948">
          <table:table-cell table:style-name="TableCell949">
            <text:p text:style-name="Normal">Thread Safety in C#</text:p>
          </table:table-cell>
          <table:table-cell table:style-name="TableCell950">
            <text:p text:style-name="Normal">Best practices for thread-safe code, using Interlocked class, immutability</text:p>
          </table:table-cell>
          <table:table-cell table:style-name="TableCell951">
            <text:p text:style-name="Normal"><text:a xlink:href="https://learn.microsoft.com/en-us/dotnet/standard/threading/thread-safety" office:target-frame-name="_blank" xlink:show="new"><text:span text:style-name="Hyperlink">Microsoft Docs - Thread Safety</text:span></text:a><text:s/></text:p>
          </table:table-cell>
        </table:table-row>
        <table:table-row table:style-name="TableRow952">
          <table:table-cell table:style-name="TableCell953">
            <text:p text:style-name="Normal"><text:span text:style-name="T954">Working with ThreadPool in C#</text:span></text:p>
          </table:table-cell>
          <table:table-cell table:style-name="TableCell955">
            <text:p text:style-name="Normal">Benefits of ThreadPool, creating and managing threads with ThreadPool.QueueUserWorkItem</text:p>
          </table:table-cell>
          <table:table-cell table:style-name="TableCell956">
            <text:p text:style-name="Normal"><text:a xlink:href="https://learn.microsoft.com/en-us/dotnet/api/system.threading.threadpool" office:target-frame-name="_blank" xlink:show="new"><text:span text:style-name="Hyperlink">Microsoft Docs - ThreadPool</text:span></text:a></text:p>
          </table:table-cell>
        </table:table-row>
        <table:table-row table:style-name="TableRow957">
          <table:table-cell table:style-name="TableCell958">
            <text:p text:style-name="Normal">Asynchronous Programming and Threads</text:p>
          </table:table-cell>
          <table:table-cell table:style-name="TableCell959">
            <text:p text:style-name="Normal">Differences between threads and async programming, Task, async/await usage</text:p>
          </table:table-cell>
          <table:table-cell table:style-name="TableCell960">
            <text:p text:style-name="Normal"><text:a xlink:href="https://learn.microsoft.com/en-us/dotnet/csharp/programming-guide/concepts/async/" office:target-frame-name="_blank" xlink:show="new"><text:span text:style-name="Hyperlink">Microsoft Docs - Asynchronous Programming with Async and Await</text:span></text:a><text:s/></text:p>
          </table:table-cell>
        </table:table-row>
        <text:soft-page-break/>
        <table:table-row table:style-name="TableRow961">
          <table:table-cell table:style-name="TableCell962">
            <text:p text:style-name="Normal">Advanced Threading Techniques</text:p>
          </table:table-cell>
          <table:table-cell table:style-name="TableCell963">
            <text:p text:style-name="Normal">Background vs foreground threads, ThreadLocal&lt;T&gt;, CancellationToken, Parallel.For</text:p>
          </table:table-cell>
          <table:table-cell table:style-name="TableCell964">
            <text:p text:style-name="Normal"><text:a xlink:href="https://learn.microsoft.com/en-us/dotnet/standard/threading/using-threads-and-threading" office:target-frame-name="_blank" xlink:show="new"><text:span text:style-name="Hyperlink">Microsoft Docs - Background Threads</text:span></text:a><text:s/></text:p>
          </table:table-cell>
        </table:table-row>
        <table:table-row table:style-name="TableRow965">
          <table:table-cell table:style-name="TableCell966">
            <text:p text:style-name="Normal">Debugging and Performance Optimization of Threads</text:p>
          </table:table-cell>
          <table:table-cell table:style-name="TableCell967">
            <text:p text:style-name="Normal">Debugging tools and techniques, performance analysis, handling common multithreading issues</text:p>
          </table:table-cell>
          <table:table-cell table:style-name="TableCell968">
            <text:p text:style-name="Normal"><text:a xlink:href="https://learn.microsoft.com/en-us/visualstudio/debugger/get-started-debugging-multithreaded-apps?view=vs-2022&amp;tabs=csharp" office:target-frame-name="_blank" xlink:show="new"><text:span text:style-name="Hyperlink">Link</text:span></text:a></text:p>
          </table:table-cell>
        </table:table-row>
        <table:table-row table:style-name="TableRow969">
          <table:table-cell table:style-name="TableCell970">
            <text:p text:style-name="Normal">Best Practices for Multithreading in C#</text:p>
          </table:table-cell>
          <table:table-cell table:style-name="TableCell971">
            <text:p text:style-name="Normal">Avoiding common pitfalls, using high-level APIs, simplicity in code, best practices</text:p>
          </table:table-cell>
          <table:table-cell table:style-name="TableCell972">
            <text:p text:style-name="Normal"><text:a xlink:href="https://www.c-sharpcorner.com/article/best-practices-for-threading-in-net-c-sharp/" office:target-frame-name="_blank" xlink:show="new"><text:span text:style-name="Hyperlink">Link</text:span></text:a></text:p>
          </table:table-cell>
        </table:table-row>
      </table:table>
      <text:p text:style-name="P973"/>
      <text:p text:style-name="P974">Serialization</text:p>
      <text:p text:style-name="Normal">Below are the key topics for Serialization in .NET, along with relevant reference links:</text:p>
      <text:p text:style-name="Normal">1.<text:s/><text:span text:style-name="T975">What is Serialization?</text:span></text:p>
      <text:list text:style-name="LFO3" text:continue-numbering="true">
        <text:list-item>
          <text:p text:style-name="P976"><text:span text:style-name="T977">Description</text:span>: Serialization is the process of converting an object into a format that can be stored or transmitted. Deserialization is the reverse process, converting the stored format back into an object.</text:p>
        </text:list-item>
        <text:list-item>
          <text:p text:style-name="P978"><text:span text:style-name="T979">Reference</text:span>:<text:s/><text:a xlink:href="https://learn.microsoft.com/en-us/dotnet/standard/serialization/" office:target-frame-name="_blank" xlink:show="new"><text:span text:style-name="Hyperlink">Serialization Overview in .NET</text:span></text:a></text:p>
        </text:list-item>
      </text:list>
      <text:p text:style-name="Normal">2.<text:s/><text:span text:style-name="T980">Binary Serialization</text:span></text:p>
      <text:list text:style-name="LFO4" text:continue-numbering="true">
        <text:list-item>
          <text:p text:style-name="P981"><text:span text:style-name="T982">Description</text:span>: Converts an object into a binary format for compact storage, but is specific to .NET.</text:p>
        </text:list-item>
        <text:list-item>
          <text:p text:style-name="P983"><text:span text:style-name="T984">Reference</text:span>:<text:s/><text:a xlink:href="https://learn.microsoft.com/en-us/dotnet/standard/serialization/binary-serialization" office:target-frame-name="_blank" xlink:show="new"><text:span text:style-name="Hyperlink">Binary Serialization in .NET</text:span></text:a></text:p>
        </text:list-item>
      </text:list>
      <text:p text:style-name="Normal">3.<text:s/><text:span text:style-name="T985">XML Serialization</text:span></text:p>
      <text:list text:style-name="LFO5" text:continue-numbering="true">
        <text:list-item>
          <text:p text:style-name="P986"><text:span text:style-name="T987">Description</text:span>: Converts an object into an XML format, which is readable and platform-independent, often used in web services.</text:p>
        </text:list-item>
        <text:list-item>
          <text:p text:style-name="P988"><text:span text:style-name="T989">Reference</text:span>:<text:s/><text:a xlink:href="https://www.c-sharpcorner.com/UploadFile/8b7513/xml-serialization-and-deserialization-in-C-Sharp/" office:target-frame-name="_blank" xlink:show="new"><text:span text:style-name="Hyperlink">XML Serialization in .NET</text:span></text:a></text:p>
        </text:list-item>
      </text:list>
      <text:p text:style-name="Normal">4.<text:s/><text:span text:style-name="T990">JSON Serialization</text:span></text:p>
      <text:list text:style-name="LFO6" text:continue-numbering="true">
        <text:list-item>
          <text:p text:style-name="P991"><text:span text:style-name="T992">Description</text:span>: Converts objects into JSON format, commonly used for web APIs and data exchange.</text:p>
        </text:list-item>
        <text:list-item>
          <text:p text:style-name="P993"><text:span text:style-name="T994">Reference</text:span>:<text:s/><text:a xlink:href="https://learn.microsoft.com/en-us/dotnet/standard/serialization/system-text-json-overview" office:target-frame-name="_blank" xlink:show="new"><text:span text:style-name="Hyperlink">JSON Serialization in .NET</text:span></text:a></text:p>
        </text:list-item>
      </text:list>
      <text:p text:style-name="Normal">5.<text:s/><text:span text:style-name="T995">Custom Serialization</text:span></text:p>
      <text:soft-page-break/>
      <text:list text:style-name="LFO7" text:continue-numbering="true">
        <text:list-item>
          <text:p text:style-name="P996"><text:span text:style-name="T997">Description</text:span>: Provides control over the serialization process by implementing custom logic, such as using the ISerializable interface or attributes.</text:p>
        </text:list-item>
        <text:list-item>
          <text:p text:style-name="P998"><text:span text:style-name="T999">Reference</text:span>:<text:s/><text:a xlink:href="https://learn.microsoft.com/en-us/dotnet/standard/serialization/custom-serialization" office:target-frame-name="_blank" xlink:show="new"><text:span text:style-name="Hyperlink">Custom Serialization in .NET</text:span></text:a></text:p>
        </text:list-item>
      </text:list>
      <text:p text:style-name="Normal">6.<text:s/><text:span text:style-name="T1000">Data Contract Serialization</text:span></text:p>
      <text:list text:style-name="LFO8" text:continue-numbering="true">
        <text:list-item>
          <text:p text:style-name="P1001"><text:span text:style-name="T1002">Description</text:span>: Used in WCF for controlling serialized data with fine-grained attributes.</text:p>
        </text:list-item>
        <text:list-item>
          <text:p text:style-name="P1003"><text:span text:style-name="T1004">Reference</text:span>:<text:s/><text:a xlink:href="https://learn.microsoft.com/en-us/dotnet/framework/wcf/feature-details/using-data-contracts" office:target-frame-name="_blank" xlink:show="new"><text:span text:style-name="Hyperlink">Data Contract Serialization in .NET</text:span></text:a></text:p>
        </text:list-item>
      </text:list>
      <text:p text:style-name="Normal">7.<text:s/><text:span text:style-name="T1005">Serialization Attributes</text:span></text:p>
      <text:list text:style-name="LFO9" text:continue-numbering="true">
        <text:list-item>
          <text:p text:style-name="P1006"><text:span text:style-name="T1007">Description</text:span>: Attributes like [Serializable], [NonSerialized], [DataContract], and [DataMember] control what and how data is serialized.</text:p>
        </text:list-item>
        <text:list-item>
          <text:p text:style-name="P1008"><text:span text:style-name="T1009">Reference</text:span>:<text:s/><text:a xlink:href="https://www.webdevtutor.net/blog/c-sharp-class-attributes" office:target-frame-name="_blank" xlink:show="new"><text:span text:style-name="Hyperlink">Serialization Attributes in .NET</text:span></text:a></text:p>
        </text:list-item>
      </text:list>
      <text:p text:style-name="Normal">8.<text:s/><text:span text:style-name="T1010">Security Considerations in Serialization</text:span></text:p>
      <text:list text:style-name="LFO10" text:continue-numbering="true">
        <text:list-item>
          <text:p text:style-name="P1011"><text:span text:style-name="T1012">Description</text:span>: Managing serialization to avoid security risks like data exposure and vulnerabilities.</text:p>
        </text:list-item>
        <text:list-item>
          <text:p text:style-name="P1013"><text:span text:style-name="T1014">Reference</text:span>:<text:s/><text:a xlink:href="https://www.c-sharpcorner.com/article/c-sharp-security-best-practices-for-secure-coding/" office:target-frame-name="_blank" xlink:show="new"><text:span text:style-name="Hyperlink">Security Considerations in Serialization</text:span></text:a></text:p>
        </text:list-item>
      </text:list>
      <text:h text:style-name="P1015" text:outline-level="2">TPL</text:h>
      <table:table table:style-name="Table1016">
        <table:table-columns>
          <table:table-column table:style-name="TableColumn1017"/>
          <table:table-column table:style-name="TableColumn1018"/>
          <table:table-column table:style-name="TableColumn1019"/>
        </table:table-columns>
        <table:table-row table:style-name="TableRow1020">
          <table:table-cell table:style-name="TableCell1021">
            <text:p text:style-name="Normal">Subtopic</text:p>
          </table:table-cell>
          <table:table-cell table:style-name="TableCell1022">
            <text:p text:style-name="Normal">Description</text:p>
          </table:table-cell>
          <table:table-cell table:style-name="TableCell1023">
            <text:p text:style-name="Normal">Reference Link</text:p>
          </table:table-cell>
        </table:table-row>
        <table:table-row table:style-name="TableRow1024">
          <table:table-cell table:style-name="TableCell1025">
            <text:p text:style-name="Normal">Introduction to TPL</text:p>
          </table:table-cell>
          <table:table-cell table:style-name="TableCell1026">
            <text:p text:style-name="Normal">Overview of TPL, benefits over traditional threading, core concepts like tasks, parallelism, and concurrency.</text:p>
          </table:table-cell>
          <table:table-cell table:style-name="TableCell1027">
            <text:p text:style-name="Normal"><text:a xlink:href="https://dotnettutorials.net/lesson/task-parallel-library-overview/" office:target-frame-name="_blank" xlink:show="new"><text:span text:style-name="Hyperlink">Task Parallel Library (TPL) Overview</text:span></text:a></text:p>
          </table:table-cell>
        </table:table-row>
        <table:table-row table:style-name="TableRow1028">
          <table:table-cell table:style-name="TableCell1029">
            <text:p text:style-name="Normal">Creating and Managing Tasks</text:p>
          </table:table-cell>
          <table:table-cell table:style-name="TableCell1030">
            <text:p text:style-name="Normal">Creating tasks, managing task lifecycle, starting, waiting, cancellation, and handling exceptions.</text:p>
          </table:table-cell>
          <table:table-cell table:style-name="TableCell1031">
            <text:p text:style-name="Normal"><text:a xlink:href="https://learn.microsoft.com/en-us/dotnet/standard/parallel-programming/task-based-asynchronous-programming" office:target-frame-name="_blank" xlink:show="new"><text:span text:style-name="Hyperlink">Tasks and the Task Parallel Library (TPL)</text:span></text:a></text:p>
          </table:table-cell>
        </table:table-row>
        <table:table-row table:style-name="TableRow1032">
          <table:table-cell table:style-name="TableCell1033">
            <text:p text:style-name="Normal">Task Continuations</text:p>
          </table:table-cell>
          <table:table-cell table:style-name="TableCell1034">
            <text:p text:style-name="Normal">Using ContinueWith(), task chaining, continuation options, combining tasks with WhenAll and WhenAny.</text:p>
          </table:table-cell>
          <table:table-cell table:style-name="TableCell1035">
            <text:p text:style-name="Normal"><text:a xlink:href="https://dotnettutorials.net/lesson/chaining-tasks-by-using-continuation-tasks/" office:target-frame-name="_blank" xlink:show="new"><text:span text:style-name="Hyperlink">Continuation Tasks</text:span></text:a></text:p>
          </table:table-cell>
        </table:table-row>
        <table:table-row table:style-name="TableRow1036">
          <table:table-cell table:style-name="TableCell1037">
            <text:p text:style-name="Normal">Task Scheduling and TaskSchedulers</text:p>
          </table:table-cell>
          <table:table-cell table:style-name="TableCell1038">
            <text:p text:style-name="Normal">Understanding default task scheduler, creating custom TaskScheduler, controlling task scheduling and execution.</text:p>
          </table:table-cell>
          <table:table-cell table:style-name="TableCell1039">
            <text:p text:style-name="Normal"><text:a xlink:href="https://medium.com/@nikhiltjha/task-scheduling-and-continuations-in-tpl-918a69a3fdfb" office:target-frame-name="_blank" xlink:show="new"><text:span text:style-name="Hyperlink">Task Schedulers</text:span></text:a></text:p>
          </table:table-cell>
        </table:table-row>
        <text:soft-page-break/>
        <table:table-row table:style-name="TableRow1040">
          <table:table-cell table:style-name="TableCell1041">
            <text:p text:style-name="Normal">Cancellation in TPL</text:p>
          </table:table-cell>
          <table:table-cell table:style-name="TableCell1042">
            <text:p text:style-name="Normal">Implementing task cancellation using CancellationToken, cooperative cancellation patterns.</text:p>
          </table:table-cell>
          <table:table-cell table:style-name="TableCell1043">
            <text:p text:style-name="Normal"><text:a xlink:href="https://learn.microsoft.com/en-us/dotnet/standard/threading/cancellation-in-managed-threads" office:target-frame-name="_blank" xlink:show="new"><text:span text:style-name="Hyperlink">Cancellation in Managed Threads</text:span></text:a></text:p>
          </table:table-cell>
        </table:table-row>
        <table:table-row table:style-name="TableRow1044">
          <table:table-cell table:style-name="TableCell1045">
            <text:p text:style-name="Normal">Exception Handling in TPL</text:p>
          </table:table-cell>
          <table:table-cell table:style-name="TableCell1046">
            <text:p text:style-name="Normal">Handling exceptions in tasks, aggregating exceptions using AggregateException, propagating exceptions.</text:p>
          </table:table-cell>
          <table:table-cell table:style-name="TableCell1047">
            <text:p text:style-name="Normal"><text:a xlink:href="https://learn.microsoft.com/en-us/dotnet/standard/parallel-programming/exception-handling-task-parallel-library" office:target-frame-name="_blank" xlink:show="new"><text:span text:style-name="Hyperlink">Handling Exceptions in Tasks</text:span></text:a></text:p>
          </table:table-cell>
        </table:table-row>
        <table:table-row table:style-name="TableRow1048">
          <table:table-cell table:style-name="TableCell1049">
            <text:p text:style-name="Normal">Parallel LINQ (PLINQ)</text:p>
          </table:table-cell>
          <table:table-cell table:style-name="TableCell1050">
            <text:p text:style-name="Normal">Introduction to Parallel LINQ, executing LINQ queries in parallel, controlling parallel execution.</text:p>
          </table:table-cell>
          <table:table-cell table:style-name="TableCell1051">
            <text:p text:style-name="Normal"><text:a xlink:href="https://learn.microsoft.com/en-us/dotnet/standard/parallel-programming/parallel-linq-plinq" office:target-frame-name="_blank" xlink:show="new"><text:span text:style-name="Hyperlink">Parallel LINQ (PLINQ)</text:span></text:a></text:p>
          </table:table-cell>
        </table:table-row>
        <table:table-row table:style-name="TableRow1052">
          <table:table-cell table:style-name="TableCell1053">
            <text:p text:style-name="Normal">Data Parallelism</text:p>
          </table:table-cell>
          <table:table-cell table:style-name="TableCell1054">
            <text:p text:style-name="Normal">Using Parallel.For and Parallel.ForEach, managing loop state, optimizing and controlling parallel loops.</text:p>
          </table:table-cell>
          <table:table-cell table:style-name="TableCell1055">
            <text:p text:style-name="Normal"><text:a xlink:href="https://learn.microsoft.com/en-us/dotnet/standard/parallel-programming/data-parallelism-task-parallel-library" office:target-frame-name="_blank" xlink:show="new"><text:span text:style-name="Hyperlink">Data Parallelism</text:span></text:a></text:p>
          </table:table-cell>
        </table:table-row>
        <table:table-row table:style-name="TableRow1056">
          <table:table-cell table:style-name="TableCell1057">
            <text:p text:style-name="Normal">Asynchronous Programming with TPL</text:p>
          </table:table-cell>
          <table:table-cell table:style-name="TableCell1058">
            <text:p text:style-name="Normal">Implementing async programming using async and await, Task-based asynchronous patterns (TAP).</text:p>
          </table:table-cell>
          <table:table-cell table:style-name="TableCell1059">
            <text:p text:style-name="Normal"><text:a xlink:href="https://learn.microsoft.com/en-us/dotnet/csharp/programming-guide/concepts/async/" office:target-frame-name="_blank" xlink:show="new"><text:span text:style-name="Hyperlink">Asynchronous Programming with Async and Await</text:span></text:a></text:p>
          </table:table-cell>
        </table:table-row>
        <table:table-row table:style-name="TableRow1060">
          <table:table-cell table:style-name="TableCell1061">
            <text:p text:style-name="Normal">Synchronization and Concurrent Collections</text:p>
          </table:table-cell>
          <table:table-cell table:style-name="TableCell1062">
            <text:p text:style-name="Normal">Managing concurrency with locks, SemaphoreSlim, thread safety, using ConcurrentDictionary, BlockingCollection.</text:p>
          </table:table-cell>
          <table:table-cell table:style-name="TableCell1063">
            <text:p text:style-name="Normal"><text:a xlink:href="https://learn.microsoft.com/en-us/dotnet/standard/threading/overview-of-synchronization-primitives" office:target-frame-name="_blank" xlink:show="new"><text:span text:style-name="Hyperlink">Thread Synchronization</text:span></text:a>,<text:s/><text:a xlink:href="https://learn.microsoft.com/en-us/dotnet/standard/collections/thread-safe/" office:target-frame-name="_blank" xlink:show="new"><text:span text:style-name="Hyperlink">Concurrent Collections</text:span></text:a></text:p>
          </table:table-cell>
        </table:table-row>
        <table:table-row table:style-name="TableRow1064">
          <table:table-cell table:style-name="TableCell1065">
            <text:p text:style-name="Normal">Best Practices for TPL</text:p>
          </table:table-cell>
          <table:table-cell table:style-name="TableCell1066">
            <text:p text:style-name="Normal">Best Practices for Task Parallel Library</text:p>
          </table:table-cell>
          <table:table-cell table:style-name="TableCell1067">
            <text:p text:style-name="Normal"><text:a xlink:href="https://blog.stackademic.com/mastering-tpl-best-practices-for-task-parallel-library-76f707ad96b5" office:target-frame-name="_blank" xlink:show="new"><text:span text:style-name="Hyperlink">Best Practices for Task Parallel Library</text:span></text:a></text:p>
          </table:table-cell>
        </table:table-row>
        <table:table-row table:style-name="TableRow1068">
          <table:table-cell table:style-name="TableCell1069">
            <text:p text:style-name="Normal">Task-Based Asynchronous Pattern (TAP)</text:p>
          </table:table-cell>
          <table:table-cell table:style-name="TableCell1070">
            <text:p text:style-name="Normal">Understanding TAP, converting existing patterns to TAP, implementing IAsyncResult to Task conversions.</text:p>
          </table:table-cell>
          <table:table-cell table:style-name="TableCell1071">
            <text:p text:style-name="Normal"><text:a xlink:href="https://learn.microsoft.com/en-us/dotnet/standard/asynchronous-programming-patterns/task-based-asynchronous-pattern-tap" office:target-frame-name="_blank" xlink:show="new"><text:span text:style-name="Hyperlink">Task-Based Asynchronous Pattern (TAP)</text:span></text:a></text:p>
          </table:table-cell>
        </table:table-row>
      </table:table>
      <text:p text:style-name="P1072"/>
      <text:p text:style-name="P1073">Reflection</text:p>
      <table:table table:style-name="Table1074">
        <table:table-columns>
          <table:table-column table:style-name="TableColumn1075"/>
          <table:table-column table:style-name="TableColumn1076"/>
          <table:table-column table:style-name="TableColumn1077"/>
        </table:table-columns>
        <table:table-row table:style-name="TableRow1078">
          <table:table-cell table:style-name="TableCell1079">
            <text:p text:style-name="Normal">Subtopic</text:p>
          </table:table-cell>
          <table:table-cell table:style-name="TableCell1080">
            <text:p text:style-name="Normal">Description</text:p>
          </table:table-cell>
          <table:table-cell table:style-name="TableCell1081">
            <text:p text:style-name="Normal">Reference Link</text:p>
          </table:table-cell>
        </table:table-row>
        <table:table-row table:style-name="TableRow1082">
          <table:table-cell table:style-name="TableCell1083">
            <text:p text:style-name="Normal">Introduction to Reflection</text:p>
          </table:table-cell>
          <table:table-cell table:style-name="TableCell1084">
            <text:p text:style-name="Normal">Overview of what Reflection is in .NET and the use of the System.Reflection namespace.</text:p>
          </table:table-cell>
          <table:table-cell table:style-name="TableCell1085">
            <text:p text:style-name="Normal"><text:a xlink:href="https://dotnettutorials.net/lesson/reflection-in-csharp/#google_vignette" office:target-frame-name="_blank" xlink:show="new"><text:span text:style-name="Hyperlink">Introduction to Reflection</text:span></text:a></text:p>
          </table:table-cell>
        </table:table-row>
        <text:soft-page-break/>
        <table:table-row table:style-name="TableRow1086">
          <table:table-cell table:style-name="TableCell1087">
            <text:p text:style-name="Normal">Accessing Metadata with Reflection</text:p>
          </table:table-cell>
          <table:table-cell table:style-name="TableCell1088">
            <text:p text:style-name="Normal">Accessing metadata like types, methods, and properties at runtime using Type.</text:p>
          </table:table-cell>
          <table:table-cell table:style-name="TableCell1089">
            <text:p text:style-name="Normal"><text:a xlink:href="https://dev.to/soham_galande/exploring-reflection-in-c-understanding-metadata-at-runtime-3ec1" office:target-frame-name="_blank" xlink:show="new"><text:span text:style-name="Hyperlink">Accessing Metadata Using Reflection</text:span></text:a></text:p>
          </table:table-cell>
        </table:table-row>
        <table:table-row table:style-name="TableRow1090">
          <table:table-cell table:style-name="TableCell1091">
            <text:p text:style-name="Normal">Working with Assemblies</text:p>
          </table:table-cell>
          <table:table-cell table:style-name="TableCell1092">
            <text:p text:style-name="Normal">Loading and exploring assemblies dynamically, using Assembly.Load, GetTypes, etc.</text:p>
          </table:table-cell>
          <table:table-cell table:style-name="TableCell1093">
            <text:p text:style-name="Normal"><text:a xlink:href="https://www.csharpworkshop.com/reflection-and-attributes/dynamic-loading-of-assemblies/" office:target-frame-name="_blank" xlink:show="new"><text:span text:style-name="Hyperlink">Assemblies in Reflection</text:span></text:a></text:p>
          </table:table-cell>
        </table:table-row>
        <table:table-row table:style-name="TableRow1094">
          <table:table-cell table:style-name="TableCell1095">
            <text:p text:style-name="Normal">Retrieving Type Information</text:p>
          </table:table-cell>
          <table:table-cell table:style-name="TableCell1096">
            <text:p text:style-name="Normal">Getting detailed information about types, such as fields, methods, and properties.</text:p>
          </table:table-cell>
          <table:table-cell table:style-name="TableCell1097">
            <text:p text:style-name="Normal"><text:a xlink:href="https://learn.microsoft.com/en-us/dotnet/fundamentals/reflection/viewing-type-information" office:target-frame-name="_blank" xlink:show="new"><text:span text:style-name="Hyperlink">Retrieving Type Information</text:span></text:a></text:p>
          </table:table-cell>
        </table:table-row>
        <table:table-row table:style-name="TableRow1098">
          <table:table-cell table:style-name="TableCell1099">
            <text:p text:style-name="Normal">Invoking Methods Using Reflection</text:p>
          </table:table-cell>
          <table:table-cell table:style-name="TableCell1100">
            <text:p text:style-name="Normal">Calling methods dynamically at runtime using MethodInfo and the Invoke() method.</text:p>
          </table:table-cell>
          <table:table-cell table:style-name="TableCell1101">
            <text:p text:style-name="Normal"><text:a xlink:href="https://learn.microsoft.com/en-us/dotnet/api/system.reflection.methodbase.invoke?view=net-9.0" office:target-frame-name="_blank" xlink:show="new"><text:span text:style-name="Hyperlink">Invoking Methods Using Reflection</text:span></text:a></text:p>
          </table:table-cell>
        </table:table-row>
        <table:table-row table:style-name="TableRow1102">
          <table:table-cell table:style-name="TableCell1103">
            <text:p text:style-name="Normal">Accessing Properties and Fields</text:p>
          </table:table-cell>
          <table:table-cell table:style-name="TableCell1104">
            <text:p text:style-name="Normal">Reading and modifying properties and fields, including private members using BindingFlags.</text:p>
          </table:table-cell>
          <table:table-cell table:style-name="TableCell1105">
            <text:p text:style-name="Normal"><text:a xlink:href="https://makolyte.com/csharp-using-reflection-to-get-properties/" office:target-frame-name="_blank" xlink:show="new"><text:span text:style-name="Hyperlink">Accessing Fields and Properties with Reflection</text:span></text:a></text:p>
          </table:table-cell>
        </table:table-row>
        <table:table-row table:style-name="TableRow1106">
          <table:table-cell table:style-name="TableCell1107">
            <text:p text:style-name="Normal">Creating Instances at Runtime</text:p>
          </table:table-cell>
          <table:table-cell table:style-name="TableCell1108">
            <text:p text:style-name="Normal">Creating objects dynamically using Activator.CreateInstance and handling constructors.</text:p>
          </table:table-cell>
          <table:table-cell table:style-name="TableCell1109">
            <text:p text:style-name="Normal"><text:a xlink:href="https://dev.to/devleader/activatorcreateinstance-in-c-a-quick-rundown-314n" office:target-frame-name="_blank" xlink:show="new"><text:span text:style-name="Hyperlink">Creating Instances with Reflection</text:span></text:a></text:p>
          </table:table-cell>
        </table:table-row>
        <table:table-row table:style-name="TableRow1110">
          <table:table-cell table:style-name="TableCell1111">
            <text:p text:style-name="Normal">Reflection and Attributes</text:p>
          </table:table-cell>
          <table:table-cell table:style-name="TableCell1112">
            <text:p text:style-name="Normal">Retrieving and using custom attributes through Reflection, accessing metadata, and properties of attributes.</text:p>
          </table:table-cell>
          <table:table-cell table:style-name="TableCell1113">
            <text:p text:style-name="Normal"><text:a xlink:href="https://medium.com/@KeyurRamoliya/c-custom-attributes-for-metadata-and-reflection-7f405b3eb909" office:target-frame-name="_blank" xlink:show="new"><text:span text:style-name="Hyperlink">Reflection and Attributes</text:span></text:a></text:p>
          </table:table-cell>
        </table:table-row>
        <table:table-row table:style-name="TableRow1114">
          <table:table-cell table:style-name="TableCell1115">
            <text:p text:style-name="Normal">Dynamic Method Generation with Emit</text:p>
          </table:table-cell>
          <table:table-cell table:style-name="TableCell1116">
            <text:p text:style-name="Normal">Generating methods at runtime using System.Reflection.Emit for creating and executing dynamic assemblies.</text:p>
          </table:table-cell>
          <table:table-cell table:style-name="TableCell1117">
            <text:p text:style-name="Normal"><text:a xlink:href="https://livebook.manning.com/book/metaprogramming-in-dot-net/chapter-5/" office:target-frame-name="_blank" xlink:show="new"><text:span text:style-name="Hyperlink">Emitting Dynamic Methods</text:span></text:a></text:p>
          </table:table-cell>
        </table:table-row>
        <table:table-row table:style-name="TableRow1118">
          <table:table-cell table:style-name="TableCell1119">
            <text:p text:style-name="Normal">Performance Considerations of Reflection</text:p>
          </table:table-cell>
          <table:table-cell table:style-name="TableCell1120">
            <text:p text:style-name="Normal">Understanding the performance overhead, optimization tips, and alternatives to Reflection in performance-critical scenarios.</text:p>
          </table:table-cell>
          <table:table-cell table:style-name="TableCell1121">
            <text:p text:style-name="Normal"><text:a xlink:href="https://weblog.west-wind.com/posts/2004/Apr/11/Net-Reflection-and-Performance" office:target-frame-name="_blank" xlink:show="new"><text:span text:style-name="Hyperlink">Performance Considerations with Reflection</text:span></text:a></text:p>
          </table:table-cell>
        </table:table-row>
        <table:table-row table:style-name="TableRow1122">
          <table:table-cell table:style-name="TableCell1123">
            <text:p text:style-name="Normal">Unit Testing with Reflection</text:p>
          </table:table-cell>
          <table:table-cell table:style-name="TableCell1124">
            <text:p text:style-name="Normal">Using Reflection for unit testing, testing private members, and understanding pros and cons in testing scenarios.</text:p>
          </table:table-cell>
          <table:table-cell table:style-name="TableCell1125">
            <text:p text:style-name="Normal"><text:a xlink:href="https://blog.ncrunch.net/post/unit-test-private-methods-in-c.aspx" office:target-frame-name="_blank" xlink:show="new"><text:span text:style-name="Hyperlink">Unit Testing with Reflection - Practical Example</text:span></text:a></text:p>
          </table:table-cell>
        </table:table-row>
      </table:table>
      <text:p text:style-name="P1126"/>
      <text:p text:style-name="P1127">Attribute</text:p>
      <table:table table:style-name="Table1128">
        <table:table-columns>
          <table:table-column table:style-name="TableColumn1129"/>
          <table:table-column table:style-name="TableColumn1130"/>
          <table:table-column table:style-name="TableColumn1131"/>
        </table:table-columns>
        <table:table-row table:style-name="TableRow1132">
          <table:table-cell table:style-name="TableCell1133">
            <text:p text:style-name="Normal">Subtopic</text:p>
          </table:table-cell>
          <table:table-cell table:style-name="TableCell1134">
            <text:p text:style-name="Normal">Description</text:p>
          </table:table-cell>
          <table:table-cell table:style-name="TableCell1135">
            <text:p text:style-name="Normal">Reference Link</text:p>
          </table:table-cell>
        </table:table-row>
        <text:soft-page-break/>
        <table:table-row table:style-name="TableRow1136">
          <table:table-cell table:style-name="TableCell1137">
            <text:p text:style-name="Normal">Introduction to Attributes</text:p>
          </table:table-cell>
          <table:table-cell table:style-name="TableCell1138">
            <text:p text:style-name="Normal">Overview of what attributes are in C# and their purpose.</text:p>
          </table:table-cell>
          <table:table-cell table:style-name="TableCell1139">
            <text:p text:style-name="Normal"><text:a xlink:href="https://learn.microsoft.com/en-us/dotnet/csharp/language-reference/language-specification/attributes" office:target-frame-name="_blank" xlink:show="new"><text:span text:style-name="Hyperlink">Introduction to Attributes</text:span></text:a></text:p>
          </table:table-cell>
        </table:table-row>
        <table:table-row table:style-name="TableRow1140">
          <table:table-cell table:style-name="TableCell1141">
            <text:p text:style-name="Normal">Using Attributes</text:p>
          </table:table-cell>
          <table:table-cell table:style-name="TableCell1142">
            <text:p text:style-name="Normal">How to apply attributes to code elements and common uses for attributes.</text:p>
          </table:table-cell>
          <table:table-cell table:style-name="TableCell1143">
            <text:p text:style-name="Normal"><text:a xlink:href="https://learn.microsoft.com/en-us/dotnet/csharp/advanced-topics/reflection-and-attributes/" office:target-frame-name="_blank" xlink:show="new"><text:span text:style-name="Hyperlink">Using Attributes</text:span></text:a></text:p>
          </table:table-cell>
        </table:table-row>
        <table:table-row table:style-name="TableRow1144">
          <table:table-cell table:style-name="TableCell1145">
            <text:p text:style-name="Normal">Defining Custom Attributes</text:p>
          </table:table-cell>
          <table:table-cell table:style-name="TableCell1146">
            <text:p text:style-name="Normal">Steps to define and use custom attributes in C#.</text:p>
          </table:table-cell>
          <table:table-cell table:style-name="TableCell1147">
            <text:p text:style-name="Normal"><text:a xlink:href="https://learn.microsoft.com/en-us/dotnet/csharp/advanced-topics/reflection-and-attributes/attribute-tutorial" office:target-frame-name="_blank" xlink:show="new"><text:span text:style-name="Hyperlink">Defining Custom Attributes</text:span></text:a></text:p>
          </table:table-cell>
        </table:table-row>
        <table:table-row table:style-name="TableRow1148">
          <table:table-cell table:style-name="TableCell1149">
            <text:p text:style-name="Normal">Accessing Attributes with Reflection</text:p>
          </table:table-cell>
          <table:table-cell table:style-name="TableCell1150">
            <text:p text:style-name="Normal">How to retrieve and use attribute information at runtime using reflection.</text:p>
          </table:table-cell>
          <table:table-cell table:style-name="TableCell1151">
            <text:p text:style-name="Normal"><text:a xlink:href="https://learn.microsoft.com/en-us/dotnet/csharp/language-reference/language-specification/attributes" office:target-frame-name="_blank" xlink:show="new"><text:span text:style-name="Hyperlink">Accessing Attributes with Reflection</text:span></text:a></text:p>
          </table:table-cell>
        </table:table-row>
      </table:table>
      <text:p text:style-name="P1152"/>
      <text:p text:style-name="P1153">ML 5 :<text:s/>ASP .NET MVC :</text:p>
      <table:table table:style-name="Table1154">
        <table:table-columns>
          <table:table-column table:style-name="TableColumn1155"/>
          <table:table-column table:style-name="TableColumn1156"/>
          <table:table-column table:style-name="TableColumn1157"/>
        </table:table-columns>
        <table:table-row table:style-name="TableRow1158">
          <table:table-cell table:style-name="TableCell1159">
            <text:p text:style-name="Normal">Category</text:p>
          </table:table-cell>
          <table:table-cell table:style-name="TableCell1160">
            <text:p text:style-name="Normal">Subtopic</text:p>
          </table:table-cell>
          <table:table-cell table:style-name="TableCell1161">
            <text:p text:style-name="Normal">Reference Link</text:p>
          </table:table-cell>
        </table:table-row>
        <table:table-row table:style-name="TableRow1162">
          <table:table-cell table:style-name="TableCell1163">
            <text:p text:style-name="Normal">MVC Architecture</text:p>
          </table:table-cell>
          <table:table-cell table:style-name="TableCell1164">
            <text:p text:style-name="Normal">Understanding MVC Architecture</text:p>
          </table:table-cell>
          <table:table-cell table:style-name="TableCell1165">
            <text:p text:style-name="Normal"><text:a xlink:href="https://www.ramotion.com/blog/mvc-architecture-in-web-application/" office:target-frame-name="_blank" xlink:show="new"><text:span text:style-name="Hyperlink">Understanding MVC Architecture</text:span></text:a></text:p>
          </table:table-cell>
        </table:table-row>
        <table:table-row table:style-name="TableRow1166">
          <table:table-cell table:style-name="TableCell1167">
            <text:p text:style-name="Normal">Routing</text:p>
          </table:table-cell>
          <table:table-cell table:style-name="TableCell1168">
            <text:p text:style-name="Normal">ASP.NET MVC Routing</text:p>
          </table:table-cell>
          <table:table-cell table:style-name="TableCell1169">
            <text:p text:style-name="Normal"><text:a xlink:href="https://www.dotnetcurry.com/aspnet-mvc/814/routing-aspnet-mvc" office:target-frame-name="_blank" xlink:show="new"><text:span text:style-name="Hyperlink">ASP.NET MVC Routing</text:span></text:a></text:p>
          </table:table-cell>
        </table:table-row>
        <table:table-row table:style-name="TableRow1170">
          <table:table-cell table:style-name="TableCell1171">
            <text:p text:style-name="Normal">Controllers</text:p>
          </table:table-cell>
          <table:table-cell table:style-name="TableCell1172">
            <text:p text:style-name="Normal">Creating Controllers in MVC</text:p>
          </table:table-cell>
          <table:table-cell table:style-name="TableCell1173">
            <text:p text:style-name="Normal"><text:a xlink:href="https://learn.microsoft.com/en-us/aspnet/mvc/overview/getting-started/introduction/adding-a-controller" office:target-frame-name="_blank" xlink:show="new"><text:span text:style-name="Hyperlink">Creating Controllers in MVC</text:span></text:a></text:p>
          </table:table-cell>
        </table:table-row>
        <table:table-row table:style-name="TableRow1174">
          <table:table-cell table:style-name="TableCell1175">
            <text:p text:style-name="Normal">Views</text:p>
          </table:table-cell>
          <table:table-cell table:style-name="TableCell1176">
            <text:p text:style-name="Normal">Working with Views in MVC</text:p>
          </table:table-cell>
          <table:table-cell table:style-name="TableCell1177">
            <text:p text:style-name="Normal"><text:a xlink:href="https://dotnettutorials.net/lesson/asp-dot-net-mvc-views/" office:target-frame-name="_blank" xlink:show="new"><text:span text:style-name="Hyperlink">Working with Views in MVC</text:span></text:a></text:p>
          </table:table-cell>
        </table:table-row>
        <table:table-row table:style-name="TableRow1178">
          <table:table-cell table:style-name="TableCell1179">
            <text:p text:style-name="Normal">Models</text:p>
          </table:table-cell>
          <table:table-cell table:style-name="TableCell1180">
            <text:p text:style-name="Normal">Defining Models in MVC</text:p>
          </table:table-cell>
          <table:table-cell table:style-name="TableCell1181">
            <text:p text:style-name="Normal"><text:a xlink:href="https://dotnettutorials.net/lesson/asp-dot-net-mvc-models/" office:target-frame-name="_blank" xlink:show="new"><text:span text:style-name="Hyperlink">Defining Models in MVC</text:span></text:a></text:p>
          </table:table-cell>
        </table:table-row>
        <table:table-row table:style-name="TableRow1182">
          <table:table-cell table:style-name="TableCell1183">
            <text:p text:style-name="Normal">HTML Helpers</text:p>
          </table:table-cell>
          <table:table-cell table:style-name="TableCell1184">
            <text:p text:style-name="Normal">Using HTML Helpers in MVC</text:p>
          </table:table-cell>
          <table:table-cell table:style-name="TableCell1185">
            <text:p text:style-name="Normal"><text:a xlink:href="https://dotnettutorials.net/lesson/html-helpers-asp-net-mvc/" office:target-frame-name="_blank" xlink:show="new"><text:span text:style-name="Hyperlink">Using HTML Helpers in MVC</text:span></text:a></text:p>
          </table:table-cell>
        </table:table-row>
        <table:table-row table:style-name="TableRow1186">
          <table:table-cell table:style-name="TableCell1187">
            <text:p text:style-name="Normal">Data Access</text:p>
          </table:table-cell>
          <table:table-cell table:style-name="TableCell1188">
            <text:p text:style-name="Normal">Using Entity Framework in MVC</text:p>
          </table:table-cell>
          <table:table-cell table:style-name="TableCell1189">
            <text:p text:style-name="Normal"><text:a xlink:href="https://dotnettutorials.net/lesson/entity-framework-in-asp-dot-net-mvc/" office:target-frame-name="_blank" xlink:show="new"><text:span text:style-name="Hyperlink">Using Entity Framework in MVC</text:span></text:a></text:p>
          </table:table-cell>
        </table:table-row>
        <table:table-row table:style-name="TableRow1190">
          <table:table-cell table:style-name="TableCell1191">
            <text:p text:style-name="Normal">Dependency Injection (DI)</text:p>
          </table:table-cell>
          <table:table-cell table:style-name="TableCell1192">
            <text:p text:style-name="Normal">Implementing DI in MVC</text:p>
          </table:table-cell>
          <table:table-cell table:style-name="TableCell1193">
            <text:p text:style-name="Normal"><text:a xlink:href="https://dotnettutorials.net/lesson/dependency-injection-design-pattern-csharp/" office:target-frame-name="_blank" xlink:show="new"><text:span text:style-name="Hyperlink">Implementing DI in MVC</text:span></text:a></text:p>
          </table:table-cell>
        </table:table-row>
        <table:table-row table:style-name="TableRow1194">
          <table:table-cell table:style-name="TableCell1195">
            <text:p text:style-name="Normal">State Management</text:p>
          </table:table-cell>
          <table:table-cell table:style-name="TableCell1196">
            <text:p text:style-name="Normal">State Management in MVC</text:p>
          </table:table-cell>
          <table:table-cell table:style-name="TableCell1197">
            <text:p text:style-name="Normal"><text:a xlink:href="https://learn.microsoft.com/en-us/aspnet/mvc/overview/older-versions-1/controllers-and-routing/state-management-in-asp-net-mvc-controllers" office:target-frame-name="_blank" xlink:show="new"><text:span text:style-name="Hyperlink">State Management in MVC</text:span></text:a></text:p>
          </table:table-cell>
        </table:table-row>
        <table:table-row table:style-name="TableRow1198">
          <table:table-cell table:style-name="TableCell1199">
            <text:p text:style-name="Normal">Security</text:p>
          </table:table-cell>
          <table:table-cell table:style-name="TableCell1200">
            <text:p text:style-name="Normal">Security Best Practices in MVC</text:p>
          </table:table-cell>
          <table:table-cell table:style-name="TableCell1201">
            <text:p text:style-name="Normal"><text:a xlink:href="https://learn.microsoft.com/en-us/aspnet/mvc/overview/security" office:target-frame-name="_blank" xlink:show="new"><text:span text:style-name="Hyperlink">Security Best Practices in MVC</text:span></text:a></text:p>
          </table:table-cell>
        </table:table-row>
        <table:table-row table:style-name="TableRow1202">
          <table:table-cell table:style-name="TableCell1203">
            <text:p text:style-name="Normal">Filters</text:p>
          </table:table-cell>
          <table:table-cell table:style-name="TableCell1204">
            <text:p text:style-name="Normal">Using Filters in MVC</text:p>
          </table:table-cell>
          <table:table-cell table:style-name="TableCell1205">
            <text:p text:style-name="Normal"><text:a xlink:href="https://learn.microsoft.com/en-us/aspnet/mvc/overview/older-versions-1/controllers-and-routing/understanding-action-filters-cs" office:target-frame-name="_blank" xlink:show="new"><text:span text:style-name="Hyperlink">Using Filters in MVC</text:span></text:a></text:p>
          </table:table-cell>
        </table:table-row>
        <table:table-row table:style-name="TableRow1206">
          <table:table-cell table:style-name="TableCell1207">
            <text:p text:style-name="Normal">Custom Error Handling</text:p>
          </table:table-cell>
          <table:table-cell table:style-name="TableCell1208">
            <text:p text:style-name="Normal">Handling Errors in MVC</text:p>
          </table:table-cell>
          <table:table-cell table:style-name="TableCell1209">
            <text:p text:style-name="Normal"><text:a xlink:href="https://learn.microsoft.com/en-us/aspnet/mvc/overview/getting-started/introduction/handling-errors" office:target-frame-name="_blank" xlink:show="new"><text:span text:style-name="Hyperlink">Handling Errors in MVC</text:span></text:a></text:p>
          </table:table-cell>
        </table:table-row>
        <text:soft-page-break/>
        <table:table-row table:style-name="TableRow1210">
          <table:table-cell table:style-name="TableCell1211">
            <text:p text:style-name="Normal">Bundling and Minification</text:p>
          </table:table-cell>
          <table:table-cell table:style-name="TableCell1212">
            <text:p text:style-name="Normal">Optimizing MVC with Bundling</text:p>
          </table:table-cell>
          <table:table-cell table:style-name="TableCell1213">
            <text:p text:style-name="Normal"><text:a xlink:href="https://learn.microsoft.com/en-us/aspnet/mvc/overview/performance/bundling-and-minification" office:target-frame-name="_blank" xlink:show="new"><text:span text:style-name="Hyperlink">Optimizing MVC with Bundling</text:span></text:a></text:p>
          </table:table-cell>
        </table:table-row>
        <table:table-row table:style-name="TableRow1214">
          <table:table-cell table:style-name="TableCell1215">
            <text:p text:style-name="Normal">AJAX in MVC</text:p>
          </table:table-cell>
          <table:table-cell table:style-name="TableCell1216">
            <text:p text:style-name="Normal">AJAX with ASP.NET MVC</text:p>
          </table:table-cell>
          <table:table-cell table:style-name="TableCell1217">
            <text:p text:style-name="Normal"><text:a xlink:href="https://learn.microsoft.com/en-us/aspnet/mvc/overview/getting-started/getting-started-with-ajax-using-aspnet-mvc" office:target-frame-name="_blank" xlink:show="new"><text:span text:style-name="Hyperlink">AJAX with ASP.NET MVC</text:span></text:a></text:p>
          </table:table-cell>
        </table:table-row>
        <table:table-row table:style-name="TableRow1218">
          <table:table-cell table:style-name="TableCell1219">
            <text:p text:style-name="Normal">API Integration</text:p>
          </table:table-cell>
          <table:table-cell table:style-name="TableCell1220">
            <text:p text:style-name="Normal">Integrating APIs in MVC</text:p>
          </table:table-cell>
          <table:table-cell table:style-name="TableCell1221">
            <text:p text:style-name="Normal"><text:a xlink:href="https://learn.microsoft.com/en-us/aspnet/web-api/overview/getting-started-with-aspnet-web-api/tutorial-your-first-web-api" office:target-frame-name="_blank" xlink:show="new"><text:span text:style-name="Hyperlink">Integrating APIs in MVC</text:span></text:a></text:p>
          </table:table-cell>
        </table:table-row>
        <table:table-row table:style-name="TableRow1222">
          <table:table-cell table:style-name="TableCell1223">
            <text:p text:style-name="Normal">Localization and Globalization</text:p>
          </table:table-cell>
          <table:table-cell table:style-name="TableCell1224">
            <text:p text:style-name="Normal">Localization in MVC</text:p>
          </table:table-cell>
          <table:table-cell table:style-name="TableCell1225">
            <text:p text:style-name="Normal"><text:a xlink:href="https://learn.microsoft.com/en-us/aspnet/mvc/overview/older-versions-1/globalization/localization-and-globalization-in-aspnet-mvc" office:target-frame-name="_blank" xlink:show="new"><text:span text:style-name="Hyperlink">Localization in MVC</text:span></text:a></text:p>
          </table:table-cell>
        </table:table-row>
        <table:table-row table:style-name="TableRow1226">
          <table:table-cell table:style-name="TableCell1227">
            <text:p text:style-name="Normal">Performance Optimization</text:p>
          </table:table-cell>
          <table:table-cell table:style-name="TableCell1228">
            <text:p text:style-name="Normal">Performance Tuning in MVC</text:p>
          </table:table-cell>
          <table:table-cell table:style-name="TableCell1229">
            <text:p text:style-name="Normal"><text:a xlink:href="https://learn.microsoft.com/en-us/aspnet/mvc/overview/performance/performance-tips" office:target-frame-name="_blank" xlink:show="new"><text:span text:style-name="Hyperlink">Performance Tuning in MVC</text:span></text:a></text:p>
          </table:table-cell>
        </table:table-row>
        <table:table-row table:style-name="TableRow1230">
          <table:table-cell table:style-name="TableCell1231">
            <text:p text:style-name="Normal">Testing in MVC</text:p>
          </table:table-cell>
          <table:table-cell table:style-name="TableCell1232">
            <text:p text:style-name="Normal">Testing ASP.NET MVC Applications</text:p>
          </table:table-cell>
          <table:table-cell table:style-name="TableCell1233">
            <text:p text:style-name="Normal"><text:a xlink:href="https://learn.microsoft.com/en-us/aspnet/mvc/overview/older-versions-1/unit-testing/creating-unit-tests-for-asp-net-mvc-applications" office:target-frame-name="_blank" xlink:show="new"><text:span text:style-name="Hyperlink">Testing ASP.NET MVC Applications</text:span></text:a></text:p>
          </table:table-cell>
        </table:table-row>
        <table:table-row table:style-name="TableRow1234">
          <table:table-cell table:style-name="TableCell1235">
            <text:p text:style-name="Normal">Configuration Management</text:p>
          </table:table-cell>
          <table:table-cell table:style-name="TableCell1236">
            <text:p text:style-name="Normal">Managing Configuration in MVC</text:p>
          </table:table-cell>
          <table:table-cell table:style-name="TableCell1237">
            <text:p text:style-name="Normal"><text:a xlink:href="https://learn.microsoft.com/en-us/aspnet/mvc/overview/older-versions-1/configuring-mvc-using-the-web-config-file" office:target-frame-name="_blank" xlink:show="new"><text:span text:style-name="Hyperlink">Managing Configuration in MVC</text:span></text:a></text:p>
          </table:table-cell>
        </table:table-row>
        <table:table-row table:style-name="TableRow1238">
          <table:table-cell table:style-name="TableCell1239">
            <text:p text:style-name="Normal">Deployment</text:p>
          </table:table-cell>
          <table:table-cell table:style-name="TableCell1240">
            <text:p text:style-name="Normal">Deploying MVC Applications</text:p>
          </table:table-cell>
          <table:table-cell table:style-name="TableCell1241">
            <text:p text:style-name="Normal"><text:a xlink:href="https://learn.microsoft.com/en-us/aspnet/mvc/overview/deployment" office:target-frame-name="_blank" xlink:show="new"><text:span text:style-name="Hyperlink">Deploying MVC Applications</text:span></text:a></text:p>
          </table:table-cell>
        </table:table-row>
      </table:table>
      <text:p text:style-name="P1242"/>
      <text:p text:style-name="P1243">ML 6 :<text:s/>.NET Core/Entity Framework/Dapper etc.</text:p>
      <table:table table:style-name="Table1244">
        <table:table-columns>
          <table:table-column table:style-name="TableColumn1245"/>
          <table:table-column table:style-name="TableColumn1246"/>
          <table:table-column table:style-name="TableColumn1247"/>
        </table:table-columns>
        <table:table-row table:style-name="TableRow1248">
          <table:table-cell table:style-name="TableCell1249">
            <text:p text:style-name="Normal">Category</text:p>
          </table:table-cell>
          <table:table-cell table:style-name="TableCell1250">
            <text:p text:style-name="Normal">Subtopic</text:p>
          </table:table-cell>
          <table:table-cell table:style-name="TableCell1251">
            <text:p text:style-name="Normal">Reference Link</text:p>
          </table:table-cell>
        </table:table-row>
        <table:table-row table:style-name="TableRow1252">
          <table:table-cell table:style-name="TableCell1253" table:number-rows-spanned="4">
            <text:p text:style-name="Normal">Fundamentals</text:p>
          </table:table-cell>
          <table:table-cell table:style-name="TableCell1254">
            <text:p text:style-name="Normal">Introduction to .NET Core</text:p>
          </table:table-cell>
          <table:table-cell table:style-name="TableCell1255">
            <text:p text:style-name="Normal"><text:a xlink:href="https://learn.microsoft.com/en-us/dotnet/core/introduction" office:target-frame-name="_blank" xlink:show="new"><text:span text:style-name="Hyperlink">Introduction to .NET Core</text:span></text:a></text:p>
          </table:table-cell>
        </table:table-row>
        <table:table-row table:style-name="TableRow1256">
          <table:covered-table-cell>
            <text:p text:style-name="Normal"/>
          </table:covered-table-cell>
          <table:table-cell table:style-name="TableCell1257">
            <text:p text:style-name="Normal">ASP.NET Core Overview</text:p>
          </table:table-cell>
          <table:table-cell table:style-name="TableCell1258">
            <text:p text:style-name="Normal"><text:a xlink:href="https://learn.microsoft.com/en-us/aspnet/core/introduction" office:target-frame-name="_blank" xlink:show="new"><text:span text:style-name="Hyperlink">ASP.NET Core Overview</text:span></text:a></text:p>
          </table:table-cell>
        </table:table-row>
        <table:table-row table:style-name="TableRow1259">
          <table:covered-table-cell>
            <text:p text:style-name="Normal"/>
          </table:covered-table-cell>
          <table:table-cell table:style-name="TableCell1260">
            <text:p text:style-name="Normal">Dependency Injection in ASP.NET Core</text:p>
          </table:table-cell>
          <table:table-cell table:style-name="TableCell1261">
            <text:p text:style-name="Normal"><text:a xlink:href="https://learn.microsoft.com/en-us/aspnet/core/fundamentals/dependency-injection" office:target-frame-name="_blank" xlink:show="new"><text:span text:style-name="Hyperlink">Dependency Injection in ASP.NET Core</text:span></text:a></text:p>
          </table:table-cell>
        </table:table-row>
        <table:table-row table:style-name="TableRow1262">
          <table:covered-table-cell>
            <text:p text:style-name="Normal"/>
          </table:covered-table-cell>
          <table:table-cell table:style-name="TableCell1263">
            <text:p text:style-name="Normal">Middleware in ASP.NET Core</text:p>
          </table:table-cell>
          <table:table-cell table:style-name="TableCell1264">
            <text:p text:style-name="Normal"><text:a xlink:href="https://learn.microsoft.com/en-us/aspnet/core/fundamentals/middleware" office:target-frame-name="_blank" xlink:show="new"><text:span text:style-name="Hyperlink">Middleware in ASP.NET Core</text:span></text:a></text:p>
          </table:table-cell>
        </table:table-row>
        <table:table-row table:style-name="TableRow1265">
          <table:table-cell table:style-name="TableCell1266" table:number-rows-spanned="3">
            <text:p text:style-name="Normal">Routing and Endpoints</text:p>
          </table:table-cell>
          <table:table-cell table:style-name="TableCell1267">
            <text:p text:style-name="Normal">Routing in ASP.NET Core</text:p>
          </table:table-cell>
          <table:table-cell table:style-name="TableCell1268">
            <text:p text:style-name="Normal"><text:a xlink:href="https://learn.microsoft.com/en-us/aspnet/core/fundamentals/routing" office:target-frame-name="_blank" xlink:show="new"><text:span text:style-name="Hyperlink">Routing in ASP.NET Core</text:span></text:a></text:p>
          </table:table-cell>
        </table:table-row>
        <table:table-row table:style-name="TableRow1269">
          <table:covered-table-cell>
            <text:p text:style-name="Normal"/>
          </table:covered-table-cell>
          <table:table-cell table:style-name="TableCell1270">
            <text:p text:style-name="Normal">Endpoint Routing</text:p>
          </table:table-cell>
          <table:table-cell table:style-name="TableCell1271">
            <text:p text:style-name="Normal"><text:a xlink:href="https://learn.microsoft.com/en-us/aspnet/core/fundamentals/routing#endpoint-routing" office:target-frame-name="_blank" xlink:show="new"><text:span text:style-name="Hyperlink">Endpoint Routing in ASP.NET Core</text:span></text:a></text:p>
          </table:table-cell>
        </table:table-row>
        <table:table-row table:style-name="TableRow1272">
          <table:covered-table-cell>
            <text:p text:style-name="Normal"/>
          </table:covered-table-cell>
          <table:table-cell table:style-name="TableCell1273">
            <text:p text:style-name="Normal">Attribute Routing</text:p>
          </table:table-cell>
          <table:table-cell table:style-name="TableCell1274">
            <text:p text:style-name="Normal"><text:a xlink:href="https://learn.microsoft.com/en-us/aspnet/core/mvc/controllers/routing#attribute-routing" office:target-frame-name="_blank" xlink:show="new"><text:span text:style-name="Hyperlink">Attribute Routing in ASP.NET Core</text:span></text:a></text:p>
          </table:table-cell>
        </table:table-row>
        <table:table-row table:style-name="TableRow1275">
          <table:table-cell table:style-name="TableCell1276" table:number-rows-spanned="3">
            <text:p text:style-name="Normal">Controllers and Actions</text:p>
          </table:table-cell>
          <table:table-cell table:style-name="TableCell1277">
            <text:p text:style-name="Normal">Controllers in ASP.NET Core</text:p>
          </table:table-cell>
          <table:table-cell table:style-name="TableCell1278">
            <text:p text:style-name="Normal"><text:a xlink:href="https://learn.microsoft.com/en-us/aspnet/core/mvc/controllers/actions" office:target-frame-name="_blank" xlink:show="new"><text:span text:style-name="Hyperlink">Controllers in ASP.NET Core</text:span></text:a></text:p>
          </table:table-cell>
        </table:table-row>
        <table:table-row table:style-name="TableRow1279">
          <table:covered-table-cell>
            <text:p text:style-name="Normal"/>
          </table:covered-table-cell>
          <table:table-cell table:style-name="TableCell1280">
            <text:p text:style-name="Normal">Action Results</text:p>
          </table:table-cell>
          <table:table-cell table:style-name="TableCell1281">
            <text:p text:style-name="Normal"><text:a xlink:href="https://learn.microsoft.com/en-us/aspnet/core/mvc/controllers/actions#action-results" office:target-frame-name="_blank" xlink:show="new"><text:span text:style-name="Hyperlink">Action Results in ASP.NET Core</text:span></text:a></text:p>
          </table:table-cell>
        </table:table-row>
        <table:table-row table:style-name="TableRow1282">
          <table:covered-table-cell>
            <text:p text:style-name="Normal"/>
          </table:covered-table-cell>
          <table:table-cell table:style-name="TableCell1283">
            <text:p text:style-name="Normal">Model Binding</text:p>
          </table:table-cell>
          <table:table-cell table:style-name="TableCell1284">
            <text:p text:style-name="Normal"><text:a xlink:href="https://learn.microsoft.com/en-us/aspnet/core/mvc/models/model-binding" office:target-frame-name="_blank" xlink:show="new"><text:span text:style-name="Hyperlink">Model Binding in ASP.NET Core</text:span></text:a></text:p>
          </table:table-cell>
        </table:table-row>
        <table:table-row table:style-name="TableRow1285">
          <table:table-cell table:style-name="TableCell1286" table:number-rows-spanned="3">
            <text:p text:style-name="Normal">Razor Pages</text:p>
          </table:table-cell>
          <table:table-cell table:style-name="TableCell1287">
            <text:p text:style-name="Normal">Introduction to Razor Pages</text:p>
          </table:table-cell>
          <table:table-cell table:style-name="TableCell1288">
            <text:p text:style-name="Normal"><text:a xlink:href="https://learn.microsoft.com/en-us/aspnet/core/razor-pages/" office:target-frame-name="_blank" xlink:show="new"><text:span text:style-name="Hyperlink">Introduction to Razor Pages</text:span></text:a></text:p>
          </table:table-cell>
        </table:table-row>
        <table:table-row table:style-name="TableRow1289">
          <table:covered-table-cell>
            <text:p text:style-name="Normal"/>
          </table:covered-table-cell>
          <table:table-cell table:style-name="TableCell1290">
            <text:p text:style-name="Normal">Razor Pages vs. MVC</text:p>
          </table:table-cell>
          <table:table-cell table:style-name="TableCell1291">
            <text:p text:style-name="Normal"><text:a xlink:href="https://learn.microsoft.com/en-us/aspnet/core/razor-pages/index" office:target-frame-name="_blank" xlink:show="new"><text:span text:style-name="Hyperlink">Razor Pages vs MVC</text:span></text:a></text:p>
          </table:table-cell>
        </table:table-row>
        <table:table-row table:style-name="TableRow1292">
          <table:covered-table-cell>
            <text:p text:style-name="Normal"/>
          </table:covered-table-cell>
          <table:table-cell table:style-name="TableCell1293">
            <text:p text:style-name="Normal">Building a Razor Page Application</text:p>
          </table:table-cell>
          <table:table-cell table:style-name="TableCell1294">
            <text:p text:style-name="Normal"><text:a xlink:href="https://learn.microsoft.com/en-us/aspnet/core/razor-pages/razor-pages-conventions" office:target-frame-name="_blank" xlink:show="new"><text:span text:style-name="Hyperlink">Building a Razor Page Application</text:span></text:a></text:p>
          </table:table-cell>
        </table:table-row>
        <table:table-row table:style-name="TableRow1295">
          <table:table-cell table:style-name="TableCell1296" table:number-rows-spanned="3">
            <text:p text:style-name="Normal">Data Access</text:p>
          </table:table-cell>
          <table:table-cell table:style-name="TableCell1297">
            <text:p text:style-name="Normal">Entity Framework Core Overview</text:p>
          </table:table-cell>
          <table:table-cell table:style-name="TableCell1298">
            <text:p text:style-name="Normal"><text:a xlink:href="https://learn.microsoft.com/en-us/ef/core/" office:target-frame-name="_blank" xlink:show="new"><text:span text:style-name="Hyperlink">Entity Framework Core Overview</text:span></text:a></text:p>
          </table:table-cell>
        </table:table-row>
        <table:table-row table:style-name="TableRow1299">
          <table:covered-table-cell>
            <text:p text:style-name="Normal"/>
          </table:covered-table-cell>
          <table:table-cell table:style-name="TableCell1300">
            <text:p text:style-name="Normal">Getting Started with EF Core</text:p>
          </table:table-cell>
          <table:table-cell table:style-name="TableCell1301">
            <text:p text:style-name="Normal"><text:a xlink:href="https://learn.microsoft.com/en-us/ef/core/get-started/" office:target-frame-name="_blank" xlink:show="new"><text:span text:style-name="Hyperlink">Getting Started with EF Core</text:span></text:a></text:p>
          </table:table-cell>
        </table:table-row>
        <table:table-row table:style-name="TableRow1302">
          <table:covered-table-cell>
            <text:p text:style-name="Normal"/>
          </table:covered-table-cell>
          <table:table-cell table:style-name="TableCell1303">
            <text:p text:style-name="Normal">DbContext and DbSet in EF Core</text:p>
          </table:table-cell>
          <table:table-cell table:style-name="TableCell1304">
            <text:p text:style-name="Normal"><text:a xlink:href="https://learn.microsoft.com/en-us/ef/core/dbcontext-configuration/" office:target-frame-name="_blank" xlink:show="new"><text:span text:style-name="Hyperlink">DbContext and DbSet</text:span></text:a></text:p>
          </table:table-cell>
        </table:table-row>
        <table:table-row table:style-name="TableRow1305">
          <table:table-cell table:style-name="TableCell1306" table:number-rows-spanned="4">
            <text:p text:style-name="Normal">Security</text:p>
          </table:table-cell>
          <table:table-cell table:style-name="TableCell1307">
            <text:p text:style-name="Normal">ASP.NET Core Authentication</text:p>
          </table:table-cell>
          <table:table-cell table:style-name="TableCell1308">
            <text:p text:style-name="Normal"><text:a xlink:href="https://learn.microsoft.com/en-us/aspnet/core/security/authentication/" office:target-frame-name="_blank" xlink:show="new"><text:span text:style-name="Hyperlink">Authentication in ASP.NET Core</text:span></text:a></text:p>
          </table:table-cell>
        </table:table-row>
        <table:table-row table:style-name="TableRow1309">
          <table:covered-table-cell>
            <text:p text:style-name="Normal"/>
          </table:covered-table-cell>
          <table:table-cell table:style-name="TableCell1310">
            <text:p text:style-name="Normal">Authorization in ASP.NET Core</text:p>
          </table:table-cell>
          <table:table-cell table:style-name="TableCell1311">
            <text:p text:style-name="Normal"><text:a xlink:href="https://learn.microsoft.com/en-us/aspnet/core/security/authorization/" office:target-frame-name="_blank" xlink:show="new"><text:span text:style-name="Hyperlink">Authorization in ASP.NET Core</text:span></text:a></text:p>
          </table:table-cell>
        </table:table-row>
        <table:table-row table:style-name="TableRow1312">
          <table:covered-table-cell>
            <text:p text:style-name="Normal"/>
          </table:covered-table-cell>
          <table:table-cell table:style-name="TableCell1313">
            <text:p text:style-name="Normal">Identity in ASP.NET Core</text:p>
          </table:table-cell>
          <table:table-cell table:style-name="TableCell1314">
            <text:p text:style-name="Normal"><text:a xlink:href="https://learn.microsoft.com/en-us/aspnet/core/security/authentication/identity" office:target-frame-name="_blank" xlink:show="new"><text:span text:style-name="Hyperlink">Identity in ASP.NET Core</text:span></text:a></text:p>
          </table:table-cell>
        </table:table-row>
        <table:table-row table:style-name="TableRow1315">
          <table:covered-table-cell>
            <text:p text:style-name="Normal"/>
          </table:covered-table-cell>
          <table:table-cell table:style-name="TableCell1316">
            <text:p text:style-name="Normal">JWT Authentication</text:p>
          </table:table-cell>
          <table:table-cell table:style-name="TableCell1317">
            <text:p text:style-name="Normal"><text:a xlink:href="https://learn.microsoft.com/en-us/aspnet/core/security/authentication/jwt" office:target-frame-name="_blank" xlink:show="new"><text:span text:style-name="Hyperlink">JWT Authentication in ASP.NET Core</text:span></text:a></text:p>
          </table:table-cell>
        </table:table-row>
        <table:table-row table:style-name="TableRow1318">
          <table:table-cell table:style-name="TableCell1319" table:number-rows-spanned="3">
            <text:p text:style-name="Normal">Configuration and Settings</text:p>
          </table:table-cell>
          <table:table-cell table:style-name="TableCell1320">
            <text:p text:style-name="Normal">Configuration in ASP.NET Core</text:p>
          </table:table-cell>
          <table:table-cell table:style-name="TableCell1321">
            <text:p text:style-name="Normal"><text:a xlink:href="https://learn.microsoft.com/en-us/aspnet/core/fundamentals/configuration" office:target-frame-name="_blank" xlink:show="new"><text:span text:style-name="Hyperlink">Configuration in ASP.NET Core</text:span></text:a></text:p>
          </table:table-cell>
        </table:table-row>
        <table:table-row table:style-name="TableRow1322">
          <table:covered-table-cell>
            <text:p text:style-name="Normal"/>
          </table:covered-table-cell>
          <table:table-cell table:style-name="TableCell1323">
            <text:p text:style-name="Normal">appsettings.json and Environment Variables</text:p>
          </table:table-cell>
          <table:table-cell table:style-name="TableCell1324">
            <text:p text:style-name="Normal"><text:a xlink:href="https://learn.microsoft.com/en-us/aspnet/core/fundamentals/configuration/options" office:target-frame-name="_blank" xlink:show="new"><text:span text:style-name="Hyperlink">appsettings.json and Environment Variables</text:span></text:a></text:p>
          </table:table-cell>
        </table:table-row>
        <table:table-row table:style-name="TableRow1325">
          <table:covered-table-cell>
            <text:p text:style-name="Normal"/>
          </table:covered-table-cell>
          <table:table-cell table:style-name="TableCell1326">
            <text:p text:style-name="Normal">Environment-specific Configuration</text:p>
          </table:table-cell>
          <table:table-cell table:style-name="TableCell1327">
            <text:p text:style-name="Normal"><text:a xlink:href="https://learn.microsoft.com/en-us/aspnet/core/fundamentals/environments" office:target-frame-name="_blank" xlink:show="new"><text:span text:style-name="Hyperlink">Environment-specific Configuration</text:span></text:a></text:p>
          </table:table-cell>
        </table:table-row>
        <table:table-row table:style-name="TableRow1328">
          <table:table-cell table:style-name="TableCell1329" table:number-rows-spanned="3">
            <text:p text:style-name="Normal">Logging and Diagnostics</text:p>
          </table:table-cell>
          <table:table-cell table:style-name="TableCell1330">
            <text:p text:style-name="Normal">Logging in ASP.NET Core</text:p>
          </table:table-cell>
          <table:table-cell table:style-name="TableCell1331">
            <text:p text:style-name="Normal"><text:a xlink:href="https://learn.microsoft.com/en-us/aspnet/core/fundamentals/logging/" office:target-frame-name="_blank" xlink:show="new"><text:span text:style-name="Hyperlink">Logging in ASP.NET Core</text:span></text:a></text:p>
          </table:table-cell>
        </table:table-row>
        <table:table-row table:style-name="TableRow1332">
          <table:covered-table-cell>
            <text:p text:style-name="Normal"/>
          </table:covered-table-cell>
          <table:table-cell table:style-name="TableCell1333">
            <text:p text:style-name="Normal">ILogger in ASP.NET Core</text:p>
          </table:table-cell>
          <table:table-cell table:style-name="TableCell1334">
            <text:p text:style-name="Normal"><text:a xlink:href="https://learn.microsoft.com/en-us/aspnet/core/fundamentals/logging/#ilogger" office:target-frame-name="_blank" xlink:show="new"><text:span text:style-name="Hyperlink">ILogger in ASP.NET Core</text:span></text:a></text:p>
          </table:table-cell>
        </table:table-row>
        <table:table-row table:style-name="TableRow1335">
          <table:covered-table-cell>
            <text:p text:style-name="Normal"/>
          </table:covered-table-cell>
          <table:table-cell table:style-name="TableCell1336">
            <text:p text:style-name="Normal">Diagnostics in .NET Core</text:p>
          </table:table-cell>
          <table:table-cell table:style-name="TableCell1337">
            <text:p text:style-name="Normal"><text:a xlink:href="https://learn.microsoft.com/en-us/dotnet/core/diagnostics/" office:target-frame-name="_blank" xlink:show="new"><text:span text:style-name="Hyperlink">Diagnostics in .NET Core</text:span></text:a></text:p>
          </table:table-cell>
        </table:table-row>
        <text:soft-page-break/>
        <table:table-row table:style-name="TableRow1338">
          <table:table-cell table:style-name="TableCell1339" table:number-rows-spanned="3">
            <text:p text:style-name="Normal">Testing</text:p>
          </table:table-cell>
          <table:table-cell table:style-name="TableCell1340">
            <text:p text:style-name="Normal">Testing with xUnit in .NET Core</text:p>
          </table:table-cell>
          <table:table-cell table:style-name="TableCell1341">
            <text:p text:style-name="Normal"><text:a xlink:href="https://learn.microsoft.com/en-us/dotnet/core/testing/unit-testing-with-dotnet-test" office:target-frame-name="_blank" xlink:show="new"><text:span text:style-name="Hyperlink">Testing with xUnit in .NET Core</text:span></text:a></text:p>
          </table:table-cell>
        </table:table-row>
        <table:table-row table:style-name="TableRow1342">
          <table:covered-table-cell>
            <text:p text:style-name="Normal"/>
          </table:covered-table-cell>
          <table:table-cell table:style-name="TableCell1343">
            <text:p text:style-name="Normal">Unit Testing Controllers</text:p>
          </table:table-cell>
          <table:table-cell table:style-name="TableCell1344">
            <text:p text:style-name="Normal"><text:a xlink:href="https://learn.microsoft.com/en-us/aspnet/core/mvc/controllers/testing" office:target-frame-name="_blank" xlink:show="new"><text:span text:style-name="Hyperlink">Unit Testing Controllers</text:span></text:a></text:p>
          </table:table-cell>
        </table:table-row>
        <table:table-row table:style-name="TableRow1345">
          <table:covered-table-cell>
            <text:p text:style-name="Normal"/>
          </table:covered-table-cell>
          <table:table-cell table:style-name="TableCell1346">
            <text:p text:style-name="Normal">Mocking in .NET Core with Moq</text:p>
          </table:table-cell>
          <table:table-cell table:style-name="TableCell1347">
            <text:p text:style-name="Normal"><text:a xlink:href="https://learn.microsoft.com/en-us/aspnet/core/mvc/controllers/testing" office:target-frame-name="_blank" xlink:show="new"><text:span text:style-name="Hyperlink">Mocking in .NET Core with Moq</text:span></text:a></text:p>
          </table:table-cell>
        </table:table-row>
        <table:table-row table:style-name="TableRow1348">
          <table:table-cell table:style-name="TableCell1349" table:number-rows-spanned="3">
            <text:p text:style-name="Normal">Performance and Caching</text:p>
          </table:table-cell>
          <table:table-cell table:style-name="TableCell1350">
            <text:p text:style-name="Normal">Caching in ASP.NET Core</text:p>
          </table:table-cell>
          <table:table-cell table:style-name="TableCell1351">
            <text:p text:style-name="Normal"><text:a xlink:href="https://learn.microsoft.com/en-us/aspnet/core/performance/caching/memory" office:target-frame-name="_blank" xlink:show="new"><text:span text:style-name="Hyperlink">Caching in ASP.NET Core</text:span></text:a></text:p>
          </table:table-cell>
        </table:table-row>
        <table:table-row table:style-name="TableRow1352">
          <table:covered-table-cell>
            <text:p text:style-name="Normal"/>
          </table:covered-table-cell>
          <table:table-cell table:style-name="TableCell1353">
            <text:p text:style-name="Normal">MemoryCache and Distributed Cache</text:p>
          </table:table-cell>
          <table:table-cell table:style-name="TableCell1354">
            <text:p text:style-name="Normal"><text:a xlink:href="https://learn.microsoft.com/en-us/aspnet/core/performance/caching/distributed" office:target-frame-name="_blank" xlink:show="new"><text:span text:style-name="Hyperlink">MemoryCache and Distributed Cache</text:span></text:a></text:p>
          </table:table-cell>
        </table:table-row>
        <table:table-row table:style-name="TableRow1355">
          <table:covered-table-cell>
            <text:p text:style-name="Normal"/>
          </table:covered-table-cell>
          <table:table-cell table:style-name="TableCell1356">
            <text:p text:style-name="Normal">Performance Tips for ASP.NET Core</text:p>
          </table:table-cell>
          <table:table-cell table:style-name="TableCell1357">
            <text:p text:style-name="Normal"><text:a xlink:href="https://learn.microsoft.com/en-us/aspnet/core/performance/" office:target-frame-name="_blank" xlink:show="new"><text:span text:style-name="Hyperlink">Performance Tips for ASP.NET Core</text:span></text:a></text:p>
          </table:table-cell>
        </table:table-row>
        <table:table-row table:style-name="TableRow1358">
          <table:table-cell table:style-name="TableCell1359" table:number-rows-spanned="3">
            <text:p text:style-name="Normal">API Development</text:p>
          </table:table-cell>
          <table:table-cell table:style-name="TableCell1360">
            <text:p text:style-name="Normal">Creating REST APIs with ASP.NET Core</text:p>
          </table:table-cell>
          <table:table-cell table:style-name="TableCell1361">
            <text:p text:style-name="Normal"><text:a xlink:href="https://learn.microsoft.com/en-us/aspnet/core/web-api/" office:target-frame-name="_blank" xlink:show="new"><text:span text:style-name="Hyperlink">Creating REST APIs</text:span></text:a></text:p>
          </table:table-cell>
        </table:table-row>
        <table:table-row table:style-name="TableRow1362">
          <table:covered-table-cell>
            <text:p text:style-name="Normal"/>
          </table:covered-table-cell>
          <table:table-cell table:style-name="TableCell1363">
            <text:p text:style-name="Normal">API Versioning in ASP.NET Core</text:p>
          </table:table-cell>
          <table:table-cell table:style-name="TableCell1364">
            <text:p text:style-name="Normal"><text:a xlink:href="https://learn.microsoft.com/en-us/aspnet/core/web-api/versioning" office:target-frame-name="_blank" xlink:show="new"><text:span text:style-name="Hyperlink">API Versioning</text:span></text:a></text:p>
          </table:table-cell>
        </table:table-row>
        <table:table-row table:style-name="TableRow1365">
          <table:covered-table-cell>
            <text:p text:style-name="Normal"/>
          </table:covered-table-cell>
          <table:table-cell table:style-name="TableCell1366">
            <text:p text:style-name="Normal">Securing APIs with OAuth2</text:p>
          </table:table-cell>
          <table:table-cell table:style-name="TableCell1367">
            <text:p text:style-name="Normal"><text:a xlink:href="https://learn.microsoft.com/en-us/aspnet/core/security/authentication/social/oauth2" office:target-frame-name="_blank" xlink:show="new"><text:span text:style-name="Hyperlink">Securing APIs with OAuth2</text:span></text:a></text:p>
          </table:table-cell>
        </table:table-row>
        <table:table-row table:style-name="TableRow1368">
          <table:table-cell table:style-name="TableCell1369" table:number-rows-spanned="3">
            <text:p text:style-name="Normal">SignalR</text:p>
          </table:table-cell>
          <table:table-cell table:style-name="TableCell1370">
            <text:p text:style-name="Normal">Introduction to SignalR</text:p>
          </table:table-cell>
          <table:table-cell table:style-name="TableCell1371">
            <text:p text:style-name="Normal"><text:a xlink:href="https://learn.microsoft.com/en-us/aspnet/core/signalr/introduction" office:target-frame-name="_blank" xlink:show="new"><text:span text:style-name="Hyperlink">Introduction to SignalR</text:span></text:a></text:p>
          </table:table-cell>
        </table:table-row>
        <table:table-row table:style-name="TableRow1372">
          <table:covered-table-cell>
            <text:p text:style-name="Normal"/>
          </table:covered-table-cell>
          <table:table-cell table:style-name="TableCell1373">
            <text:p text:style-name="Normal">Building Real-Time Applications with SignalR</text:p>
          </table:table-cell>
          <table:table-cell table:style-name="TableCell1374">
            <text:p text:style-name="Normal"><text:a xlink:href="https://learn.microsoft.com/en-us/aspnet/core/signalr/introduction" office:target-frame-name="_blank" xlink:show="new"><text:span text:style-name="Hyperlink">Building Real-Time Applications with SignalR</text:span></text:a></text:p>
          </table:table-cell>
        </table:table-row>
        <table:table-row table:style-name="TableRow1375">
          <table:covered-table-cell>
            <text:p text:style-name="Normal"/>
          </table:covered-table-cell>
          <table:table-cell table:style-name="TableCell1376">
            <text:p text:style-name="Normal">SignalR Hubs</text:p>
          </table:table-cell>
          <table:table-cell table:style-name="TableCell1377">
            <text:p text:style-name="Normal"><text:a xlink:href="https://learn.microsoft.com/en-us/aspnet/core/signalr/hubs" office:target-frame-name="_blank" xlink:show="new"><text:span text:style-name="Hyperlink">SignalR Hubs</text:span></text:a></text:p>
          </table:table-cell>
        </table:table-row>
        <table:table-row table:style-name="TableRow1378">
          <table:table-cell table:style-name="TableCell1379" table:number-rows-spanned="3">
            <text:p text:style-name="Normal">File Handling</text:p>
          </table:table-cell>
          <table:table-cell table:style-name="TableCell1380">
            <text:p text:style-name="Normal">File Uploads in ASP.NET Core</text:p>
          </table:table-cell>
          <table:table-cell table:style-name="TableCell1381">
            <text:p text:style-name="Normal"><text:a xlink:href="https://learn.microsoft.com/en-us/aspnet/core/mvc/models/file-uploads" office:target-frame-name="_blank" xlink:show="new"><text:span text:style-name="Hyperlink">File Uploads in ASP.NET Core</text:span></text:a></text:p>
          </table:table-cell>
        </table:table-row>
        <table:table-row table:style-name="TableRow1382">
          <table:covered-table-cell>
            <text:p text:style-name="Normal"/>
          </table:covered-table-cell>
          <table:table-cell table:style-name="TableCell1383">
            <text:p text:style-name="Normal">Managing Static Files</text:p>
          </table:table-cell>
          <table:table-cell table:style-name="TableCell1384">
            <text:p text:style-name="Normal"><text:a xlink:href="https://learn.microsoft.com/en-us/aspnet/core/fundamentals/static-files" office:target-frame-name="_blank" xlink:show="new"><text:span text:style-name="Hyperlink">Managing Static Files</text:span></text:a></text:p>
          </table:table-cell>
        </table:table-row>
        <table:table-row table:style-name="TableRow1385">
          <table:covered-table-cell>
            <text:p text:style-name="Normal"/>
          </table:covered-table-cell>
          <table:table-cell table:style-name="TableCell1386">
            <text:p text:style-name="Normal">File Providers</text:p>
          </table:table-cell>
          <table:table-cell table:style-name="TableCell1387">
            <text:p text:style-name="Normal"><text:a xlink:href="https://learn.microsoft.com/en-us/aspnet/core/fundamentals/file-providers" office:target-frame-name="_blank" xlink:show="new"><text:span text:style-name="Hyperlink">File Providers in ASP.NET Core</text:span></text:a></text:p>
          </table:table-cell>
        </table:table-row>
        <table:table-row table:style-name="TableRow1388">
          <table:table-cell table:style-name="TableCell1389" table:number-rows-spanned="3">
            <text:p text:style-name="Normal">Deployment and Hosting</text:p>
          </table:table-cell>
          <table:table-cell table:style-name="TableCell1390">
            <text:p text:style-name="Normal">Deploying ASP.NET Core Apps</text:p>
          </table:table-cell>
          <table:table-cell table:style-name="TableCell1391">
            <text:p text:style-name="Normal"><text:a xlink:href="https://learn.microsoft.com/en-us/aspnet/core/host-and-deploy/" office:target-frame-name="_blank" xlink:show="new"><text:span text:style-name="Hyperlink">Deploying ASP.NET Core Apps</text:span></text:a></text:p>
          </table:table-cell>
        </table:table-row>
        <table:table-row table:style-name="TableRow1392">
          <table:covered-table-cell>
            <text:p text:style-name="Normal"/>
          </table:covered-table-cell>
          <table:table-cell table:style-name="TableCell1393">
            <text:p text:style-name="Normal">Hosting on IIS, Linux, and Docker</text:p>
          </table:table-cell>
          <table:table-cell table:style-name="TableCell1394">
            <text:p text:style-name="Normal"><text:a xlink:href="https://learn.microsoft.com/en-us/aspnet/core/host-and-deploy/" office:target-frame-name="_blank" xlink:show="new"><text:span text:style-name="Hyperlink">Hosting on IIS, Linux, and Docker</text:span></text:a></text:p>
          </table:table-cell>
        </table:table-row>
        <table:table-row table:style-name="TableRow1395">
          <table:covered-table-cell>
            <text:p text:style-name="Normal"/>
          </table:covered-table-cell>
          <table:table-cell table:style-name="TableCell1396">
            <text:p text:style-name="Normal">Continuous Deployment with Azure</text:p>
          </table:table-cell>
          <table:table-cell table:style-name="TableCell1397">
            <text:p text:style-name="Normal"><text:a xlink:href="https://learn.microsoft.com/en-us/azure/devops/pipelines/ecosystems/dotnet-core" office:target-frame-name="_blank" xlink:show="new"><text:span text:style-name="Hyperlink">Continuous Deployment with Azure</text:span></text:a></text:p>
          </table:table-cell>
        </table:table-row>
        <table:table-row table:style-name="TableRow1398">
          <table:table-cell table:style-name="TableCell1399" table:number-rows-spanned="3">
            <text:p text:style-name="Normal">Blazor</text:p>
          </table:table-cell>
          <table:table-cell table:style-name="TableCell1400">
            <text:p text:style-name="Normal">Blazor Overview</text:p>
          </table:table-cell>
          <table:table-cell table:style-name="TableCell1401">
            <text:p text:style-name="Normal"><text:a xlink:href="https://learn.microsoft.com/en-us/aspnet/core/blazor/" office:target-frame-name="_blank" xlink:show="new"><text:span text:style-name="Hyperlink">Blazor Overview</text:span></text:a></text:p>
          </table:table-cell>
        </table:table-row>
        <table:table-row table:style-name="TableRow1402">
          <table:covered-table-cell>
            <text:p text:style-name="Normal"/>
          </table:covered-table-cell>
          <table:table-cell table:style-name="TableCell1403">
            <text:p text:style-name="Normal">Blazor Server vs. WebAssembly</text:p>
          </table:table-cell>
          <table:table-cell table:style-name="TableCell1404">
            <text:p text:style-name="Normal"><text:a xlink:href="https://learn.microsoft.com/en-us/aspnet/core/blazor/hosting-models" office:target-frame-name="_blank" xlink:show="new"><text:span text:style-name="Hyperlink">Blazor Server vs WebAssembly</text:span></text:a></text:p>
          </table:table-cell>
        </table:table-row>
        <table:table-row table:style-name="TableRow1405">
          <table:covered-table-cell>
            <text:p text:style-name="Normal"/>
          </table:covered-table-cell>
          <table:table-cell table:style-name="TableCell1406">
            <text:p text:style-name="Normal">State Management in Blazor</text:p>
          </table:table-cell>
          <table:table-cell table:style-name="TableCell1407">
            <text:p text:style-name="Normal"><text:a xlink:href="https://learn.microsoft.com/en-us/aspnet/core/blazor/state-management" office:target-frame-name="_blank" xlink:show="new"><text:span text:style-name="Hyperlink">State Management in Blazor</text:span></text:a></text:p>
          </table:table-cell>
        </table:table-row>
      </table:table>
      <text:p text:style-name="P1408"/>
      <text:p text:style-name="P1409">ML 7 : Web API/REST</text:p>
      <table:table table:style-name="Table1410">
        <table:table-columns>
          <table:table-column table:style-name="TableColumn1411"/>
          <table:table-column table:style-name="TableColumn1412"/>
          <table:table-column table:style-name="TableColumn1413"/>
        </table:table-columns>
        <table:table-row table:style-name="TableRow1414">
          <table:table-cell table:style-name="TableCell1415">
            <text:p text:style-name="Normal">Category</text:p>
          </table:table-cell>
          <table:table-cell table:style-name="TableCell1416">
            <text:p text:style-name="Normal">Subtopic</text:p>
          </table:table-cell>
          <table:table-cell table:style-name="TableCell1417">
            <text:p text:style-name="Normal">Reference Link</text:p>
          </table:table-cell>
        </table:table-row>
        <table:table-row table:style-name="TableRow1418">
          <table:table-cell table:style-name="TableCell1419">
            <text:p text:style-name="Normal">Overview of Web APIs</text:p>
          </table:table-cell>
          <table:table-cell table:style-name="TableCell1420">
            <text:p text:style-name="Normal">Introduction to REST and HTTP</text:p>
          </table:table-cell>
          <table:table-cell table:style-name="TableCell1421">
            <text:p text:style-name="Normal"><text:a xlink:href="https://developer.mozilla.org/en-US/docs/Web/HTTP" office:target-frame-name="_blank" xlink:show="new"><text:span text:style-name="Hyperlink">Introduction to REST and HTTP</text:span></text:a></text:p>
          </table:table-cell>
        </table:table-row>
        <table:table-row table:style-name="TableRow1422">
          <table:table-cell table:style-name="TableCell1423">
            <text:p text:style-name="Normal"/>
          </table:table-cell>
          <table:table-cell table:style-name="TableCell1424">
            <text:p text:style-name="Normal">RESTful API Design Guidelines</text:p>
          </table:table-cell>
          <table:table-cell table:style-name="TableCell1425">
            <text:p text:style-name="Normal"><text:a xlink:href="https://learn.microsoft.com/en-us/azure/architecture/best-practices/api-design" office:target-frame-name="_blank" xlink:show="new"><text:span text:style-name="Hyperlink">RESTful API Design Guidelines</text:span></text:a></text:p>
          </table:table-cell>
        </table:table-row>
        <table:table-row table:style-name="TableRow1426">
          <table:table-cell table:style-name="TableCell1427">
            <text:p text:style-name="Normal">ASP.NET Core Fundamentals</text:p>
          </table:table-cell>
          <table:table-cell table:style-name="TableCell1428">
            <text:p text:style-name="Normal">Setting up an ASP.NET Core project</text:p>
          </table:table-cell>
          <table:table-cell table:style-name="TableCell1429">
            <text:p text:style-name="Normal"><text:a xlink:href="https://learn.microsoft.com/en-us/aspnet/core/getting-started" office:target-frame-name="_blank" xlink:show="new"><text:span text:style-name="Hyperlink">Setting up an ASP.NET Core Project</text:span></text:a></text:p>
          </table:table-cell>
        </table:table-row>
        <table:table-row table:style-name="TableRow1430">
          <table:table-cell table:style-name="TableCell1431">
            <text:p text:style-name="Normal"/>
          </table:table-cell>
          <table:table-cell table:style-name="TableCell1432">
            <text:p text:style-name="Normal">ASP.NET Core Documentation</text:p>
          </table:table-cell>
          <table:table-cell table:style-name="TableCell1433">
            <text:p text:style-name="Normal"><text:a xlink:href="https://learn.microsoft.com/en-us/aspnet/core/" office:target-frame-name="_blank" xlink:show="new"><text:span text:style-name="Hyperlink">ASP.NET Core Documentation</text:span></text:a></text:p>
          </table:table-cell>
        </table:table-row>
        <table:table-row table:style-name="TableRow1434">
          <table:table-cell table:style-name="TableCell1435">
            <text:p text:style-name="Normal">Routing and Controllers</text:p>
          </table:table-cell>
          <table:table-cell table:style-name="TableCell1436">
            <text:p text:style-name="Normal">Understanding routing and controller actions</text:p>
          </table:table-cell>
          <table:table-cell table:style-name="TableCell1437">
            <text:p text:style-name="Normal"><text:a xlink:href="https://learn.microsoft.com/en-us/aspnet/core/mvc/controllers/routing" office:target-frame-name="_blank" xlink:show="new"><text:span text:style-name="Hyperlink">Understanding Routing and Controller Actions</text:span></text:a></text:p>
          </table:table-cell>
        </table:table-row>
        <table:table-row table:style-name="TableRow1438">
          <table:table-cell table:style-name="TableCell1439">
            <text:p text:style-name="Normal"/>
          </table:table-cell>
          <table:table-cell table:style-name="TableCell1440">
            <text:p text:style-name="Normal">Routing in ASP.NET Core</text:p>
          </table:table-cell>
          <table:table-cell table:style-name="TableCell1441">
            <text:p text:style-name="Normal"><text:a xlink:href="https://learn.microsoft.com/en-us/aspnet/core/fundamentals/routing" office:target-frame-name="_blank" xlink:show="new"><text:span text:style-name="Hyperlink">Routing in ASP.NET Core</text:span></text:a></text:p>
          </table:table-cell>
        </table:table-row>
        <table:table-row table:style-name="TableRow1442">
          <table:table-cell table:style-name="TableCell1443">
            <text:p text:style-name="Normal">Data Access with Entity Framework Core</text:p>
          </table:table-cell>
          <table:table-cell table:style-name="TableCell1444">
            <text:p text:style-name="Normal">Setting up Entity Framework Core</text:p>
          </table:table-cell>
          <table:table-cell table:style-name="TableCell1445">
            <text:p text:style-name="Normal"><text:a xlink:href="https://learn.microsoft.com/en-us/ef/core/get-started/overview/first-app" office:target-frame-name="_blank" xlink:show="new"><text:span text:style-name="Hyperlink">Setting up Entity Framework Core</text:span></text:a></text:p>
          </table:table-cell>
        </table:table-row>
        <table:table-row table:style-name="TableRow1446">
          <table:table-cell table:style-name="TableCell1447">
            <text:p text:style-name="Normal"/>
          </table:table-cell>
          <table:table-cell table:style-name="TableCell1448">
            <text:p text:style-name="Normal">Entity Framework Core Documentation</text:p>
          </table:table-cell>
          <table:table-cell table:style-name="TableCell1449">
            <text:p text:style-name="Normal"><text:a xlink:href="https://learn.microsoft.com/en-us/ef/core/" office:target-frame-name="_blank" xlink:show="new"><text:span text:style-name="Hyperlink">Entity Framework Core Documentation</text:span></text:a></text:p>
          </table:table-cell>
        </table:table-row>
        <table:table-row table:style-name="TableRow1450">
          <table:table-cell table:style-name="TableCell1451">
            <text:p text:style-name="Normal">Middleware and Dependency Injection</text:p>
          </table:table-cell>
          <table:table-cell table:style-name="TableCell1452">
            <text:p text:style-name="Normal">Understanding middleware and DI in ASP.NET Core</text:p>
          </table:table-cell>
          <table:table-cell table:style-name="TableCell1453">
            <text:p text:style-name="Normal"><text:a xlink:href="https://learn.microsoft.com/en-us/aspnet/core/fundamentals/middleware" office:target-frame-name="_blank" xlink:show="new"><text:span text:style-name="Hyperlink">Understanding Middleware and DI in ASP.NET Core</text:span></text:a></text:p>
          </table:table-cell>
        </table:table-row>
        <table:table-row table:style-name="TableRow1454">
          <table:table-cell table:style-name="TableCell1455">
            <text:p text:style-name="Normal"/>
          </table:table-cell>
          <table:table-cell table:style-name="TableCell1456">
            <text:p text:style-name="Normal">ASP.NET Core Middleware</text:p>
          </table:table-cell>
          <table:table-cell table:style-name="TableCell1457">
            <text:p text:style-name="Normal"><text:a xlink:href="https://learn.microsoft.com/en-us/aspnet/core/fundamentals/middleware" office:target-frame-name="_blank" xlink:show="new"><text:span text:style-name="Hyperlink">ASP.NET Core Middleware</text:span></text:a></text:p>
          </table:table-cell>
        </table:table-row>
        <table:table-row table:style-name="TableRow1458">
          <table:table-cell table:style-name="TableCell1459">
            <text:p text:style-name="Normal">Authentication and Authorization</text:p>
          </table:table-cell>
          <table:table-cell table:style-name="TableCell1460">
            <text:p text:style-name="Normal">Implementing JWT and OAuth2</text:p>
          </table:table-cell>
          <table:table-cell table:style-name="TableCell1461">
            <text:p text:style-name="Normal"><text:a xlink:href="https://learn.microsoft.com/en-us/aspnet/core/security/authentication/" office:target-frame-name="_blank" xlink:show="new"><text:span text:style-name="Hyperlink">Implementing JWT and OAuth2 in ASP.NET Core</text:span></text:a></text:p>
          </table:table-cell>
        </table:table-row>
        <table:table-row table:style-name="TableRow1462">
          <table:table-cell table:style-name="TableCell1463">
            <text:p text:style-name="Normal"/>
          </table:table-cell>
          <table:table-cell table:style-name="TableCell1464">
            <text:p text:style-name="Normal">Authentication and Authorization in ASP.NET Core</text:p>
          </table:table-cell>
          <table:table-cell table:style-name="TableCell1465">
            <text:p text:style-name="Normal"><text:a xlink:href="https://learn.microsoft.com/en-us/aspnet/core/security/authorization/introduction" office:target-frame-name="_blank" xlink:show="new"><text:span text:style-name="Hyperlink">Authentication and Authorization in ASP.NET Core</text:span></text:a></text:p>
          </table:table-cell>
        </table:table-row>
        <table:table-row table:style-name="TableRow1466">
          <table:table-cell table:style-name="TableCell1467">
            <text:p text:style-name="Normal">API Documentation with Swagger</text:p>
          </table:table-cell>
          <table:table-cell table:style-name="TableCell1468">
            <text:p text:style-name="Normal">Setting up Swagger for API documentation</text:p>
          </table:table-cell>
          <table:table-cell table:style-name="TableCell1469">
            <text:p text:style-name="Normal"><text:a xlink:href="https://learn.microsoft.com/en-us/aspnet/core/tutorials/web-api-help-pages-using-swagger" office:target-frame-name="_blank" xlink:show="new"><text:span text:style-name="Hyperlink">Setting up Swagger for API Documentation</text:span></text:a></text:p>
          </table:table-cell>
        </table:table-row>
        <table:table-row table:style-name="TableRow1470">
          <table:table-cell table:style-name="TableCell1471">
            <text:p text:style-name="Normal"/>
          </table:table-cell>
          <table:table-cell table:style-name="TableCell1472">
            <text:p text:style-name="Normal">Swagger in ASP.NET Core</text:p>
          </table:table-cell>
          <table:table-cell table:style-name="TableCell1473">
            <text:p text:style-name="Normal"><text:a xlink:href="https://learn.microsoft.com/en-us/aspnet/core/tutorials/get-started-with-swashbuckle" office:target-frame-name="_blank" xlink:show="new"><text:span text:style-name="Hyperlink">Swagger in ASP.NET Core</text:span></text:a></text:p>
          </table:table-cell>
        </table:table-row>
        <table:table-row table:style-name="TableRow1474">
          <table:table-cell table:style-name="TableCell1475">
            <text:p text:style-name="Normal">Error Handling and Logging</text:p>
          </table:table-cell>
          <table:table-cell table:style-name="TableCell1476">
            <text:p text:style-name="Normal">Implementing global error handling and logging</text:p>
          </table:table-cell>
          <table:table-cell table:style-name="TableCell1477">
            <text:p text:style-name="Normal"><text:a xlink:href="https://learn.microsoft.com/en-us/aspnet/core/fundamentals/error-handling" office:target-frame-name="_blank" xlink:show="new"><text:span text:style-name="Hyperlink">Implementing Global Error Handling and Logging</text:span></text:a></text:p>
          </table:table-cell>
        </table:table-row>
        <table:table-row table:style-name="TableRow1478">
          <table:table-cell table:style-name="TableCell1479">
            <text:p text:style-name="Normal"/>
          </table:table-cell>
          <table:table-cell table:style-name="TableCell1480">
            <text:p text:style-name="Normal">Error Handling in ASP.NET Core</text:p>
          </table:table-cell>
          <table:table-cell table:style-name="TableCell1481">
            <text:p text:style-name="Normal"><text:a xlink:href="https://learn.microsoft.com/en-us/aspnet/core/fundamentals/error-handling" office:target-frame-name="_blank" xlink:show="new"><text:span text:style-name="Hyperlink">Error Handling in ASP.NET Core</text:span></text:a></text:p>
          </table:table-cell>
        </table:table-row>
      </table:table>
      <text:p text:style-name="P1482"/>
      <text:p text:style-name="P1483">ML 8 : OO Design Principles &amp; Patterns</text:p>
      <table:table table:style-name="Table1484">
        <table:table-columns>
          <table:table-column table:style-name="TableColumn1485"/>
          <table:table-column table:style-name="TableColumn1486"/>
        </table:table-columns>
        <table:table-row table:style-name="TableRow1487">
          <table:table-cell table:style-name="TableCell1488">
            <text:p text:style-name="Normal">SOLID Principles</text:p>
          </table:table-cell>
          <table:table-cell table:style-name="TableCell1489">
            <text:p text:style-name="Normal"><text:a xlink:href="https://medium.com/cloudnloud/understanding-the-solid-principles-with-real-time-examples-7b8f60818f05" office:target-frame-name="_blank" xlink:show="new"><text:span text:style-name="Hyperlink">Understanding the SOLID Principles with Real-Time Examples</text:span></text:a></text:p>
          </table:table-cell>
        </table:table-row>
        <table:table-row table:style-name="TableRow1490">
          <table:table-cell table:style-name="TableCell1491">
            <text:p text:style-name="Normal">Design Patterns</text:p>
          </table:table-cell>
          <table:table-cell table:style-name="TableCell1492">
            <text:p text:style-name="Normal">-<text:s/><text:a xlink:href="https://www.geeksforgeeks.org/design-patterns-in-c-sharp/" office:target-frame-name="_blank" xlink:show="new"><text:span text:style-name="Hyperlink">Design Patterns in C# (GeeksforGeeks)</text:span></text:a><text:s/>-<text:s/><text:a xlink:href="https://dotnettutorials.net/course/dot-net-design-patterns/" office:target-frame-name="_blank" xlink:show="new"><text:span text:style-name="Hyperlink">Comprehensive Course on .NET Design Patterns</text:span></text:a></text:p>
          </table:table-cell>
        </table:table-row>
        <table:table-row table:style-name="TableRow1493">
          <table:table-cell table:style-name="TableCell1494">
            <text:p text:style-name="Normal">Microservices</text:p>
          </table:table-cell>
          <table:table-cell table:style-name="TableCell1495">
            <text:p text:style-name="Normal">-<text:s/><text:a xlink:href="https://learn.microsoft.com/en-us/azure/architecture/guide/architecture-styles/microservices" office:target-frame-name="_blank" xlink:show="new"><text:span text:style-name="Hyperlink">Microservices Architecture Overview</text:span></text:a><text:s/>-<text:s/><text:a xlink:href="https://learn.microsoft.com/en-us/dotnet/architecture/microservices/" office:target-frame-name="_blank" xlink:show="new"><text:span text:style-name="Hyperlink">Microservices with .NET</text:span></text:a><text:s/>-<text:s/><text:a xlink:href="https://learn.microsoft.com/en-us/dotnet/architecture/microservices/" office:target-frame-name="_blank" xlink:show="new"><text:span text:style-name="Hyperlink">Designing Microservices</text:span></text:a><text:s/>-<text:s/><text:a xlink:href="https://dotnet.microsoft.com/en-us/learn/microservices" office:target-frame-name="_blank" xlink:show="new"><text:span text:style-name="Hyperlink">Interservice Communication</text:span></text:a><text:s/>-<text:s/><text:a xlink:href="https://dev.to/soham_galande/building-microservices-with-net-core-a-practical-guide-4e7c" office:target-frame-name="_blank" xlink:show="new"><text:span text:style-name="Hyperlink">Data Management in Microservices</text:span></text:a><text:s/>-<text:s/><text:a xlink:href="https://learn.microsoft.com/en-us/dotnet/architecture/microservices/" office:target-frame-name="_blank" xlink:show="new"><text:span text:style-name="Hyperlink">Deployment and Orchestration</text:span></text:a><text:s/>-<text:s/><text:a xlink:href="https://learn.microsoft.com/en-us/dotnet/architecture/microservices/" office:target-frame-name="_blank" xlink:show="new"><text:span text:style-name="Hyperlink">Security in Microservices</text:span></text:a><text:s/>-<text:s/><text:a xlink:href="https://learn.microsoft.com/en-us/azure/architecture/reference-architectures/saga/saga" office:target-frame-name="_blank" xlink:show="new"><text:span text:style-name="Hyperlink">Distributed Transactions</text:span></text:a><text:s/>-<text:s/><text:a xlink:href="https://learn.microsoft.com/en-us/dotnet/architecture/microservices/architect-microservice-container-applications/distributed-data-management" office:target-frame-name="_blank" xlink:show="new"><text:span text:style-name="Hyperlink">Distributed Data Management</text:span></text:a><text:s/>-<text:s/><text:a xlink:href="https://github.com/mjebrahimi/Awesome-Microservices-DotNet" office:target-frame-name="_blank" xlink:show="new"><text:span text:style-name="Hyperlink">Awesome Microservices .NET</text:span></text:a><text:s/>-<text:s/><text:a xlink:href="https://learn.microsoft.com/en-us/azure/architecture/microservices" office:target-frame-name="_blank" xlink:show="new"><text:span text:style-name="Hyperlink">Microservices Best Practices</text:span></text:a></text:p>
          </table:table-cell>
        </table:table-row>
        <table:table-row table:style-name="TableRow1496">
          <table:table-cell table:style-name="TableCell1497">
            <text:p text:style-name="Normal">Clean Code</text:p>
          </table:table-cell>
          <table:table-cell table:style-name="TableCell1498">
            <text:p text:style-name="Normal">-<text:s/><text:a xlink:href="https://gist.github.com/wojteklu/73c6914cc446146b8b533c0988cf8d29" office:target-frame-name="_blank" xlink:show="new"><text:span text:style-name="Hyperlink">Clean Code Principles</text:span></text:a><text:s/>-<text:s/><text:a xlink:href="https://cleancoders.com/" office:target-frame-name="_blank" xlink:show="new"><text:span text:style-name="Hyperlink">Clean Coders</text:span></text:a><text:s/>-<text:s/><text:a xlink:href="https://github.com/thangchung/clean-code-dotnet" office:target-frame-name="_blank" xlink:show="new"><text:span text:style-name="Hyperlink">Clean Code for .NET</text:span></text:a><text:s/>-<text:s/><text:a xlink:href="https://github.com/mohamedelareeg/CleanArchitecture" office:target-frame-name="_blank" xlink:show="new"><text:span text:style-name="Hyperlink">.NET Microservices: Architecture for Containerized .NET Applications</text:span></text:a><text:s/>-<text:s/><text:a xlink:href="https://www.c-sharpcorner.com/article/clean-coding-practices-in-net-unit-tests-and-solid-principles/" office:target-frame-name="_blank" xlink:show="new"><text:span text:style-name="Hyperlink">Clean Coding Practices</text:span></text:a></text:p>
          </table:table-cell>
        </table:table-row>
        <table:table-row table:style-name="TableRow1499">
          <table:table-cell table:style-name="TableCell1500">
            <text:p text:style-name="Normal">UML Diagrams</text:p>
          </table:table-cell>
          <table:table-cell table:style-name="TableCell1501">
            <text:p text:style-name="Normal">-<text:s/><text:a xlink:href="https://www.guru99.com/uml-tutorial.html" office:target-frame-name="_blank" xlink:show="new"><text:span text:style-name="Hyperlink">UML Tutorial (Guru99)</text:span></text:a><text:s/>-<text:s/><text:a xlink:href="https://www.uml-diagrams.org/class-reference.html" office:target-frame-name="_blank" xlink:show="new"><text:span text:style-name="Hyperlink">UML Class Diagrams Reference</text:span></text:a><text:s/>-<text:s/><text:a xlink:href="https://modeling-languages.com/best-uml-cheatsheets-and-reference-guides/" office:target-frame-name="_blank" xlink:show="new"><text:span text:style-name="Hyperlink">UML Cheatsheets and Reference Guides</text:span></text:a><text:s/></text:p>
          </table:table-cell>
        </table:table-row>
      </table:table>
      <text:p text:style-name="P1502"/>
      <text:p text:style-name="P1503">ML 9 : Cloud</text:p>
      <text:p text:style-name="Normal"><text:span text:style-name="T1504">Introduction to Azure and Cloud Fundamentals</text:span></text:p>
      <text:list text:style-name="LFO11" text:continue-numbering="true">
        <text:list-item>
          <text:p text:style-name="P1505">Introduction to Azure: Azure Fundamentals Documentation</text:p>
        </text:list-item>
        <text:list-item>
          <text:p text:style-name="P1506"><text:a xlink:href="https://learn.microsoft.com/en-us/training/paths/microsoft-azure-fundamentals-describe-cloud-concepts/" office:target-frame-name="_blank" xlink:show="new"><text:span text:style-name="Hyperlink">https://learn.microsoft.com/en-us/training/paths/microsoft-azure-fundamentals-describe-cloud-concepts/</text:span></text:a></text:p>
        </text:list-item>
      </text:list>
      <text:p text:style-name="Normal"><text:span text:style-name="T1507">Azure App Service: Deploy Web Applications</text:span></text:p>
      <text:list text:style-name="LFO12" text:continue-numbering="true">
        <text:list-item>
          <text:p text:style-name="P1508"><text:a xlink:href="https://learn.microsoft.com/en-us/azure/app-service/" office:target-frame-name="_blank" xlink:show="new"><text:span text:style-name="Hyperlink">https://learn.microsoft.com/en-us/azure/app-service/</text:span></text:a></text:p>
        </text:list-item>
        <text:list-item>
          <text:p text:style-name="P1509"><text:a xlink:href="https://learn.microsoft.com/en-us/azure/app-service/quickstart-dotnetcore?tabs=net80&amp;pivots=development-environment-vs" office:target-frame-name="_blank" xlink:show="new"><text:span text:style-name="Hyperlink">https://learn.microsoft.com/en-us/azure/app-service/quickstart-dotnetcore?tabs=net80&amp;pivots=development-environment-vs</text:span></text:a></text:p>
        </text:list-item>
      </text:list>
      <text:p text:style-name="Normal"><text:span text:style-name="T1510">Azure Functions (Serverless): Azure Functions Overview</text:span></text:p>
      <text:list text:style-name="LFO13" text:continue-numbering="true">
        <text:list-item>
          <text:p text:style-name="P1511"><text:a xlink:href="https://learn.microsoft.com/en-us/azure/azure-functions/" office:target-frame-name="_blank" xlink:show="new"><text:span text:style-name="Hyperlink">https://learn.microsoft.com/en-us/azure/azure-functions/</text:span></text:a></text:p>
        </text:list-item>
        <text:list-item>
          <text:p text:style-name="P1512"><text:a xlink:href="https://learn.microsoft.com/en-us/azure/azure-functions/functions-create-function-app-portal?pivots=programming-language-csharp" office:target-frame-name="_blank" xlink:show="new"><text:span text:style-name="Hyperlink">https://learn.microsoft.com/en-us/azure/azure-functions/functions-create-function-app-portal?pivots=programming-language-csharp</text:span></text:a></text:p>
        </text:list-item>
        <text:list-item>
          <text:p text:style-name="P1513"><text:a xlink:href="https://learn.microsoft.com/en-us/azure/azure-functions/functions-triggers-bindings?tabs=isolated-process%2Cnode-v4%2Cpython-v2&amp;pivots=programming-language-csharp" office:target-frame-name="_blank" xlink:show="new"><text:span text:style-name="Hyperlink">https://learn.microsoft.com/en-us/azure/azure-functions/functions-triggers-bindings?tabs=isolated-process%2Cnode-v4%2Cpython-v2&amp;pivots=programming-language-csharp</text:span></text:a></text:p>
        </text:list-item>
        <text:list-item>
          <text:p text:style-name="P1514"><text:a xlink:href="https://learn.microsoft.com/en-us/training/modules/execute-azure-function-with-triggers/" office:target-frame-name="_blank" xlink:show="new"><text:span text:style-name="Hyperlink">https://learn.microsoft.com/en-us/training/modules/execute-azure-function-with-triggers/</text:span></text:a></text:p>
        </text:list-item>
      </text:list>
      <text:p text:style-name="Normal"><text:span text:style-name="T1515">Azure Logic Apps</text:span></text:p>
      <text:list text:style-name="LFO14" text:continue-numbering="true">
        <text:list-item>
          <text:p text:style-name="P1516"><text:a xlink:href="https://learn.microsoft.com/en-us/azure/logic-apps/" office:target-frame-name="_blank" xlink:show="new"><text:span text:style-name="Hyperlink">https://learn.microsoft.com/en-us/azure/logic-apps/</text:span></text:a></text:p>
        </text:list-item>
        <text:list-item>
          <text:p text:style-name="P1517"><text:a xlink:href="https://learn.microsoft.com/en-us/azure/logic-apps/" office:target-frame-name="_blank" xlink:show="new"><text:span text:style-name="Hyperlink">https://learn.microsoft.co m/en-us/azure/logic-apps/quickstart-create-example-consumption-workflow</text:span></text:a></text:p>
        </text:list-item>
      </text:list>
      <text:p text:style-name="Normal"><text:span text:style-name="T1518">Azure SQL Database: Azure SQL Documentation</text:span></text:p>
      <text:list text:style-name="LFO15" text:continue-numbering="true">
        <text:list-item>
          <text:p text:style-name="P1519"><text:a xlink:href="https://learn.microsoft.com/en-us/azure/logic-apps/" office:target-frame-name="_blank" xlink:show="new"><text:span text:style-name="Hyperlink">https://learn.microsoft.com/en-us/azure/azure-sql/?view=azuresql</text:span></text:a></text:p>
        </text:list-item>
        <text:list-item>
          <text:p text:style-name="P1520"><text:a xlink:href="https://learn.microsoft.com/en-us/azure/logic-apps/" office:target-frame-name="_blank" xlink:show="new"><text:span text:style-name="Hyperlink">https://learn.microsoft.com/en-us/azure/azure-sql/database/single-database-create-quickstart?view=azuresql&amp;tabs=azure-portal</text:span></text:a></text:p>
        </text:list-item>
      </text:list>
      <text:p text:style-name="Normal"><text:span text:style-name="T1521">Azure Blob Storage: Blob Storage Overview</text:span></text:p>
      <text:list text:style-name="LFO16" text:continue-numbering="true">
        <text:list-item>
          <text:p text:style-name="P1522"><text:a xlink:href="https://learn.microsoft.com/en-us/azure/storage/blobs/storage-blobs-overview" office:target-frame-name="_blank" xlink:show="new"><text:span text:style-name="Hyperlink">https://learn.microsoft.com/en-us/azure/storage/blobs/storage-blobs-overview</text:span></text:a></text:p>
        </text:list-item>
        <text:list-item>
          <text:p text:style-name="P1523"><text:a xlink:href="https://learn.microsoft.com/en-us/azure/storage/blobs/storage-blobs-overview" office:target-frame-name="_blank" xlink:show="new"><text:span text:style-name="Hyperlink">https://learn.microsoft.com/en-us/azure/storage/blobs/storage-quickstart-blobs-portal</text:span></text:a></text:p>
        </text:list-item>
      </text:list>
      <text:p text:style-name="Normal"><text:span text:style-name="T1524">Working with NoSQL in Azure: Azure Cosmos DB Overview</text:span></text:p>
      <text:list text:style-name="LFO17" text:continue-numbering="true">
        <text:list-item>
          <text:p text:style-name="P1525"><text:a xlink:href="https://learn.microsoft.com/en-us/azure/cosmos-db/" office:target-frame-name="_blank" xlink:show="new"><text:span text:style-name="Hyperlink">https://learn.microsoft.com/en-us/azure/cosmos-db/</text:span></text:a></text:p>
        </text:list-item>
        <text:list-item>
          <text:p text:style-name="P1526"><text:a xlink:href="https://learn.microsoft.com/en-us/azure/cosmos-db/" office:target-frame-name="_blank" xlink:show="new"><text:span text:style-name="Hyperlink">https://learn.microsoft.com/en-us/azure/cosmos-db/nosql/quickstart-dotnet</text:span></text:a></text:p>
        </text:list-item>
      </text:list>
      <text:p text:style-name="Normal"><text:span text:style-name="T1527">Azure Service Bus</text:span></text:p>
      <text:list text:style-name="LFO18" text:continue-numbering="true">
        <text:list-item>
          <text:p text:style-name="P1528"><text:a xlink:href="https://learn.microsoft.com/en-us/azure/service-bus-messaging/" office:target-frame-name="_blank" xlink:show="new"><text:span text:style-name="Hyperlink">https://learn.microsoft.com/en-us/azure/service-bus-messaging/</text:span></text:a></text:p>
        </text:list-item>
        <text:list-item>
          <text:p text:style-name="P1529"><text:a xlink:href="https://learn.microsoft.com/en-us/azure/service-bus-messaging/" office:target-frame-name="_blank" xlink:show="new"><text:span text:style-name="Hyperlink">https://learn.microsoft.com/en-us/azure/service-bus-messaging/service-bus-dotnet-get-started-with-queues?tabs=passwordless</text:span></text:a></text:p>
        </text:list-item>
      </text:list>
      <text:p text:style-name="Normal"><text:span text:style-name="T1530">Monitoring and Optimization</text:span></text:p>
      <text:list text:style-name="LFO19" text:continue-numbering="true">
        <text:list-item>
          <text:p text:style-name="P1531"><text:a xlink:href="https://learn.microsoft.com/en-us/azure/azure-monitor/" office:target-frame-name="_blank" xlink:show="new"><text:span text:style-name="Hyperlink">https://learn.microsoft.com/en-us/azure/azure-monitor/</text:span></text:a></text:p>
        </text:list-item>
        <text:list-item>
          <text:p text:style-name="P1532"><text:a xlink:href="https://learn.microsoft.com/en-us/azure/azure-monitor/app/app-insights-overview" office:target-frame-name="_blank" xlink:show="new"><text:span text:style-name="Hyperlink">https://learn.microsoft.com/en-us/azure/azure-monitor/app/app-insights-overview</text:span></text:a></text:p>
        </text:list-item>
        <text:list-item>
          <text:p text:style-name="P1533"><text:a xlink:href="https://learn.microsoft.com/en-us/azure/azure-monitor/app/app-insights-overview" office:target-frame-name="_blank" xlink:show="new"><text:span text:style-name="Hyperlink">https://learn.microsoft.com/en-us/azure/azure-monitor/app/asp-net-core</text:span></text:a></text:p>
        </text:list-item>
      </text:list>
      <text:p text:style-name="Normal"><text:span text:style-name="T1534">Azure Active Directory (Azure AD)</text:span></text:p>
      <text:list text:style-name="LFO20" text:continue-numbering="true">
        <text:list-item>
          <text:p text:style-name="P1535"><text:a xlink:href="https://learn.microsoft.com/en-us/entra/identity/" office:target-frame-name="_blank" xlink:show="new"><text:span text:style-name="Hyperlink">https://learn.microsoft.com/en-us/entra/identity/</text:span></text:a></text:p>
        </text:list-item>
        <text:list-item>
          <text:p text:style-name="P1536"><text:a xlink:href="https://learn.microsoft.com/en-us/entra/identity/" office:target-frame-name="_blank" xlink:show="new"><text:span text:style-name="Hyperlink">https://learn.microsoft.com/en-us/entra/fundamentals/whatis</text:span></text:a></text:p>
        </text:list-item>
        <text:list-item>
          <text:p text:style-name="P1537"><text:a xlink:href="https://learn.microsoft.com/en-us/entra/identity/" office:target-frame-name="_blank" xlink:show="new"><text:span text:style-name="Hyperlink">https://learn.microsoft.com/en-us/azure/azure-functions/functions-bindings-http-webhook-trigger?tabs=python-v2%2Cisolated-process%2Cnodejs-v4%2Cfunctionsv2&amp;pivots=programming-language-csharp</text:span></text:a></text:p>
        </text:list-item>
        <text:list-item>
          <text:p text:style-name="P1538"><text:a xlink:href="https://learn.microsoft.com/en-us/entra/identity/" office:target-frame-name="_blank" xlink:show="new"><text:span text:style-name="Hyperlink">https://learn.microsoft.com/en-us/azure/logic-apps/logic-apps-securing-a-logic-app?tabs=azure-portal</text:span></text:a></text:p>
        </text:list-item>
      </text:list>
      <text:p text:style-name="Normal"><text:span text:style-name="T1539">Azure Key Vault</text:span></text:p>
      <text:list text:style-name="LFO21" text:continue-numbering="true">
        <text:list-item>
          <text:p text:style-name="P1540"><text:a xlink:href="https://learn.microsoft.com/en-us/azure/key-vault/general/overview" office:target-frame-name="_blank" xlink:show="new"><text:span text:style-name="T1541">https://learn.microsoft.com/en-us/azure/key-vault/general/overview</text:span></text:a></text:p>
        </text:list-item>
        <text:list-item>
          <text:p text:style-name="P1542"><text:a xlink:href="https://learn.microsoft.com/en-us/azure/service-bus-messaging/" office:target-frame-name="_blank" xlink:show="new"><text:span text:style-name="Hyperlink">https://learn.microsoft.com/en-us/azure/key-vault/general/basic-concepts</text:span></text:a></text:p>
        </text:list-item>
      </text:list>
      <text:h text:style-name="P1543" text:outline-level="2">ML 10 : Client Side Technologies</text:h>
      <text:p text:style-name="Normal"><text:span text:style-name="T1544">JavaScript Fundamentals</text:span></text:p>
      <text:list text:style-name="LFO22" text:continue-numbering="true">
        <text:list-item>
          <text:p text:style-name="P1545">Syntax and Operators:<text:s/><text:a xlink:href="https://developer.mozilla.org/en-US/docs/Web/JavaScript/Reference/Operators" office:target-frame-name="_blank" xlink:show="new"><text:span text:style-name="Hyperlink">MDN: JavaScript Syntax</text:span></text:a></text:p>
        </text:list-item>
        <text:list-item>
          <text:p text:style-name="P1546">Variables and Data Types:<text:s/><text:a xlink:href="https://developer.mozilla.org/en-US/docs/Web/JavaScript/Data_structures" office:target-frame-name="_blank" xlink:show="new"><text:span text:style-name="Hyperlink">MDN: Data Types</text:span></text:a></text:p>
        </text:list-item>
        <text:list-item>
          <text:p text:style-name="P1547">Control Structures (if, switch, loops):<text:s/><text:a xlink:href="https://developer.mozilla.org/en-US/docs/Web/JavaScript" office:target-frame-name="_blank" xlink:show="new"><text:span text:style-name="Hyperlink">MDN: Control Flow</text:span></text:a></text:p>
        </text:list-item>
        <text:list-item>
          <text:p text:style-name="P1548">Functions (declaration, expression, arrow functions):<text:s/><text:a xlink:href="https://developer.mozilla.org/en-US/docs/Web/JavaScript/Guide/Functions" office:target-frame-name="_blank" xlink:show="new"><text:span text:style-name="Hyperlink">MDN: Functions</text:span></text:a></text:p>
        </text:list-item>
        <text:list-item>
          <text:p text:style-name="P1549">Scope (global vs. local, lexical scope):<text:s/><text:a xlink:href="https://developer.mozilla.org/en-US/docs/Web/JavaScript" office:target-frame-name="_blank" xlink:show="new"><text:span text:style-name="Hyperlink">MDN: Scope</text:span></text:a></text:p>
        </text:list-item>
        <text:list-item>
          <text:p text:style-name="P1550">Hoisting and Closures:<text:s/><text:a xlink:href="https://developer.mozilla.org/en-US/docs/Glossary/Hoisting" office:target-frame-name="_blank" xlink:show="new"><text:span text:style-name="Hyperlink">MDN: Hoisting</text:span></text:a><text:s/>|<text:s/><text:a xlink:href="https://developer.mozilla.org/en-US/docs/Web/JavaScript/Closures" office:target-frame-name="_blank" xlink:show="new"><text:span text:style-name="Hyperlink">MDN: Closures</text:span></text:a></text:p>
        </text:list-item>
        <text:list-item>
          <text:p text:style-name="P1551">IIFE</text:p>
        </text:list-item>
        <text:list-item>
          <text:p text:style-name="P1552">Prototype</text:p>
        </text:list-item>
        <text:list-item>
          <text:p text:style-name="P1553">References:<text:s/><text:a xlink:href="https://developer.mozilla.org/en-US/docs/Web/JavaScript/Guide" office:target-frame-name="_blank" xlink:show="new"><text:span text:style-name="Hyperlink">MDN JavaScript Guide</text:span></text:a></text:p>
        </text:list-item>
      </text:list>
      <text:p text:style-name="Normal">Object-Oriented JavaScript</text:p>
      <text:list text:style-name="LFO23" text:continue-numbering="true">
        <text:list-item>
          <text:p text:style-name="P1554">Objects and Prototypes:<text:s/><text:a xlink:href="https://developer.mozilla.org/en-US/docs/Learn/JavaScript/Objects/Object_prototypes" office:target-frame-name="_blank" xlink:show="new"><text:span text:style-name="Hyperlink">MDN: Objects</text:span></text:a></text:p>
        </text:list-item>
        <text:list-item>
          <text:p text:style-name="P1555">Inheritance (constructor functions, prototype chain):<text:s/><text:a xlink:href="https://developer.mozilla.org/en-US/docs/Web/JavaScript/Inheritance_and_the_prototype_chain" office:target-frame-name="_blank" xlink:show="new"><text:span text:style-name="Hyperlink">MDN: Prototypes</text:span></text:a></text:p>
        </text:list-item>
        <text:list-item>
          <text:p text:style-name="P1556">ES6 Classes:<text:s/><text:a xlink:href="https://developer.mozilla.org/en-US/docs/Web/JavaScript/Reference/Classes" office:target-frame-name="_blank" xlink:show="new"><text:span text:style-name="Hyperlink">MDN: Classes</text:span></text:a></text:p>
        </text:list-item>
        <text:list-item>
          <text:p text:style-name="P1557">Modules (import/export):<text:s/><text:a xlink:href="https://developer.mozilla.org/en-US/docs/Web/JavaScript" office:target-frame-name="_blank" xlink:show="new"><text:span text:style-name="Hyperlink">MDN: JavaScript Modules</text:span></text:a></text:p>
        </text:list-item>
        <text:list-item>
          <text:p text:style-name="P1558">Object Destructuring and Spread Operator:<text:s/><text:a xlink:href="https://developer.mozilla.org/en-US/docs/Web/JavaScript/Reference/Operators" office:target-frame-name="_blank" xlink:show="new"><text:span text:style-name="Hyperlink">MDN: Destructuring assignment</text:span></text:a><text:s/>|<text:s/><text:a xlink:href="https://developer.mozilla.org/en-US/docs/Web/JavaScript/Reference/Operators" office:target-frame-name="_blank" xlink:show="new"><text:span text:style-name="Hyperlink">MDN: Spread operator</text:span></text:a></text:p>
        </text:list-item>
        <text:list-item>
          <text:p text:style-name="P1559">References: Understanding ECMAScript 6</text:p>
        </text:list-item>
      </text:list>
      <text:p text:style-name="Normal"><text:span text:style-name="T1560">Asynchronous JavaScript</text:span></text:p>
      <text:list text:style-name="LFO24" text:continue-numbering="true">
        <text:list-item>
          <text:p text:style-name="P1561">Callbacks:<text:s/><text:a xlink:href="https://developer.mozilla.org/en-US/docs/Learn/JavaScript/Objects" office:target-frame-name="_blank" xlink:show="new"><text:span text:style-name="Hyperlink">MDN: Callbacks</text:span></text:a></text:p>
        </text:list-item>
        <text:list-item>
          <text:p text:style-name="P1562">Promises (creation, chaining):<text:s/><text:a xlink:href="https://developer.mozilla.org/en-US/docs/Web/JavaScript" office:target-frame-name="_blank" xlink:show="new"><text:span text:style-name="Hyperlink">MDN: Promises</text:span></text:a></text:p>
        </text:list-item>
        <text:list-item>
          <text:p text:style-name="P1563">Async/Await:<text:s/><text:a xlink:href="https://developer.mozilla.org/en-US/docs/Learn/JavaScript/Objects" office:target-frame-name="_blank" xlink:show="new"><text:span text:style-name="Hyperlink">MDN: Async/Await</text:span></text:a></text:p>
        </text:list-item>
        <text:list-item>
          <text:p text:style-name="P1564">Error Handling in Asynchronous Code:<text:s/><text:a xlink:href="https://developer.mozilla.org/en-US/docs/Web/JavaScript" office:target-frame-name="_blank" xlink:show="new"><text:span text:style-name="Hyperlink">MDN: Error Handling</text:span></text:a></text:p>
        </text:list-item>
        <text:list-item>
          <text:p text:style-name="P1565">Fetch API and AJAX:<text:s/><text:a xlink:href="https://developer.mozilla.org/en-US/docs/Web/JavaScript" office:target-frame-name="_blank" xlink:show="new"><text:span text:style-name="Hyperlink">MDN: Fetch API</text:span></text:a></text:p>
        </text:list-item>
        <text:list-item>
          <text:p text:style-name="P1566">References: JavaScript.info - Async</text:p>
        </text:list-item>
      </text:list>
      <text:p text:style-name="Normal"><text:span text:style-name="T1567">Advanced JavaScript</text:span></text:p>
      <text:list text:style-name="LFO25" text:continue-numbering="true">
        <text:list-item>
          <text:p text:style-name="P1568">Functional Programming Concepts (higher-order functions, map, filter, reduce):<text:s/><text:a xlink:href="https://developer.mozilla.org/en-US/docs/Web/JavaScript" office:target-frame-name="_blank" xlink:show="new"><text:span text:style-name="Hyperlink">MDN: Functional Programming</text:span></text:a></text:p>
        </text:list-item>
        <text:list-item>
          <text:p text:style-name="P1569">The ‘this’ Keyword:<text:s/><text:a xlink:href="https://developer.mozilla.org/en-US/docs/Web/JavaScript/Reference/Operators" office:target-frame-name="_blank" xlink:show="new"><text:span text:style-name="Hyperlink">MDN: this</text:span></text:a></text:p>
        </text:list-item>
        <text:list-item>
          <text:p text:style-name="P1570">Event Delegation:<text:s/><text:a xlink:href="https://developer.mozilla.org/en-US/docs/Learn/JavaScript/Objects" office:target-frame-name="_blank" xlink:show="new"><text:span text:style-name="Hyperlink">MDN: Event Delegation</text:span></text:a></text:p>
        </text:list-item>
        <text:list-item>
          <text:p text:style-name="P1571">JavaScript Design Patterns (module, factory, singleton):<text:s/><text:a xlink:href="https://developer.mozilla.org/en-US/docs/Web/JavaScript" office:target-frame-name="_blank" xlink:show="new"><text:span text:style-name="Hyperlink">MDN: Design Patterns</text:span></text:a></text:p>
        </text:list-item>
        <text:list-item>
          <text:p text:style-name="P1572">Memory Management and Garbage Collection:<text:s/><text:a xlink:href="https://developer.mozilla.org/en-US/docs/Web/JavaScript" office:target-frame-name="_blank" xlink:show="new"><text:span text:style-name="Hyperlink">MDN: Memory Management</text:span></text:a></text:p>
        </text:list-item>
        <text:list-item>
          <text:p text:style-name="P1573">References: JavaScript Design Patterns</text:p>
        </text:list-item>
      </text:list>
      <text:p text:style-name="Normal"><text:span text:style-name="T1574">JavaScript in the Browser</text:span></text:p>
      <text:list text:style-name="LFO26" text:continue-numbering="true">
        <text:list-item>
          <text:p text:style-name="P1575">Document Object Model (DOM) Manipulation:<text:s/><text:a xlink:href="https://developer.mozilla.org/en-US/docs/Web/JavaScript" office:target-frame-name="_blank" xlink:show="new"><text:span text:style-name="Hyperlink">MDN: DOM Manipulation</text:span></text:a></text:p>
        </text:list-item>
        <text:list-item>
          <text:p text:style-name="P1576">Event Handling:<text:s/><text:a xlink:href="https://developer.mozilla.org/en-US/docs/Web/JavaScript" office:target-frame-name="_blank" xlink:show="new"><text:span text:style-name="Hyperlink">MDN: Events</text:span></text:a></text:p>
        </text:list-item>
        <text:list-item>
          <text:p text:style-name="P1577">Local Storage and Session Storage:<text:s/><text:a xlink:href="https://developer.mozilla.org/en-US/docs/Web/JavaScript" office:target-frame-name="_blank" xlink:show="new"><text:span text:style-name="Hyperlink">MDN: Web Storage API</text:span></text:a></text:p>
        </text:list-item>
        <text:list-item>
          <text:p text:style-name="P1578">Web APIs (Geolocation, Fetch, etc.):<text:s/><text:a xlink:href="https://developer.mozilla.org/en-US/docs/Web/JavaScript" office:target-frame-name="_blank" xlink:show="new"><text:span text:style-name="Hyperlink">MDN: Web APIs</text:span></text:a></text:p>
        </text:list-item>
        <text:list-item>
          <text:p text:style-name="P1579">Responsive Design and Mobile Browser Considerations: MDN: Responsive Web Design</text:p>
        </text:list-item>
        <text:list-item>
          <text:p text:style-name="P1580">References:<text:s/><text:a xlink:href="https://developer.mozilla.org/en-US/docs/Web/JavaScript" office:target-frame-name="_blank" xlink:show="new"><text:span text:style-name="Hyperlink">MDN Web APIs</text:span></text:a></text:p>
        </text:list-item>
      </text:list>
      <text:p text:style-name="Normal"><text:span text:style-name="T1581">Angular Basics</text:span></text:p>
      <text:list text:style-name="LFO27" text:continue-numbering="true">
        <text:list-item>
          <text:p text:style-name="P1582">Introduction to Angular:<text:s/><text:a xlink:href="https://angular.io/cli" office:target-frame-name="_blank" xlink:show="new"><text:span text:style-name="Hyperlink">Angular: Getting Started</text:span></text:a></text:p>
        </text:list-item>
        <text:list-item>
          <text:p text:style-name="P1583">Setting Up an Angular Project with Angular CLI:<text:s/><text:a xlink:href="https://angular.io/cli" office:target-frame-name="_blank" xlink:show="new"><text:span text:style-name="Hyperlink">Angular CLI</text:span></text:a></text:p>
        </text:list-item>
        <text:list-item>
          <text:p text:style-name="P1584">Angular Architecture Overview:<text:s/><text:a xlink:href="https://angular.io/guide/architecture%22" office:target-frame-name="_blank" xlink:show="new"><text:span text:style-name="Hyperlink">Angular: Architecture</text:span></text:a></text:p>
        </text:list-item>
        <text:list-item>
          <text:p text:style-name="P1585">Components and Templates:<text:s/><text:a xlink:href="https://angular.io/guide/component-overview" office:target-frame-name="_blank" xlink:show="new"><text:span text:style-name="Hyperlink">Angular: Components</text:span></text:a></text:p>
        </text:list-item>
        <text:list-item>
          <text:p text:style-name="P1586">Data Binding (One-way, Two-way):<text:s/><text:a xlink:href="https://angular.io/guide/binding-syntax" office:target-frame-name="_blank" xlink:show="new"><text:span text:style-name="Hyperlink">Angular: Data Binding</text:span></text:a></text:p>
        </text:list-item>
        <text:list-item>
          <text:p text:style-name="P1587">Directives (Structural and Attribute):<text:s/><text:a xlink:href="https://angular.dev/guide/directives/" office:target-frame-name="_blank" xlink:show="new"><text:span text:style-name="Hyperlink">Angular: Directives</text:span></text:a></text:p>
        </text:list-item>
        <text:list-item>
          <text:p text:style-name="P1588">References:<text:s/><text:a xlink:href="https://angular.io/docs" office:target-frame-name="_blank" xlink:show="new"><text:span text:style-name="Hyperlink">Angular Official Guide</text:span></text:a></text:p>
        </text:list-item>
      </text:list>
      <text:p text:style-name="Normal"><text:span text:style-name="T1589">Services and Dependency Injection</text:span></text:p>
      <text:list text:style-name="LFO28" text:continue-numbering="true">
        <text:list-item>
          <text:p text:style-name="P1590">Creating and Using Services:<text:s/><text:a xlink:href="https://angular.io/guide/architecture-services" office:target-frame-name="_blank" xlink:show="new"><text:span text:style-name="Hyperlink">Angular: Services</text:span></text:a></text:p>
        </text:list-item>
        <text:list-item>
          <text:p text:style-name="P1591">Dependency Injection in Angular:<text:s/><text:a xlink:href="https://angular.dev/guide/di/dependency-injection/" office:target-frame-name="_blank" xlink:show="new"><text:span text:style-name="Hyperlink">Angular: Dependency Injection</text:span></text:a></text:p>
        </text:list-item>
        <text:list-item>
          <text:p text:style-name="P1592">Observables and RxJS Basics:<text:s/><text:a xlink:href="https://angular.io/guide/rx-library" office:target-frame-name="_blank" xlink:show="new"><text:span text:style-name="Hyperlink">RxJS: Getting Started</text:span></text:a></text:p>
        </text:list-item>
        <text:list-item>
          <text:p text:style-name="P1593">Using HttpClient for API Calls:<text:s/><text:a xlink:href="https://angular.io/cli" office:target-frame-name="_blank" xlink:show="new"><text:span text:style-name="Hyperlink">Angular: HttpClient</text:span></text:a></text:p>
        </text:list-item>
        <text:list-item>
          <text:p text:style-name="P1594">Managing Application State with Services:<text:s/><text:a xlink:href="https://angular.io/guide/architecture-services" office:target-frame-name="_blank" xlink:show="new"><text:span text:style-name="Hyperlink">Angular: Services</text:span></text:a></text:p>
        </text:list-item>
        <text:list-item>
          <text:p text:style-name="P1595">References:<text:s/><text:a xlink:href="https://angular.io/guide/architecture-services" office:target-frame-name="_blank" xlink:show="new"><text:span text:style-name="Hyperlink">Angular Services</text:span></text:a></text:p>
        </text:list-item>
      </text:list>
      <text:p text:style-name="Normal"><text:span text:style-name="T1596">Routing and Navigation</text:span></text:p>
      <text:list text:style-name="LFO29" text:continue-numbering="true">
        <text:list-item>
          <text:p text:style-name="P1597">Angular Router Basics:<text:s/><text:a xlink:href="https://angular.io/cli" office:target-frame-name="_blank" xlink:show="new"><text:span text:style-name="Hyperlink">Angular: Router</text:span></text:a></text:p>
        </text:list-item>
        <text:list-item>
          <text:p text:style-name="P1598">Configuring Routes:<text:s/><text:a xlink:href="https://angular.io/cli" office:target-frame-name="_blank" xlink:show="new"><text:span text:style-name="Hyperlink">Angular: Route Configuration</text:span></text:a></text:p>
        </text:list-item>
        <text:list-item>
          <text:p text:style-name="P1599">Route Parameters and Query Parameters:<text:s/><text:a xlink:href="https://angular.io/cli" office:target-frame-name="_blank" xlink:show="new"><text:span text:style-name="Hyperlink">Angular: Route Parameters</text:span></text:a></text:p>
        </text:list-item>
        <text:list-item>
          <text:p text:style-name="P1600">Route Guards (CanActivate, CanDeactivate):<text:s/><text:a xlink:href="https://angular.io/cli" office:target-frame-name="_blank" xlink:show="new"><text:span text:style-name="Hyperlink">Angular: Route Guards</text:span></text:a></text:p>
        </text:list-item>
        <text:list-item>
          <text:p text:style-name="P1601">Lazy Loading Modules:<text:s/><text:a xlink:href="https://angular.io/cli" office:target-frame-name="_blank" xlink:show="new"><text:span text:style-name="Hyperlink">Angular: Lazy Loading</text:span></text:a></text:p>
        </text:list-item>
        <text:list-item>
          <text:p text:style-name="P1602">References:<text:s/><text:a xlink:href="https://angular.io/cli" office:target-frame-name="_blank" xlink:show="new"><text:span text:style-name="Hyperlink">Angular Routing &amp; Navigation</text:span></text:a></text:p>
        </text:list-item>
      </text:list>
      <text:p text:style-name="Normal"><text:span text:style-name="T1603">Forms in Angular</text:span></text:p>
      <text:list text:style-name="LFO30" text:continue-numbering="true">
        <text:list-item>
          <text:p text:style-name="P1604">Template-driven Forms:<text:s/><text:a xlink:href="https://angular.io/cli" office:target-frame-name="_blank" xlink:show="new"><text:span text:style-name="Hyperlink">Angular: Template-driven Forms</text:span></text:a></text:p>
        </text:list-item>
        <text:list-item>
          <text:p text:style-name="P1605">Reactive Forms:<text:s/><text:a xlink:href="https://angular.io/cli" office:target-frame-name="_blank" xlink:show="new"><text:span text:style-name="Hyperlink">Angular: Reactive Forms</text:span></text:a></text:p>
        </text:list-item>
        <text:list-item>
          <text:p text:style-name="P1606">Form Validation (built-in and custom validators):<text:s/><text:a xlink:href="https://angular.io/cli" office:target-frame-name="_blank" xlink:show="new"><text:span text:style-name="Hyperlink">Angular: Form Validation</text:span></text:a></text:p>
        </text:list-item>
        <text:list-item>
          <text:p text:style-name="P1607">Handling Form Events:<text:s/><text:a xlink:href="https://angular.io/cli" office:target-frame-name="_blank" xlink:show="new"><text:span text:style-name="Hyperlink">Angular: Form Events</text:span></text:a></text:p>
        </text:list-item>
        <text:list-item>
          <text:p text:style-name="P1608">Managing Form State and Submitting Data:<text:s/><text:a xlink:href="https://angular.io/cli" office:target-frame-name="_blank" xlink:show="new"><text:span text:style-name="Hyperlink">Angular: Submitting Forms</text:span></text:a></text:p>
        </text:list-item>
        <text:list-item>
          <text:p text:style-name="P1609">References:<text:s/><text:a xlink:href="https://angular.io/cli" office:target-frame-name="_blank" xlink:show="new"><text:span text:style-name="Hyperlink">Angular Forms</text:span></text:a></text:p>
        </text:list-item>
      </text:list>
      <text:p text:style-name="Normal"><text:span text:style-name="T1610">Advanced Angular Concepts</text:span></text:p>
      <text:list text:style-name="LFO31" text:continue-numbering="true">
        <text:list-item>
          <text:p text:style-name="P1611">Change Detection Strategies:<text:s/><text:a xlink:href="https://angular.io/cli" office:target-frame-name="_blank" xlink:show="new"><text:span text:style-name="Hyperlink">Angular: Change Detection</text:span></text:a></text:p>
        </text:list-item>
        <text:list-item>
          <text:p text:style-name="P1612">Lifecycle Hooks (ngOnInit, ngOnChanges, etc.):<text:s/><text:a xlink:href="https://angular.io/cli" office:target-frame-name="_blank" xlink:show="new"><text:span text:style-name="Hyperlink">Angular: Lifecycle Hooks</text:span></text:a></text:p>
        </text:list-item>
        <text:list-item>
          <text:p text:style-name="P1613">Pipes and Custom Pipes:<text:s/><text:a xlink:href="https://angular.io/cli" office:target-frame-name="_blank" xlink:show="new"><text:span text:style-name="Hyperlink">Angular: Pipes</text:span></text:a></text:p>
        </text:list-item>
        <text:list-item>
          <text:p text:style-name="P1614">Managing State with NgRx: NgRx: Getting Started</text:p>
        </text:list-item>
        <text:list-item>
          <text:p text:style-name="P1615">Optimizing Angular Applications:<text:s/><text:a xlink:href="https://angular.io/cli" office:target-frame-name="_blank" xlink:show="new"><text:span text:style-name="Hyperlink">Angular: Performance</text:span></text:a></text:p>
        </text:list-item>
        <text:list-item>
          <text:p text:style-name="P1616">References:<text:s/><text:a xlink:href="https://angular.io/cli" office:target-frame-name="_blank" xlink:show="new"><text:span text:style-name="Hyperlink">Angular Advanced Guide</text:span></text:a></text:p>
        </text:list-item>
      </text:list>
      <text:p text:style-name="Normal">--------------------------------DONE ----------------------------------------------------------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shwajeet Jaysingh Gaikwad</meta:initial-creator>
    <dc:creator>Vishwajeet Jaysingh Gaikwad</dc:creator>
    <meta:creation-date>2025-06-11T10:37:00Z</meta:creation-date>
    <dc:date>2025-06-11T11:11:00Z</dc:date>
    <meta:print-date>2025-06-11T11:01:00Z</meta:print-date>
    <meta:template xlink:href="Normal.dotm" xlink:type="simple"/>
    <meta:editing-cycles>2</meta:editing-cycles>
    <meta:editing-duration>PT2040S</meta:editing-duration>
    <meta:document-statistic meta:page-count="34" meta:paragraph-count="176" meta:word-count="13186" meta:character-count="88171" meta:row-count="626" meta:non-whitespace-character-count="75161"/>
  </office:meta>
</office:document-meta>
</file>